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styles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69" manifest:media-type=""/>
  <manifest:file-entry manifest:full-path="ObjectReplacements/Object 6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68" manifest:media-type=""/>
  <manifest:file-entry manifest:full-path="ObjectReplacements/Object 6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7" manifest:media-type=""/>
  <manifest:file-entry manifest:full-path="ObjectReplacements/Object 62" manifest:media-type="application/x-openoffice-gdimetafile;windows_formatname=&quot;GDIMetaFile&quot;"/>
  <manifest:file-entry manifest:full-path="ObjectReplacements/Object 166" manifest:media-type=""/>
  <manifest:file-entry manifest:full-path="ObjectReplacements/Object 61" manifest:media-type="application/x-openoffice-gdimetafile;windows_formatname=&quot;GDIMetaFile&quot;"/>
  <manifest:file-entry manifest:full-path="ObjectReplacements/Object 165" manifest:media-type=""/>
  <manifest:file-entry manifest:full-path="ObjectReplacements/Object 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6" manifest:media-type="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6" manifest:media-type=""/>
  <manifest:file-entry manifest:full-path="ObjectReplacements/Object 10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1" manifest:media-type=""/>
  <manifest:file-entry manifest:full-path="ObjectReplacements/Object 10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2" manifest:media-type=""/>
  <manifest:file-entry manifest:full-path="ObjectReplacements/Object 10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"/>
  <manifest:file-entry manifest:full-path="ObjectReplacements/Object 7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meta.xml" manifest:media-type="text/xml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content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c9211e" style:font-name="CMU Seri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1e6a39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3465a4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6" style:family="paragraph">
      <loext:graphic-properties draw:fill-color="#ffd7d7"/>
    </style:style>
    <style:style style:name="P7" style:family="paragraph">
      <loext:graphic-properties draw:fill-color="#dee6ef"/>
    </style:style>
    <style:style style:name="P8" style:family="paragraph">
      <loext:graphic-properties draw:fill-color="#dee7e5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CMU Serif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 style:writing-mode="lr-tb"/>
      <style:text-properties style:font-name="CMU Serif"/>
    </style:style>
    <style:style style:name="P12" style:family="paragraph">
      <loext:graphic-properties draw:fill="none" draw:fill-color="#ffffff"/>
      <style:paragraph-properties fo:text-align="justify" style:writing-mode="lr-tb"/>
      <style:text-properties style:font-name="CMU Serif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c9211e" style:font-name="CMU Seri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1e6a39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3" style:family="text">
      <style:text-properties fo:color="#3465a4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" style:family="text">
      <style:text-properties style:font-name="CMU Serif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CMU Serif"/>
    </style:style>
    <style:style style:name="T6" style:family="text">
      <style:text-properties style:text-position="33% 58%" style:font-name="CMU Serif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gr1" style:family="graphic">
      <style:graphic-properties draw:stroke="none" svg:stroke-color="#000000" draw:fill="none" draw:fill-color="#ffffff" fo:min-height="0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-color="#ffd7d7" draw:textarea-horizontal-align="justify" draw:textarea-vertical-align="middle" draw:auto-grow-height="false" fo:min-height="0.512cm" fo:min-width="2.70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dee6ef" draw:textarea-horizontal-align="justify" draw:textarea-vertical-align="middle" draw:auto-grow-height="false" fo:min-height="0.512cm" fo:min-width="7.05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dee7e5" draw:textarea-horizontal-align="justify" draw:textarea-vertical-align="middle" draw:auto-grow-height="false" fo:min-height="0.512cm" fo:min-width="10.3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172" text:anchor-type="page" text:anchor-page-number="1" svg:x="35.377cm" svg:y="9.377cm" svg:width="6.234cm" svg:height="0.501cm" draw:z-index="239">
        <draw:object xlink:href="./Object 172" xlink:type="simple" xlink:show="embed" xlink:actuate="onLoad"/>
        <draw:image xlink:href="./ObjectReplacements/Object 172" xlink:type="simple" xlink:show="embed" xlink:actuate="onLoad"/>
        <svg:desc>formula</svg:desc>
      </draw:frame>
      <draw:frame draw:style-name="fr1" draw:name="Object123" text:anchor-type="page" text:anchor-page-number="1" svg:x="15.214cm" svg:y="1.954cm" svg:width="5.883cm" svg:height="0.547cm" draw:z-index="235">
        <draw:object xlink:href="./Object 149" xlink:type="simple" xlink:show="embed" xlink:actuate="onLoad"/>
        <draw:image xlink:href="./ObjectReplacements/Object 149" xlink:type="simple" xlink:show="embed" xlink:actuate="onLoad"/>
        <svg:desc>formula</svg:desc>
      </draw:frame>
      <draw:frame draw:style-name="fr1" draw:name="Object170" text:anchor-type="page" text:anchor-page-number="1" svg:x="15.782cm" svg:y="1.452cm" svg:width="4.463cm" svg:height="0.504cm" draw:z-index="234">
        <draw:object xlink:href="./Object 123" xlink:type="simple" xlink:show="embed" xlink:actuate="onLoad"/>
        <draw:image xlink:href="./ObjectReplacements/Object 123" xlink:type="simple" xlink:show="embed" xlink:actuate="onLoad"/>
        <svg:desc>formula</svg:desc>
      </draw:frame>
      <draw:frame draw:style-name="fr1" draw:name="Object169" text:anchor-type="page" text:anchor-page-number="1" svg:x="17.408cm" svg:y="7.382cm" svg:width="3.133cm" svg:height="0.61cm" draw:z-index="219">
        <draw:object xlink:href="./Object 169" xlink:type="simple" xlink:show="embed" xlink:actuate="onLoad"/>
        <draw:image xlink:href="./ObjectReplacements/Object 169" xlink:type="simple" xlink:show="embed" xlink:actuate="onLoad"/>
        <svg:desc>formula</svg:desc>
      </draw:frame>
      <draw:frame draw:style-name="fr1" draw:name="Object26" text:anchor-type="page" text:anchor-page-number="1" svg:x="10.717cm" svg:y="7.452cm" svg:width="6.368cm" svg:height="0.566cm" draw:z-index="218">
        <draw:object xlink:href="./Object 26" xlink:type="simple" xlink:show="embed" xlink:actuate="onLoad"/>
        <draw:image xlink:href="./ObjectReplacements/Object 26" xlink:type="simple" xlink:show="embed" xlink:actuate="onLoad"/>
        <svg:desc>formula</svg:desc>
      </draw:frame>
      <draw:frame draw:style-name="fr1" draw:name="Object167" text:anchor-type="page" text:anchor-page-number="1" svg:x="35.583cm" svg:y="8.373cm" svg:width="1.662cm" svg:height="0.593cm" draw:z-index="216">
        <draw:object xlink:href="./Object 167" xlink:type="simple" xlink:show="embed" xlink:actuate="onLoad"/>
        <draw:image xlink:href="./ObjectReplacements/Object 167" xlink:type="simple" xlink:show="embed" xlink:actuate="onLoad"/>
        <svg:desc>formula</svg:desc>
      </draw:frame>
      <draw:frame draw:style-name="fr1" draw:name="Object76" text:anchor-type="page" text:anchor-page-number="1" svg:x="15.452cm" svg:y="11.453cm" svg:width="3.844cm" svg:height="0.557cm" draw:z-index="210">
        <draw:object xlink:href="./Object 76" xlink:type="simple" xlink:show="embed" xlink:actuate="onLoad"/>
        <draw:image xlink:href="./ObjectReplacements/Object 76" xlink:type="simple" xlink:show="embed" xlink:actuate="onLoad"/>
        <svg:desc>formula</svg:desc>
      </draw:frame>
      <draw:frame draw:style-name="fr1" draw:name="Object36" text:anchor-type="page" text:anchor-page-number="1" svg:x="5.33cm" svg:y="11.453cm" svg:width="4.875cm" svg:height="0.573cm" draw:z-index="199">
        <draw:object xlink:href="./Object 36" xlink:type="simple" xlink:show="embed" xlink:actuate="onLoad"/>
        <draw:image xlink:href="./ObjectReplacements/Object 36" xlink:type="simple" xlink:show="embed" xlink:actuate="onLoad"/>
        <svg:desc>formula</svg:desc>
      </draw:frame>
      <draw:frame draw:style-name="fr1" draw:name="Object73" text:anchor-type="page" text:anchor-page-number="1" svg:x="7.759cm" svg:y="27.15cm" svg:width="5.346cm" svg:height="2.2cm" draw:z-index="209">
        <draw:object xlink:href="./Object 73" xlink:type="simple" xlink:show="embed" xlink:actuate="onLoad"/>
        <draw:image xlink:href="./ObjectReplacements/Object 73" xlink:type="simple" xlink:show="embed" xlink:actuate="onLoad"/>
        <svg:desc>formula</svg:desc>
      </draw:frame>
      <draw:frame draw:style-name="fr1" draw:name="Object74" text:anchor-type="page" text:anchor-page-number="1" svg:x="3.743cm" svg:y="26.538cm" svg:width="3.854cm" svg:height="0.513cm" draw:z-index="204">
        <draw:object xlink:href="./Object 74" xlink:type="simple" xlink:show="embed" xlink:actuate="onLoad"/>
        <draw:image xlink:href="./ObjectReplacements/Object 74" xlink:type="simple" xlink:show="embed" xlink:actuate="onLoad"/>
        <svg:desc>formula</svg:desc>
      </draw:frame>
      <draw:frame draw:style-name="fr1" draw:name="Object159" text:anchor-type="page" text:anchor-page-number="1" svg:x="15.326cm" svg:y="4.452cm" svg:width="5.509cm" svg:height="0.566cm" draw:z-index="203">
        <draw:object xlink:href="./Object 159" xlink:type="simple" xlink:show="embed" xlink:actuate="onLoad"/>
        <draw:image xlink:href="./ObjectReplacements/Object 159" xlink:type="simple" xlink:show="embed" xlink:actuate="onLoad"/>
        <svg:desc>formula</svg:desc>
      </draw:frame>
      <draw:frame draw:style-name="fr1" draw:name="Object158" text:anchor-type="page" text:anchor-page-number="1" svg:x="12.388cm" svg:y="18.085cm" svg:width="8.393cm" svg:height="0.573cm" draw:z-index="202">
        <draw:object xlink:href="./Object 158" xlink:type="simple" xlink:show="embed" xlink:actuate="onLoad"/>
        <draw:image xlink:href="./ObjectReplacements/Object 158" xlink:type="simple" xlink:show="embed" xlink:actuate="onLoad"/>
        <svg:desc>formula</svg:desc>
      </draw:frame>
      <draw:frame draw:style-name="fr1" draw:name="Object157" text:anchor-type="page" text:anchor-page-number="1" svg:x="0.727cm" svg:y="18.018cm" svg:width="11.585cm" svg:height="0.566cm" draw:z-index="198">
        <draw:object xlink:href="./Object 157" xlink:type="simple" xlink:show="embed" xlink:actuate="onLoad"/>
        <draw:image xlink:href="./ObjectReplacements/Object 157" xlink:type="simple" xlink:show="embed" xlink:actuate="onLoad"/>
        <svg:desc>formula</svg:desc>
      </draw:frame>
      <draw:frame draw:style-name="fr1" draw:name="Object52" text:anchor-type="page" text:anchor-page-number="1" svg:x="5.387cm" svg:y="18.664cm" svg:width="2.291cm" svg:height="0.499cm" draw:z-index="201">
        <draw:object xlink:href="./Object 52" xlink:type="simple" xlink:show="embed" xlink:actuate="onLoad"/>
        <draw:image xlink:href="./ObjectReplacements/Object 52" xlink:type="simple" xlink:show="embed" xlink:actuate="onLoad"/>
        <svg:desc>formula</svg:desc>
      </draw:frame>
      <draw:frame draw:style-name="fr1" draw:name="Object96" text:anchor-type="page" text:anchor-page-number="1" svg:x="10.506cm" svg:y="11.453cm" svg:width="4.791cm" svg:height="0.513cm" draw:z-index="200">
        <draw:object xlink:href="./Object 96" xlink:type="simple" xlink:show="embed" xlink:actuate="onLoad"/>
        <draw:image xlink:href="./ObjectReplacements/Object 96" xlink:type="simple" xlink:show="embed" xlink:actuate="onLoad"/>
        <svg:desc>formula</svg:desc>
      </draw:frame>
      <draw:frame draw:style-name="fr1" draw:name="Object156" text:anchor-type="page" text:anchor-page-number="1" svg:x="11.945cm" svg:y="4.191cm" svg:width="3.207cm" svg:height="1.178cm" draw:z-index="197">
        <draw:object xlink:href="./Object 156" xlink:type="simple" xlink:show="embed" xlink:actuate="onLoad"/>
        <draw:image xlink:href="./ObjectReplacements/Object 156" xlink:type="simple" xlink:show="embed" xlink:actuate="onLoad"/>
        <svg:desc>formula</svg:desc>
      </draw:frame>
      <draw:frame draw:style-name="fr1" draw:name="Object5" text:anchor-type="page" text:anchor-page-number="1" svg:x="16.305cm" svg:y="0.954cm" svg:width="3.84cm" svg:height="0.499cm" draw:z-index="194">
        <draw:object xlink:href="./Object 5" xlink:type="simple" xlink:show="embed" xlink:actuate="onLoad"/>
        <draw:image xlink:href="./ObjectReplacements/Object 5" xlink:type="simple" xlink:show="embed" xlink:actuate="onLoad"/>
        <svg:desc>formula</svg:desc>
      </draw:frame>
      <draw:frame draw:style-name="fr1" draw:name="Object47" text:anchor-type="page" text:anchor-page-number="1" svg:x="37.71cm" svg:y="8.453cm" svg:width="3.565cm" svg:height="0.513cm" draw:z-index="193">
        <draw:object xlink:href="./Object 103" xlink:type="simple" xlink:show="embed" xlink:actuate="onLoad"/>
        <draw:image xlink:href="./ObjectReplacements/Object 103" xlink:type="simple" xlink:show="embed" xlink:actuate="onLoad"/>
        <svg:desc>formula</svg:desc>
      </draw:frame>
      <draw:frame draw:style-name="fr1" draw:name="Object103" text:anchor-type="page" text:anchor-page-number="1" svg:x="31.858cm" svg:y="8.453cm" svg:width="3.337cm" svg:height="0.513cm" draw:z-index="192">
        <draw:object xlink:href="./Object 47" xlink:type="simple" xlink:show="embed" xlink:actuate="onLoad"/>
        <draw:image xlink:href="./ObjectReplacements/Object 47" xlink:type="simple" xlink:show="embed" xlink:actuate="onLoad"/>
        <svg:desc>formula</svg:desc>
      </draw:frame>
      <draw:frame draw:style-name="fr1" draw:name="Object154" text:anchor-type="page" text:anchor-page-number="1" svg:x="4.094cm" svg:y="1.94cm" svg:width="10.492cm" svg:height="0.557cm" draw:z-index="191">
        <draw:object xlink:href="./Object 154" xlink:type="simple" xlink:show="embed" xlink:actuate="onLoad"/>
        <draw:image xlink:href="./ObjectReplacements/Object 154" xlink:type="simple" xlink:show="embed" xlink:actuate="onLoad"/>
        <svg:desc>formula</svg:desc>
      </draw:frame>
      <draw:frame draw:style-name="fr1" draw:name="Object3" text:anchor-type="page" text:anchor-page-number="1" svg:x="10.779cm" svg:y="1.452cm" svg:width="3.328cm" svg:height="0.513cm" draw:z-index="190">
        <draw:object xlink:href="./Object 3" xlink:type="simple" xlink:show="embed" xlink:actuate="onLoad"/>
        <draw:image xlink:href="./ObjectReplacements/Object 3" xlink:type="simple" xlink:show="embed" xlink:actuate="onLoad"/>
        <svg:desc>formula</svg:desc>
      </draw:frame>
      <draw:frame draw:style-name="fr1" draw:name="Object153" text:anchor-type="page" text:anchor-page-number="1" svg:x="12.388cm" svg:y="6.512cm" svg:width="1.221cm" svg:height="0.499cm" draw:z-index="189">
        <draw:object xlink:href="./Object 153" xlink:type="simple" xlink:show="embed" xlink:actuate="onLoad"/>
        <draw:image xlink:href="./ObjectReplacements/Object 153" xlink:type="simple" xlink:show="embed" xlink:actuate="onLoad"/>
        <svg:desc>formula</svg:desc>
      </draw:frame>
      <draw:frame draw:style-name="fr1" draw:name="Object24" text:anchor-type="page" text:anchor-page-number="1" svg:x="10.388cm" svg:y="6.512cm" svg:width="1.254cm" svg:height="0.499cm" draw:z-index="188">
        <draw:object xlink:href="./Object 24" xlink:type="simple" xlink:show="embed" xlink:actuate="onLoad"/>
        <draw:image xlink:href="./ObjectReplacements/Object 24" xlink:type="simple" xlink:show="embed" xlink:actuate="onLoad"/>
        <svg:desc>formula</svg:desc>
      </draw:frame>
      <draw:frame draw:style-name="fr1" draw:name="Object14" text:anchor-type="page" text:anchor-page-number="1" svg:x="9.858cm" svg:y="4.452cm" svg:width="1.833cm" svg:height="0.543cm" draw:z-index="187">
        <draw:object xlink:href="./Object 14" xlink:type="simple" xlink:show="embed" xlink:actuate="onLoad"/>
        <draw:image xlink:href="./ObjectReplacements/Object 14" xlink:type="simple" xlink:show="embed" xlink:actuate="onLoad"/>
        <svg:desc>formula</svg:desc>
      </draw:frame>
      <draw:frame draw:style-name="fr1" draw:name="Object152" text:anchor-type="page" text:anchor-page-number="1" svg:x="4.971cm" svg:y="3.452cm" svg:width="1.122cm" svg:height="0.499cm" draw:z-index="186">
        <draw:object xlink:href="./Object 152" xlink:type="simple" xlink:show="embed" xlink:actuate="onLoad"/>
        <draw:image xlink:href="./ObjectReplacements/Object 152" xlink:type="simple" xlink:show="embed" xlink:actuate="onLoad"/>
        <svg:desc>formula</svg:desc>
      </draw:frame>
      <draw:frame draw:style-name="fr1" draw:name="Object9" text:anchor-type="page" text:anchor-page-number="1" svg:x="6.971cm" svg:y="3.452cm" svg:width="1.122cm" svg:height="0.499cm" draw:z-index="185">
        <draw:object xlink:href="./Object 9" xlink:type="simple" xlink:show="embed" xlink:actuate="onLoad"/>
        <draw:image xlink:href="./ObjectReplacements/Object 9" xlink:type="simple" xlink:show="embed" xlink:actuate="onLoad"/>
        <svg:desc>formula</svg:desc>
      </draw:frame>
      <draw:frame draw:style-name="fr1" draw:name="Object12" text:anchor-type="page" text:anchor-page-number="1" svg:x="15.998cm" svg:y="3.452cm" svg:width="4.001cm" svg:height="0.513cm" draw:z-index="56">
        <draw:object xlink:href="./Object 12" xlink:type="simple" xlink:show="embed" xlink:actuate="onLoad"/>
        <draw:image xlink:href="./ObjectReplacements/Object 12" xlink:type="simple" xlink:show="embed" xlink:actuate="onLoad"/>
        <svg:desc>formula</svg:desc>
      </draw:frame>
      <draw:frame draw:style-name="fr1" draw:name="Object11" text:anchor-type="page" text:anchor-page-number="1" svg:x="11.553cm" svg:y="3.452cm" svg:width="3.958cm" svg:height="0.513cm" draw:z-index="55">
        <draw:object xlink:href="./Object 11" xlink:type="simple" xlink:show="embed" xlink:actuate="onLoad"/>
        <draw:image xlink:href="./ObjectReplacements/Object 11" xlink:type="simple" xlink:show="embed" xlink:actuate="onLoad"/>
        <svg:desc>formula</svg:desc>
      </draw:frame>
      <draw:frame draw:style-name="fr1" draw:name="Object10" text:anchor-type="page" text:anchor-page-number="1" svg:x="8.691cm" svg:y="3.452cm" svg:width="2.508cm" svg:height="0.499cm" draw:z-index="54">
        <draw:object xlink:href="./Object 10" xlink:type="simple" xlink:show="embed" xlink:actuate="onLoad"/>
        <draw:image xlink:href="./ObjectReplacements/Object 10" xlink:type="simple" xlink:show="embed" xlink:actuate="onLoad"/>
        <svg:desc>formula</svg:desc>
      </draw:frame>
      <draw:frame draw:style-name="fr1" draw:name="Object6" text:anchor-type="page" text:anchor-page-number="1" svg:x="4.387cm" svg:y="2.637cm" svg:width="3.3cm" svg:height="0.513cm" draw:z-index="53">
        <draw:object xlink:href="./Object 6" xlink:type="simple" xlink:show="embed" xlink:actuate="onLoad"/>
        <draw:image xlink:href="./ObjectReplacements/Object 6" xlink:type="simple" xlink:show="embed" xlink:actuate="onLoad"/>
        <svg:desc>formula</svg:desc>
      </draw:frame>
      <draw:frame draw:style-name="fr1" draw:name="Object7" text:anchor-type="page" text:anchor-page-number="1" svg:x="8.611cm" svg:y="2.637cm" svg:width="3.791cm" svg:height="0.513cm" draw:z-index="52">
        <draw:object xlink:href="./Object 7" xlink:type="simple" xlink:show="embed" xlink:actuate="onLoad"/>
        <draw:image xlink:href="./ObjectReplacements/Object 7" xlink:type="simple" xlink:show="embed" xlink:actuate="onLoad"/>
        <svg:desc>formula</svg:desc>
      </draw:frame>
      <draw:frame draw:style-name="fr1" draw:name="Object1" text:anchor-type="page" text:anchor-page-number="1" svg:x="7.387cm" svg:y="1.452cm" svg:width="1.198cm" svg:height="0.499cm" draw:z-index="51">
        <draw:object xlink:href="./Object 1" xlink:type="simple" xlink:show="embed" xlink:actuate="onLoad"/>
        <draw:image xlink:href="./ObjectReplacements/Object 1" xlink:type="simple" xlink:show="embed" xlink:actuate="onLoad"/>
        <svg:desc>formula</svg:desc>
      </draw:frame>
      <draw:frame draw:style-name="fr1" draw:name="Object4" text:anchor-type="page" text:anchor-page-number="1" svg:x="14.282cm" svg:y="1.452cm" svg:width="1.199cm" svg:height="0.499cm" draw:z-index="50">
        <draw:object xlink:href="./Object 4" xlink:type="simple" xlink:show="embed" xlink:actuate="onLoad"/>
        <draw:image xlink:href="./ObjectReplacements/Object 4" xlink:type="simple" xlink:show="embed" xlink:actuate="onLoad"/>
        <svg:desc>formula</svg:desc>
      </draw:frame>
      <draw:frame draw:style-name="fr1" draw:name="Object2" text:anchor-type="page" text:anchor-page-number="1" svg:x="9.11cm" svg:y="1.452cm" svg:width="1.198cm" svg:height="0.499cm" draw:z-index="49">
        <draw:object xlink:href="./Object 2" xlink:type="simple" xlink:show="embed" xlink:actuate="onLoad"/>
        <draw:image xlink:href="./ObjectReplacements/Object 2" xlink:type="simple" xlink:show="embed" xlink:actuate="onLoad"/>
        <svg:desc>formula</svg:desc>
      </draw:frame>
      <draw:frame draw:style-name="fr1" draw:name="Object8" text:anchor-type="page" text:anchor-page-number="1" svg:x="4.387cm" svg:y="4.452cm" svg:width="3.879cm" svg:height="0.517cm" draw:z-index="62">
        <draw:object xlink:href="./Object 8" xlink:type="simple" xlink:show="embed" xlink:actuate="onLoad"/>
        <draw:image xlink:href="./ObjectReplacements/Object 8" xlink:type="simple" xlink:show="embed" xlink:actuate="onLoad"/>
        <svg:desc>formula</svg:desc>
      </draw:frame>
      <draw:frame draw:style-name="fr1" draw:name="Object13" text:anchor-type="page" text:anchor-page-number="1" svg:x="8.387cm" svg:y="4.452cm" svg:width="1.245cm" svg:height="0.499cm" draw:z-index="63">
        <draw:object xlink:href="./Object 13" xlink:type="simple" xlink:show="embed" xlink:actuate="onLoad"/>
        <draw:image xlink:href="./ObjectReplacements/Object 13" xlink:type="simple" xlink:show="embed" xlink:actuate="onLoad"/>
        <svg:desc>formula</svg:desc>
      </draw:frame>
      <draw:frame draw:style-name="fr1" draw:name="Object15" text:anchor-type="page" text:anchor-page-number="1" svg:x="5.202cm" svg:y="5.452cm" svg:width="1.683cm" svg:height="0.513cm" draw:z-index="64">
        <draw:object xlink:href="./Object 15" xlink:type="simple" xlink:show="embed" xlink:actuate="onLoad"/>
        <draw:image xlink:href="./ObjectReplacements/Object 15" xlink:type="simple" xlink:show="embed" xlink:actuate="onLoad"/>
        <svg:desc>formula</svg:desc>
      </draw:frame>
      <draw:frame draw:style-name="fr1" draw:name="Object16" text:anchor-type="page" text:anchor-page-number="1" svg:x="7.093cm" svg:y="5.452cm" svg:width="1.616cm" svg:height="0.504cm" draw:z-index="65">
        <draw:object xlink:href="./Object 16" xlink:type="simple" xlink:show="embed" xlink:actuate="onLoad"/>
        <draw:image xlink:href="./ObjectReplacements/Object 16" xlink:type="simple" xlink:show="embed" xlink:actuate="onLoad"/>
        <svg:desc>formula</svg:desc>
      </draw:frame>
      <draw:frame draw:style-name="fr1" draw:name="Object17" text:anchor-type="page" text:anchor-page-number="1" svg:x="8.832cm" svg:y="5.452cm" svg:width="3.644cm" svg:height="0.513cm" draw:z-index="66">
        <draw:object xlink:href="./Object 17" xlink:type="simple" xlink:show="embed" xlink:actuate="onLoad"/>
        <draw:image xlink:href="./ObjectReplacements/Object 17" xlink:type="simple" xlink:show="embed" xlink:actuate="onLoad"/>
        <svg:desc>formula</svg:desc>
      </draw:frame>
      <draw:frame draw:style-name="fr1" draw:name="Object18" text:anchor-type="page" text:anchor-page-number="1" svg:x="12.607cm" svg:y="5.466cm" svg:width="1.547cm" svg:height="0.499cm" draw:z-index="67">
        <draw:object xlink:href="./Object 18" xlink:type="simple" xlink:show="embed" xlink:actuate="onLoad"/>
        <draw:image xlink:href="./ObjectReplacements/Object 18" xlink:type="simple" xlink:show="embed" xlink:actuate="onLoad"/>
        <svg:desc>formula</svg:desc>
      </draw:frame>
      <draw:frame draw:style-name="fr1" draw:name="Object19" text:anchor-type="page" text:anchor-page-number="1" svg:x="14.33cm" svg:y="5.452cm" svg:width="3.016cm" svg:height="0.513cm" draw:z-index="68">
        <draw:object xlink:href="./Object 19" xlink:type="simple" xlink:show="embed" xlink:actuate="onLoad"/>
        <draw:image xlink:href="./ObjectReplacements/Object 19" xlink:type="simple" xlink:show="embed" xlink:actuate="onLoad"/>
        <svg:desc>formula</svg:desc>
      </draw:frame>
      <draw:frame draw:style-name="fr1" draw:name="Object20" text:anchor-type="page" text:anchor-page-number="1" svg:x="17.584cm" svg:y="5.452cm" svg:width="2.611cm" svg:height="0.499cm" draw:z-index="69">
        <draw:object xlink:href="./Object 20" xlink:type="simple" xlink:show="embed" xlink:actuate="onLoad"/>
        <draw:image xlink:href="./ObjectReplacements/Object 20" xlink:type="simple" xlink:show="embed" xlink:actuate="onLoad"/>
        <svg:desc>formula</svg:desc>
      </draw:frame>
      <draw:frame draw:style-name="fr1" draw:name="Object21" text:anchor-type="page" text:anchor-page-number="1" svg:x="7.631cm" svg:y="5.964cm" svg:width="11.024cm" svg:height="0.55cm" draw:z-index="70">
        <draw:object xlink:href="./Object 21" xlink:type="simple" xlink:show="embed" xlink:actuate="onLoad"/>
        <draw:image xlink:href="./ObjectReplacements/Object 21" xlink:type="simple" xlink:show="embed" xlink:actuate="onLoad"/>
        <svg:desc>formula</svg:desc>
      </draw:frame>
      <draw:frame draw:style-name="fr1" draw:name="Object23" text:anchor-type="page" text:anchor-page-number="1" svg:x="3.387cm" svg:y="6.512cm" svg:width="6.251cm" svg:height="0.513cm" draw:z-index="71">
        <draw:object xlink:href="./Object 23" xlink:type="simple" xlink:show="embed" xlink:actuate="onLoad"/>
        <draw:image xlink:href="./ObjectReplacements/Object 23" xlink:type="simple" xlink:show="embed" xlink:actuate="onLoad"/>
        <svg:desc>formula</svg:desc>
      </draw:frame>
      <draw:frame draw:style-name="fr1" draw:name="Object22" text:anchor-type="page" text:anchor-page-number="1" svg:x="4.911cm" svg:y="7.144cm" svg:width="3.448cm" svg:height="1.178cm" draw:z-index="72">
        <draw:object xlink:href="./Object 22" xlink:type="simple" xlink:show="embed" xlink:actuate="onLoad"/>
        <draw:image xlink:href="./ObjectReplacements/Object 22" xlink:type="simple" xlink:show="embed" xlink:actuate="onLoad"/>
        <svg:desc>formula</svg:desc>
      </draw:frame>
      <draw:frame draw:style-name="fr1" draw:name="Object25" text:anchor-type="page" text:anchor-page-number="1" svg:x="8.601cm" svg:y="7.123cm" svg:width="2.118cm" svg:height="1.166cm" draw:z-index="73">
        <draw:object xlink:href="./Object 25" xlink:type="simple" xlink:show="embed" xlink:actuate="onLoad"/>
        <draw:image xlink:href="./ObjectReplacements/Object 25" xlink:type="simple" xlink:show="embed" xlink:actuate="onLoad"/>
        <svg:desc>formula</svg:desc>
      </draw:frame>
      <draw:frame draw:style-name="fr1" draw:name="Object28" text:anchor-type="page" text:anchor-page-number="1" svg:x="10.388cm" svg:y="8.453cm" svg:width="0.995cm" svg:height="0.513cm" draw:z-index="74">
        <draw:object xlink:href="./Object 28" xlink:type="simple" xlink:show="embed" xlink:actuate="onLoad"/>
        <draw:image xlink:href="./ObjectReplacements/Object 28" xlink:type="simple" xlink:show="embed" xlink:actuate="onLoad"/>
        <svg:desc>formula</svg:desc>
      </draw:frame>
      <draw:frame draw:style-name="fr1" draw:name="Object29" text:anchor-type="page" text:anchor-page-number="1" svg:x="12.388cm" svg:y="8.453cm" svg:width="2.379cm" svg:height="0.513cm" draw:z-index="75">
        <draw:object xlink:href="./Object 29" xlink:type="simple" xlink:show="embed" xlink:actuate="onLoad"/>
        <draw:image xlink:href="./ObjectReplacements/Object 29" xlink:type="simple" xlink:show="embed" xlink:actuate="onLoad"/>
        <svg:desc>formula</svg:desc>
      </draw:frame>
      <draw:frame draw:style-name="fr1" draw:name="Object27" text:anchor-type="page" text:anchor-page-number="1" svg:x="7.387cm" svg:y="8.453cm" svg:width="2.327cm" svg:height="0.513cm" draw:z-index="76">
        <draw:object xlink:href="./Object 27" xlink:type="simple" xlink:show="embed" xlink:actuate="onLoad"/>
        <draw:image xlink:href="./ObjectReplacements/Object 27" xlink:type="simple" xlink:show="embed" xlink:actuate="onLoad"/>
        <svg:desc>formula</svg:desc>
      </draw:frame>
      <draw:frame draw:style-name="fr1" draw:name="Object30" text:anchor-type="page" text:anchor-page-number="1" svg:x="5.387cm" svg:y="9.453cm" svg:width="1.399cm" svg:height="0.543cm" draw:z-index="77">
        <draw:object xlink:href="./Object 30" xlink:type="simple" xlink:show="embed" xlink:actuate="onLoad"/>
        <draw:image xlink:href="./ObjectReplacements/Object 30" xlink:type="simple" xlink:show="embed" xlink:actuate="onLoad"/>
        <svg:desc>formula</svg:desc>
      </draw:frame>
      <draw:frame draw:style-name="fr1" draw:name="Object31" text:anchor-type="page" text:anchor-page-number="1" svg:x="7.387cm" svg:y="9.453cm" svg:width="7.802cm" svg:height="0.631cm" draw:z-index="78">
        <draw:object xlink:href="./Object 31" xlink:type="simple" xlink:show="embed" xlink:actuate="onLoad"/>
        <draw:image xlink:href="./ObjectReplacements/Object 31" xlink:type="simple" xlink:show="embed" xlink:actuate="onLoad"/>
        <svg:desc>formula</svg:desc>
      </draw:frame>
      <draw:frame draw:style-name="fr1" draw:name="Object32" text:anchor-type="page" text:anchor-page-number="1" svg:x="16.006cm" svg:y="9.246cm" svg:width="1.617cm" svg:height="1.065cm" draw:z-index="79">
        <draw:object xlink:href="./Object 32" xlink:type="simple" xlink:show="embed" xlink:actuate="onLoad"/>
        <draw:image xlink:href="./ObjectReplacements/Object 32" xlink:type="simple" xlink:show="embed" xlink:actuate="onLoad"/>
        <svg:desc>formula</svg:desc>
      </draw:frame>
      <draw:frame draw:style-name="fr1" draw:name="Object33" text:anchor-type="page" text:anchor-page-number="1" svg:x="5.902cm" svg:y="10.629cm" svg:width="3.057cm" svg:height="0.573cm" draw:z-index="80">
        <draw:object xlink:href="./Object 33" xlink:type="simple" xlink:show="embed" xlink:actuate="onLoad"/>
        <draw:image xlink:href="./ObjectReplacements/Object 33" xlink:type="simple" xlink:show="embed" xlink:actuate="onLoad"/>
        <svg:desc>formula</svg:desc>
      </draw:frame>
      <draw:frame draw:style-name="fr1" draw:name="Object34" text:anchor-type="page" text:anchor-page-number="1" svg:x="9.594cm" svg:y="10.234cm" svg:width="8.856cm" svg:height="1.221cm" draw:z-index="81">
        <draw:object xlink:href="./Object 34" xlink:type="simple" xlink:show="embed" xlink:actuate="onLoad"/>
        <draw:image xlink:href="./ObjectReplacements/Object 34" xlink:type="simple" xlink:show="embed" xlink:actuate="onLoad"/>
        <svg:desc>formula</svg:desc>
      </draw:frame>
      <draw:frame draw:style-name="fr1" draw:name="Object35" text:anchor-type="page" text:anchor-page-number="1" svg:x="2.671cm" svg:y="11.453cm" svg:width="2.252cm" svg:height="0.543cm" draw:z-index="82">
        <draw:object xlink:href="./Object 35" xlink:type="simple" xlink:show="embed" xlink:actuate="onLoad"/>
        <draw:image xlink:href="./ObjectReplacements/Object 35" xlink:type="simple" xlink:show="embed" xlink:actuate="onLoad"/>
        <svg:desc>formula</svg:desc>
      </draw:frame>
      <draw:frame draw:style-name="fr1" draw:name="Object38" text:anchor-type="page" text:anchor-page-number="1" svg:x="13.219cm" svg:y="12.326cm" svg:width="5.584cm" svg:height="0.547cm" draw:z-index="83">
        <draw:object xlink:href="./Object 38" xlink:type="simple" xlink:show="embed" xlink:actuate="onLoad"/>
        <draw:image xlink:href="./ObjectReplacements/Object 38" xlink:type="simple" xlink:show="embed" xlink:actuate="onLoad"/>
        <svg:desc>formula</svg:desc>
      </draw:frame>
      <draw:frame draw:style-name="fr1" draw:name="Object39" text:anchor-type="page" text:anchor-page-number="1" svg:x="3.387cm" svg:y="13.453cm" svg:width="9.544cm" svg:height="0.619cm" draw:z-index="84">
        <draw:object xlink:href="./Object 39" xlink:type="simple" xlink:show="embed" xlink:actuate="onLoad"/>
        <draw:image xlink:href="./ObjectReplacements/Object 39" xlink:type="simple" xlink:show="embed" xlink:actuate="onLoad"/>
        <svg:desc>formula</svg:desc>
      </draw:frame>
      <draw:frame draw:style-name="fr1" draw:name="Object40" text:anchor-type="page" text:anchor-page-number="1" svg:x="14.388cm" svg:y="13.453cm" svg:width="2.007cm" svg:height="0.566cm" draw:z-index="85">
        <draw:object xlink:href="./Object 40" xlink:type="simple" xlink:show="embed" xlink:actuate="onLoad"/>
        <draw:image xlink:href="./ObjectReplacements/Object 40" xlink:type="simple" xlink:show="embed" xlink:actuate="onLoad"/>
        <svg:desc>formula</svg:desc>
      </draw:frame>
      <draw:frame draw:style-name="fr1" draw:name="Object41" text:anchor-type="page" text:anchor-page-number="1" svg:x="3.387cm" svg:y="14.453cm" svg:width="9.955cm" svg:height="0.566cm" draw:z-index="86">
        <draw:object xlink:href="./Object 41" xlink:type="simple" xlink:show="embed" xlink:actuate="onLoad"/>
        <draw:image xlink:href="./ObjectReplacements/Object 41" xlink:type="simple" xlink:show="embed" xlink:actuate="onLoad"/>
        <svg:desc>formula</svg:desc>
      </draw:frame>
      <draw:frame draw:style-name="fr1" draw:name="Object42" text:anchor-type="page" text:anchor-page-number="1" svg:x="14.388cm" svg:y="14.453cm" svg:width="1.907cm" svg:height="0.499cm" draw:z-index="87">
        <draw:object xlink:href="./Object 42" xlink:type="simple" xlink:show="embed" xlink:actuate="onLoad"/>
        <draw:image xlink:href="./ObjectReplacements/Object 42" xlink:type="simple" xlink:show="embed" xlink:actuate="onLoad"/>
        <svg:desc>formula</svg:desc>
      </draw:frame>
      <draw:frame draw:style-name="fr1" draw:name="Object43" text:anchor-type="page" text:anchor-page-number="1" svg:x="6.387cm" svg:y="15.453cm" svg:width="5.436cm" svg:height="0.513cm" draw:z-index="88">
        <draw:object xlink:href="./Object 43" xlink:type="simple" xlink:show="embed" xlink:actuate="onLoad"/>
        <draw:image xlink:href="./ObjectReplacements/Object 43" xlink:type="simple" xlink:show="embed" xlink:actuate="onLoad"/>
        <svg:desc>formula</svg:desc>
      </draw:frame>
      <draw:frame draw:style-name="fr1" draw:name="Object44" text:anchor-type="page" text:anchor-page-number="1" svg:x="13.388cm" svg:y="15.453cm" svg:width="4.036cm" svg:height="0.513cm" draw:z-index="89">
        <draw:object xlink:href="./Object 44" xlink:type="simple" xlink:show="embed" xlink:actuate="onLoad"/>
        <draw:image xlink:href="./ObjectReplacements/Object 44" xlink:type="simple" xlink:show="embed" xlink:actuate="onLoad"/>
        <svg:desc>formula</svg:desc>
      </draw:frame>
      <draw:frame draw:style-name="fr1" draw:name="Object45" text:anchor-type="page" text:anchor-page-number="1" svg:x="5.981cm" svg:y="16.454cm" svg:width="7.054cm" svg:height="0.517cm" draw:z-index="90">
        <draw:object xlink:href="./Object 45" xlink:type="simple" xlink:show="embed" xlink:actuate="onLoad"/>
        <draw:image xlink:href="./ObjectReplacements/Object 45" xlink:type="simple" xlink:show="embed" xlink:actuate="onLoad"/>
        <svg:desc>formula</svg:desc>
      </draw:frame>
      <draw:frame draw:style-name="fr1" draw:name="Object46" text:anchor-type="page" text:anchor-page-number="1" svg:x="13.224cm" svg:y="16.454cm" svg:width="7.731cm" svg:height="0.513cm" draw:z-index="91">
        <draw:object xlink:href="./Object 46" xlink:type="simple" xlink:show="embed" xlink:actuate="onLoad"/>
        <draw:image xlink:href="./ObjectReplacements/Object 46" xlink:type="simple" xlink:show="embed" xlink:actuate="onLoad"/>
        <svg:desc>formula</svg:desc>
      </draw:frame>
      <draw:frame draw:style-name="fr1" draw:name="Object48" text:anchor-type="page" text:anchor-page-number="1" svg:x="3.727cm" svg:y="17.454cm" svg:width="2.464cm" svg:height="0.566cm" draw:z-index="92">
        <draw:object xlink:href="./Object 48" xlink:type="simple" xlink:show="embed" xlink:actuate="onLoad"/>
        <draw:image xlink:href="./ObjectReplacements/Object 48" xlink:type="simple" xlink:show="embed" xlink:actuate="onLoad"/>
        <svg:desc>formula</svg:desc>
      </draw:frame>
      <draw:frame draw:style-name="fr1" draw:name="Object49" text:anchor-type="page" text:anchor-page-number="1" svg:x="6.461cm" svg:y="17.454cm" svg:width="3.925cm" svg:height="0.61cm" draw:z-index="93">
        <draw:object xlink:href="./Object 49" xlink:type="simple" xlink:show="embed" xlink:actuate="onLoad"/>
        <draw:image xlink:href="./ObjectReplacements/Object 49" xlink:type="simple" xlink:show="embed" xlink:actuate="onLoad"/>
        <svg:desc>formula</svg:desc>
      </draw:frame>
      <draw:frame draw:style-name="fr1" draw:name="Object50" text:anchor-type="page" text:anchor-page-number="1" svg:x="10.709cm" svg:y="16.969cm" svg:width="3.036cm" svg:height="1.145cm" draw:z-index="94">
        <draw:object xlink:href="./Object 50" xlink:type="simple" xlink:show="embed" xlink:actuate="onLoad"/>
        <draw:image xlink:href="./ObjectReplacements/Object 50" xlink:type="simple" xlink:show="embed" xlink:actuate="onLoad"/>
        <svg:desc>formula</svg:desc>
      </draw:frame>
      <draw:frame draw:style-name="fr1" draw:name="Object51" text:anchor-type="page" text:anchor-page-number="1" svg:x="14.007cm" svg:y="17.321cm" svg:width="6.775cm" svg:height="0.878cm" draw:z-index="95">
        <draw:object xlink:href="./Object 51" xlink:type="simple" xlink:show="embed" xlink:actuate="onLoad"/>
        <draw:image xlink:href="./ObjectReplacements/Object 51" xlink:type="simple" xlink:show="embed" xlink:actuate="onLoad"/>
        <svg:desc>formula</svg:desc>
      </draw:frame>
      <draw:frame draw:style-name="fr1" draw:name="Object53" text:anchor-type="page" text:anchor-page-number="1" svg:x="8.387cm" svg:y="18.671cm" svg:width="6.004cm" svg:height="0.513cm" draw:z-index="96">
        <draw:object xlink:href="./Object 53" xlink:type="simple" xlink:show="embed" xlink:actuate="onLoad"/>
        <draw:image xlink:href="./ObjectReplacements/Object 53" xlink:type="simple" xlink:show="embed" xlink:actuate="onLoad"/>
        <svg:desc>formula</svg:desc>
      </draw:frame>
      <draw:frame draw:style-name="fr1" draw:name="Object54" text:anchor-type="page" text:anchor-page-number="1" svg:x="15.388cm" svg:y="18.583cm" svg:width="3.986cm" svg:height="1.05cm" draw:z-index="97">
        <draw:object xlink:href="./Object 54" xlink:type="simple" xlink:show="embed" xlink:actuate="onLoad"/>
        <draw:image xlink:href="./ObjectReplacements/Object 54" xlink:type="simple" xlink:show="embed" xlink:actuate="onLoad"/>
        <svg:desc>formula</svg:desc>
      </draw:frame>
      <draw:frame draw:style-name="fr1" draw:name="Object55" text:anchor-type="page" text:anchor-page-number="1" svg:x="5.56cm" svg:y="19.454cm" svg:width="3.829cm" svg:height="0.619cm" draw:z-index="98">
        <draw:object xlink:href="./Object 55" xlink:type="simple" xlink:show="embed" xlink:actuate="onLoad"/>
        <draw:image xlink:href="./ObjectReplacements/Object 55" xlink:type="simple" xlink:show="embed" xlink:actuate="onLoad"/>
        <svg:desc>formula</svg:desc>
      </draw:frame>
      <draw:frame draw:style-name="fr1" draw:name="Object56" text:anchor-type="page" text:anchor-page-number="1" svg:x="12.478cm" svg:y="19.454cm" svg:width="4.71cm" svg:height="0.619cm" draw:z-index="99">
        <draw:object xlink:href="./Object 56" xlink:type="simple" xlink:show="embed" xlink:actuate="onLoad"/>
        <draw:image xlink:href="./ObjectReplacements/Object 56" xlink:type="simple" xlink:show="embed" xlink:actuate="onLoad"/>
        <svg:desc>formula</svg:desc>
      </draw:frame>
      <draw:frame draw:style-name="fr1" draw:name="Object57" text:anchor-type="page" text:anchor-page-number="1" svg:x="9.553cm" svg:y="19.454cm" svg:width="2.589cm" svg:height="0.568cm" draw:z-index="100">
        <draw:object xlink:href="./Object 57" xlink:type="simple" xlink:show="embed" xlink:actuate="onLoad"/>
        <draw:image xlink:href="./ObjectReplacements/Object 57" xlink:type="simple" xlink:show="embed" xlink:actuate="onLoad"/>
        <svg:desc>formula</svg:desc>
      </draw:frame>
      <draw:frame draw:style-name="fr1" draw:name="Object58" text:anchor-type="page" text:anchor-page-number="1" svg:x="7.632cm" svg:y="20.255cm" svg:width="3.685cm" svg:height="0.882cm" draw:z-index="101">
        <draw:object xlink:href="./Object 58" xlink:type="simple" xlink:show="embed" xlink:actuate="onLoad"/>
        <draw:image xlink:href="./ObjectReplacements/Object 58" xlink:type="simple" xlink:show="embed" xlink:actuate="onLoad"/>
        <svg:desc>formula</svg:desc>
      </draw:frame>
      <draw:frame draw:style-name="fr1" draw:name="Object59" text:anchor-type="page" text:anchor-page-number="1" svg:x="11.666cm" svg:y="20.101cm" svg:width="3.761cm" svg:height="1.09cm" draw:z-index="102">
        <draw:object xlink:href="./Object 59" xlink:type="simple" xlink:show="embed" xlink:actuate="onLoad"/>
        <draw:image xlink:href="./ObjectReplacements/Object 59" xlink:type="simple" xlink:show="embed" xlink:actuate="onLoad"/>
        <svg:desc>formula</svg:desc>
      </draw:frame>
      <draw:frame draw:style-name="fr1" draw:name="Object60" text:anchor-type="page" text:anchor-page-number="1" svg:x="5.387cm" svg:y="21.454cm" svg:width="5.179cm" svg:height="0.513cm" draw:z-index="103">
        <draw:object xlink:href="./Object 60" xlink:type="simple" xlink:show="embed" xlink:actuate="onLoad"/>
        <draw:image xlink:href="./ObjectReplacements/Object 60" xlink:type="simple" xlink:show="embed" xlink:actuate="onLoad"/>
        <svg:desc>formula</svg:desc>
      </draw:frame>
      <draw:frame draw:style-name="fr1" draw:name="Object61" text:anchor-type="page" text:anchor-page-number="1" svg:x="10.844cm" svg:y="21.454cm" svg:width="5.546cm" svg:height="0.513cm" draw:z-index="104">
        <draw:object xlink:href="./Object 61" xlink:type="simple" xlink:show="embed" xlink:actuate="onLoad"/>
        <draw:image xlink:href="./ObjectReplacements/Object 61" xlink:type="simple" xlink:show="embed" xlink:actuate="onLoad"/>
        <svg:desc>formula</svg:desc>
      </draw:frame>
      <draw:frame draw:style-name="fr1" draw:name="Object62" text:anchor-type="page" text:anchor-page-number="1" svg:x="16.554cm" svg:y="21.19cm" svg:width="4.447cm" svg:height="1.081cm" draw:z-index="105">
        <draw:object xlink:href="./Object 62" xlink:type="simple" xlink:show="embed" xlink:actuate="onLoad"/>
        <draw:image xlink:href="./ObjectReplacements/Object 62" xlink:type="simple" xlink:show="embed" xlink:actuate="onLoad"/>
        <svg:desc>formula</svg:desc>
      </draw:frame>
      <draw:frame draw:style-name="fr1" draw:name="Object63" text:anchor-type="page" text:anchor-page-number="1" svg:x="4.715cm" svg:y="22.283cm" svg:width="5.503cm" svg:height="0.513cm" draw:z-index="106">
        <draw:object xlink:href="./Object 63" xlink:type="simple" xlink:show="embed" xlink:actuate="onLoad"/>
        <draw:image xlink:href="./ObjectReplacements/Object 63" xlink:type="simple" xlink:show="embed" xlink:actuate="onLoad"/>
        <svg:desc>formula</svg:desc>
      </draw:frame>
      <draw:frame draw:style-name="fr1" draw:name="Object64" text:anchor-type="page" text:anchor-page-number="1" svg:x="10.843cm" svg:y="22.163cm" svg:width="6.294cm" svg:height="1.115cm" draw:z-index="107">
        <draw:object xlink:href="./Object 64" xlink:type="simple" xlink:show="embed" xlink:actuate="onLoad"/>
        <draw:image xlink:href="./ObjectReplacements/Object 64" xlink:type="simple" xlink:show="embed" xlink:actuate="onLoad"/>
        <svg:desc>formula</svg:desc>
      </draw:frame>
      <draw:frame draw:style-name="fr1" draw:name="Object65" text:anchor-type="page" text:anchor-page-number="1" svg:x="17.288cm" svg:y="22.454cm" svg:width="2.912cm" svg:height="0.566cm" draw:z-index="108">
        <draw:object xlink:href="./Object 65" xlink:type="simple" xlink:show="embed" xlink:actuate="onLoad"/>
        <draw:image xlink:href="./ObjectReplacements/Object 65" xlink:type="simple" xlink:show="embed" xlink:actuate="onLoad"/>
        <svg:desc>formula</svg:desc>
      </draw:frame>
      <draw:frame draw:style-name="fr1" draw:name="Object66" text:anchor-type="page" text:anchor-page-number="1" svg:x="6.024cm" svg:y="23.454cm" svg:width="4.152cm" svg:height="0.504cm" draw:z-index="109">
        <draw:object xlink:href="./Object 66" xlink:type="simple" xlink:show="embed" xlink:actuate="onLoad"/>
        <draw:image xlink:href="./ObjectReplacements/Object 66" xlink:type="simple" xlink:show="embed" xlink:actuate="onLoad"/>
        <svg:desc>formula</svg:desc>
      </draw:frame>
      <draw:frame draw:style-name="fr1" draw:name="Object67" text:anchor-type="page" text:anchor-page-number="1" svg:x="11.388cm" svg:y="23.454cm" svg:width="3.891cm" svg:height="0.554cm" draw:z-index="110">
        <draw:object xlink:href="./Object 67" xlink:type="simple" xlink:show="embed" xlink:actuate="onLoad"/>
        <draw:image xlink:href="./ObjectReplacements/Object 67" xlink:type="simple" xlink:show="embed" xlink:actuate="onLoad"/>
        <svg:desc>formula</svg:desc>
      </draw:frame>
      <draw:frame draw:style-name="fr1" draw:name="Object68" text:anchor-type="page" text:anchor-page-number="1" svg:x="16.388cm" svg:y="23.454cm" svg:width="2.999cm" svg:height="0.563cm" draw:z-index="111">
        <draw:object xlink:href="./Object 68" xlink:type="simple" xlink:show="embed" xlink:actuate="onLoad"/>
        <draw:image xlink:href="./ObjectReplacements/Object 68" xlink:type="simple" xlink:show="embed" xlink:actuate="onLoad"/>
        <svg:desc>formula</svg:desc>
      </draw:frame>
      <draw:frame draw:style-name="fr1" draw:name="Object69" text:anchor-type="page" text:anchor-page-number="1" svg:x="7.594cm" svg:y="24.007cm" svg:width="7.052cm" svg:height="1.139cm" draw:z-index="112">
        <draw:object xlink:href="./Object 69" xlink:type="simple" xlink:show="embed" xlink:actuate="onLoad"/>
        <draw:image xlink:href="./ObjectReplacements/Object 69" xlink:type="simple" xlink:show="embed" xlink:actuate="onLoad"/>
        <svg:desc>formula</svg:desc>
      </draw:frame>
      <draw:frame draw:style-name="fr1" draw:name="Object70" text:anchor-type="page" text:anchor-page-number="1" svg:x="15.358cm" svg:y="24.455cm" svg:width="5.115cm" svg:height="0.586cm" draw:z-index="113">
        <draw:object xlink:href="./Object 70" xlink:type="simple" xlink:show="embed" xlink:actuate="onLoad"/>
        <draw:image xlink:href="./ObjectReplacements/Object 70" xlink:type="simple" xlink:show="embed" xlink:actuate="onLoad"/>
        <svg:desc>formula</svg:desc>
      </draw:frame>
      <draw:frame draw:style-name="fr1" draw:name="Object71" text:anchor-type="page" text:anchor-page-number="1" svg:x="3.242cm" svg:y="25.538cm" svg:width="3.237cm" svg:height="0.501cm" draw:z-index="114">
        <draw:object xlink:href="./Object 71" xlink:type="simple" xlink:show="embed" xlink:actuate="onLoad"/>
        <draw:image xlink:href="./ObjectReplacements/Object 71" xlink:type="simple" xlink:show="embed" xlink:actuate="onLoad"/>
        <svg:desc>formula</svg:desc>
      </draw:frame>
      <draw:frame draw:style-name="fr1" draw:name="Object72" text:anchor-type="page" text:anchor-page-number="1" svg:x="7.89cm" svg:y="25.144cm" svg:width="10.462cm" svg:height="1.138cm" draw:z-index="115">
        <draw:object xlink:href="./Object 72" xlink:type="simple" xlink:show="embed" xlink:actuate="onLoad"/>
        <draw:image xlink:href="./ObjectReplacements/Object 72" xlink:type="simple" xlink:show="embed" xlink:actuate="onLoad"/>
        <svg:desc>formula</svg:desc>
      </draw:frame>
      <draw:frame draw:style-name="fr1" draw:name="Object75" text:anchor-type="page" text:anchor-page-number="1" svg:x="10.388cm" svg:y="26.455cm" svg:width="7.248cm" svg:height="0.519cm" draw:z-index="116">
        <draw:object xlink:href="./Object 75" xlink:type="simple" xlink:show="embed" xlink:actuate="onLoad"/>
        <draw:image xlink:href="./ObjectReplacements/Object 75" xlink:type="simple" xlink:show="embed" xlink:actuate="onLoad"/>
        <svg:desc>formula</svg:desc>
      </draw:frame>
      <draw:frame draw:style-name="fr1" draw:name="Object77" text:anchor-type="page" text:anchor-page-number="1" svg:x="13.467cm" svg:y="27.455cm" svg:width="7.078cm" svg:height="1.145cm" draw:z-index="117">
        <draw:object xlink:href="./Object 77" xlink:type="simple" xlink:show="embed" xlink:actuate="onLoad"/>
        <draw:image xlink:href="./ObjectReplacements/Object 77" xlink:type="simple" xlink:show="embed" xlink:actuate="onLoad"/>
        <svg:desc>formula</svg:desc>
      </draw:frame>
      <draw:frame draw:style-name="fr1" draw:name="Object79" text:anchor-type="page" text:anchor-page-number="1" svg:x="3.373cm" svg:y="27.455cm" svg:width="4.262cm" svg:height="1.05cm" draw:z-index="118">
        <draw:object xlink:href="./Object 79" xlink:type="simple" xlink:show="embed" xlink:actuate="onLoad"/>
        <draw:image xlink:href="./ObjectReplacements/Object 79" xlink:type="simple" xlink:show="embed" xlink:actuate="onLoad"/>
        <svg:desc>formula</svg:desc>
      </draw:frame>
      <draw:frame draw:style-name="fr1" draw:name="Object80" text:anchor-type="page" text:anchor-page-number="1" svg:x="24.585cm" svg:y="1.452cm" svg:width="2.963cm" svg:height="0.504cm" draw:z-index="119">
        <draw:object xlink:href="./Object 80" xlink:type="simple" xlink:show="embed" xlink:actuate="onLoad"/>
        <draw:image xlink:href="./ObjectReplacements/Object 80" xlink:type="simple" xlink:show="embed" xlink:actuate="onLoad"/>
        <svg:desc>formula</svg:desc>
      </draw:frame>
      <draw:frame draw:style-name="fr1" draw:name="Object81" text:anchor-type="page" text:anchor-page-number="1" svg:x="28.951cm" svg:y="1.452cm" svg:width="3.21cm" svg:height="0.503cm" draw:z-index="120">
        <draw:object xlink:href="./Object 81" xlink:type="simple" xlink:show="embed" xlink:actuate="onLoad"/>
        <draw:image xlink:href="./ObjectReplacements/Object 81" xlink:type="simple" xlink:show="embed" xlink:actuate="onLoad"/>
        <svg:desc>formula</svg:desc>
      </draw:frame>
      <draw:frame draw:style-name="fr1" draw:name="Object82" text:anchor-type="page" text:anchor-page-number="1" svg:x="33.613cm" svg:y="1.122cm" svg:width="3.745cm" svg:height="1.184cm" draw:z-index="121">
        <draw:object xlink:href="./Object 82" xlink:type="simple" xlink:show="embed" xlink:actuate="onLoad"/>
        <draw:image xlink:href="./ObjectReplacements/Object 82" xlink:type="simple" xlink:show="embed" xlink:actuate="onLoad"/>
        <svg:desc>formula</svg:desc>
      </draw:frame>
      <draw:frame draw:style-name="fr1" draw:name="Object83" text:anchor-type="page" text:anchor-page-number="1" svg:x="24.585cm" svg:y="2.452cm" svg:width="2.685cm" svg:height="0.513cm" draw:z-index="122">
        <draw:object xlink:href="./Object 83" xlink:type="simple" xlink:show="embed" xlink:actuate="onLoad"/>
        <draw:image xlink:href="./ObjectReplacements/Object 83" xlink:type="simple" xlink:show="embed" xlink:actuate="onLoad"/>
        <svg:desc>formula</svg:desc>
      </draw:frame>
      <draw:frame draw:style-name="fr1" draw:name="Object84" text:anchor-type="page" text:anchor-page-number="1" svg:x="28.958cm" svg:y="2.221cm" svg:width="4.657cm" svg:height="1.09cm" draw:z-index="123">
        <draw:object xlink:href="./Object 84" xlink:type="simple" xlink:show="embed" xlink:actuate="onLoad"/>
        <draw:image xlink:href="./ObjectReplacements/Object 84" xlink:type="simple" xlink:show="embed" xlink:actuate="onLoad"/>
        <svg:desc>formula</svg:desc>
      </draw:frame>
      <draw:frame draw:style-name="fr1" draw:name="Object85" text:anchor-type="page" text:anchor-page-number="1" svg:x="34.586cm" svg:y="2.452cm" svg:width="4.683cm" svg:height="0.783cm" draw:z-index="124">
        <draw:object xlink:href="./Object 85" xlink:type="simple" xlink:show="embed" xlink:actuate="onLoad"/>
        <draw:image xlink:href="./ObjectReplacements/Object 85" xlink:type="simple" xlink:show="embed" xlink:actuate="onLoad"/>
        <svg:desc>formula</svg:desc>
      </draw:frame>
      <draw:frame draw:style-name="fr1" draw:name="Object86" text:anchor-type="page" text:anchor-page-number="1" svg:x="24.444cm" svg:y="3.448cm" svg:width="8.659cm" svg:height="0.57cm" draw:z-index="125">
        <draw:object xlink:href="./Object 86" xlink:type="simple" xlink:show="embed" xlink:actuate="onLoad"/>
        <draw:image xlink:href="./ObjectReplacements/Object 86" xlink:type="simple" xlink:show="embed" xlink:actuate="onLoad"/>
        <svg:desc>formula</svg:desc>
      </draw:frame>
      <draw:frame draw:style-name="fr1" draw:name="Object87" text:anchor-type="page" text:anchor-page-number="1" svg:x="33.336cm" svg:y="3.452cm" svg:width="2.233cm" svg:height="0.554cm" draw:z-index="126">
        <draw:object xlink:href="./Object 87" xlink:type="simple" xlink:show="embed" xlink:actuate="onLoad"/>
        <draw:image xlink:href="./ObjectReplacements/Object 87" xlink:type="simple" xlink:show="embed" xlink:actuate="onLoad"/>
        <svg:desc>formula</svg:desc>
      </draw:frame>
      <draw:frame draw:style-name="fr1" draw:name="Object88" text:anchor-type="page" text:anchor-page-number="1" svg:x="35.812cm" svg:y="3.452cm" svg:width="2.921cm" svg:height="0.568cm" draw:z-index="127">
        <draw:object xlink:href="./Object 88" xlink:type="simple" xlink:show="embed" xlink:actuate="onLoad"/>
        <draw:image xlink:href="./ObjectReplacements/Object 88" xlink:type="simple" xlink:show="embed" xlink:actuate="onLoad"/>
        <svg:desc>formula</svg:desc>
      </draw:frame>
      <draw:frame draw:style-name="fr1" draw:name="Object89" text:anchor-type="page" text:anchor-page-number="1" svg:x="28.586cm" svg:y="4.452cm" svg:width="2.752cm" svg:height="0.503cm" draw:z-index="128">
        <draw:object xlink:href="./Object 89" xlink:type="simple" xlink:show="embed" xlink:actuate="onLoad"/>
        <draw:image xlink:href="./ObjectReplacements/Object 89" xlink:type="simple" xlink:show="embed" xlink:actuate="onLoad"/>
        <svg:desc>formula</svg:desc>
      </draw:frame>
      <draw:frame draw:style-name="fr1" draw:name="Object90" text:anchor-type="page" text:anchor-page-number="1" svg:x="31.956cm" svg:y="4.452cm" svg:width="3.348cm" svg:height="0.513cm" draw:z-index="129">
        <draw:object xlink:href="./Object 90" xlink:type="simple" xlink:show="embed" xlink:actuate="onLoad"/>
        <draw:image xlink:href="./ObjectReplacements/Object 90" xlink:type="simple" xlink:show="embed" xlink:actuate="onLoad"/>
        <svg:desc>formula</svg:desc>
      </draw:frame>
      <draw:frame draw:style-name="fr1" draw:name="Object91" text:anchor-type="page" text:anchor-page-number="1" svg:x="36.057cm" svg:y="4.452cm" svg:width="4.06cm" svg:height="0.513cm" draw:z-index="130">
        <draw:object xlink:href="./Object 91" xlink:type="simple" xlink:show="embed" xlink:actuate="onLoad"/>
        <draw:image xlink:href="./ObjectReplacements/Object 91" xlink:type="simple" xlink:show="embed" xlink:actuate="onLoad"/>
        <svg:desc>formula</svg:desc>
      </draw:frame>
      <draw:frame draw:style-name="fr1" draw:name="Object92" text:anchor-type="page" text:anchor-page-number="1" svg:x="26.585cm" svg:y="5.452cm" svg:width="7.851cm" svg:height="0.517cm" draw:z-index="131">
        <draw:object xlink:href="./Object 92" xlink:type="simple" xlink:show="embed" xlink:actuate="onLoad"/>
        <draw:image xlink:href="./ObjectReplacements/Object 92" xlink:type="simple" xlink:show="embed" xlink:actuate="onLoad"/>
        <svg:desc>formula</svg:desc>
      </draw:frame>
      <draw:frame draw:style-name="fr1" draw:name="Object93" text:anchor-type="page" text:anchor-page-number="1" svg:x="35.586cm" svg:y="5.452cm" svg:width="2.401cm" svg:height="0.619cm" draw:z-index="132">
        <draw:object xlink:href="./Object 93" xlink:type="simple" xlink:show="embed" xlink:actuate="onLoad"/>
        <draw:image xlink:href="./ObjectReplacements/Object 93" xlink:type="simple" xlink:show="embed" xlink:actuate="onLoad"/>
        <svg:desc>formula</svg:desc>
      </draw:frame>
      <draw:frame draw:style-name="fr1" draw:name="Object94" text:anchor-type="page" text:anchor-page-number="1" svg:x="23.585cm" svg:y="6.452cm" svg:width="5.369cm" svg:height="0.513cm" draw:z-index="133">
        <draw:object xlink:href="./Object 94" xlink:type="simple" xlink:show="embed" xlink:actuate="onLoad"/>
        <draw:image xlink:href="./ObjectReplacements/Object 94" xlink:type="simple" xlink:show="embed" xlink:actuate="onLoad"/>
        <svg:desc>formula</svg:desc>
      </draw:frame>
      <draw:frame draw:style-name="fr1" draw:name="Object95" text:anchor-type="page" text:anchor-page-number="1" svg:x="30.586cm" svg:y="6.452cm" svg:width="5.644cm" svg:height="0.557cm" draw:z-index="134">
        <draw:object xlink:href="./Object 95" xlink:type="simple" xlink:show="embed" xlink:actuate="onLoad"/>
        <draw:image xlink:href="./ObjectReplacements/Object 95" xlink:type="simple" xlink:show="embed" xlink:actuate="onLoad"/>
        <svg:desc>formula</svg:desc>
      </draw:frame>
      <draw:frame draw:style-name="fr1" draw:name="Object97" text:anchor-type="page" text:anchor-page-number="1" svg:x="26.585cm" svg:y="7.452cm" svg:width="1.672cm" svg:height="0.503cm" draw:z-index="135">
        <draw:object xlink:href="./Object 97" xlink:type="simple" xlink:show="embed" xlink:actuate="onLoad"/>
        <draw:image xlink:href="./ObjectReplacements/Object 97" xlink:type="simple" xlink:show="embed" xlink:actuate="onLoad"/>
        <svg:desc>formula</svg:desc>
      </draw:frame>
      <draw:frame draw:style-name="fr1" draw:name="Object98" text:anchor-type="page" text:anchor-page-number="1" svg:x="29.586cm" svg:y="7.452cm" svg:width="1.6cm" svg:height="0.513cm" draw:z-index="136">
        <draw:object xlink:href="./Object 98" xlink:type="simple" xlink:show="embed" xlink:actuate="onLoad"/>
        <draw:image xlink:href="./ObjectReplacements/Object 98" xlink:type="simple" xlink:show="embed" xlink:actuate="onLoad"/>
        <svg:desc>formula</svg:desc>
      </draw:frame>
      <draw:frame draw:style-name="fr1" draw:name="Object99" text:anchor-type="page" text:anchor-page-number="1" svg:x="32.586cm" svg:y="7.452cm" svg:width="3.849cm" svg:height="0.566cm" draw:z-index="137">
        <draw:object xlink:href="./Object 99" xlink:type="simple" xlink:show="embed" xlink:actuate="onLoad"/>
        <draw:image xlink:href="./ObjectReplacements/Object 99" xlink:type="simple" xlink:show="embed" xlink:actuate="onLoad"/>
        <svg:desc>formula</svg:desc>
      </draw:frame>
      <draw:frame draw:style-name="fr1" draw:name="Object100" text:anchor-type="page" text:anchor-page-number="1" svg:x="37.587cm" svg:y="7.452cm" svg:width="1.582cm" svg:height="0.499cm" draw:z-index="138">
        <draw:object xlink:href="./Object 100" xlink:type="simple" xlink:show="embed" xlink:actuate="onLoad"/>
        <draw:image xlink:href="./ObjectReplacements/Object 100" xlink:type="simple" xlink:show="embed" xlink:actuate="onLoad"/>
        <svg:desc>formula</svg:desc>
      </draw:frame>
      <draw:frame draw:style-name="fr1" draw:name="Object102" text:anchor-type="page" text:anchor-page-number="1" svg:x="29.379cm" svg:y="8.453cm" svg:width="2.348cm" svg:height="0.557cm" draw:z-index="139">
        <draw:object xlink:href="./Object 102" xlink:type="simple" xlink:show="embed" xlink:actuate="onLoad"/>
        <draw:image xlink:href="./ObjectReplacements/Object 102" xlink:type="simple" xlink:show="embed" xlink:actuate="onLoad"/>
        <svg:desc>formula</svg:desc>
      </draw:frame>
      <draw:frame draw:style-name="fr1" draw:name="Object101" text:anchor-type="page" text:anchor-page-number="1" svg:x="23.197cm" svg:y="8.269cm" svg:width="5.78cm" svg:height="1.074cm" draw:z-index="140">
        <draw:object xlink:href="./Object 101" xlink:type="simple" xlink:show="embed" xlink:actuate="onLoad"/>
        <draw:image xlink:href="./ObjectReplacements/Object 101" xlink:type="simple" xlink:show="embed" xlink:actuate="onLoad"/>
        <svg:desc>formula</svg:desc>
      </draw:frame>
      <draw:frame draw:style-name="fr1" draw:name="Object104" text:anchor-type="page" text:anchor-page-number="1" svg:x="27.998cm" svg:y="9.342cm" svg:width="3.648cm" svg:height="1.074cm" draw:z-index="141">
        <draw:object xlink:href="./Object 104" xlink:type="simple" xlink:show="embed" xlink:actuate="onLoad"/>
        <draw:image xlink:href="./ObjectReplacements/Object 104" xlink:type="simple" xlink:show="embed" xlink:actuate="onLoad"/>
        <svg:desc>formula</svg:desc>
      </draw:frame>
      <draw:frame draw:style-name="fr1" draw:name="Object105" text:anchor-type="page" text:anchor-page-number="1" svg:x="32.089cm" svg:y="9.363cm" svg:width="2.238cm" svg:height="0.513cm" draw:z-index="142">
        <draw:object xlink:href="./Object 105" xlink:type="simple" xlink:show="embed" xlink:actuate="onLoad"/>
        <draw:image xlink:href="./ObjectReplacements/Object 105" xlink:type="simple" xlink:show="embed" xlink:actuate="onLoad"/>
        <svg:desc>formula</svg:desc>
      </draw:frame>
      <draw:frame draw:style-name="fr1" draw:name="Object106" text:anchor-type="page" text:anchor-page-number="1" svg:x="24.243cm" svg:y="10.365cm" svg:width="3.344cm" svg:height="1.09cm" draw:z-index="143">
        <draw:object xlink:href="./Object 106" xlink:type="simple" xlink:show="embed" xlink:actuate="onLoad"/>
        <draw:image xlink:href="./ObjectReplacements/Object 106" xlink:type="simple" xlink:show="embed" xlink:actuate="onLoad"/>
        <svg:desc>formula</svg:desc>
      </draw:frame>
      <draw:frame draw:style-name="fr1" draw:name="Object107" text:anchor-type="page" text:anchor-page-number="1" svg:x="28.676cm" svg:y="10.659cm" svg:width="3.112cm" svg:height="0.557cm" draw:z-index="144">
        <draw:object xlink:href="./Object 107" xlink:type="simple" xlink:show="embed" xlink:actuate="onLoad"/>
        <draw:image xlink:href="./ObjectReplacements/Object 107" xlink:type="simple" xlink:show="embed" xlink:actuate="onLoad"/>
        <svg:desc>formula</svg:desc>
      </draw:frame>
      <draw:frame draw:style-name="fr1" draw:name="Object108" text:anchor-type="page" text:anchor-page-number="1" svg:x="27.585cm" svg:y="11.453cm" svg:width="1.628cm" svg:height="0.499cm" draw:z-index="145">
        <draw:object xlink:href="./Object 108" xlink:type="simple" xlink:show="embed" xlink:actuate="onLoad"/>
        <draw:image xlink:href="./ObjectReplacements/Object 108" xlink:type="simple" xlink:show="embed" xlink:actuate="onLoad"/>
        <svg:desc>formula</svg:desc>
      </draw:frame>
      <draw:frame draw:style-name="fr1" draw:name="Object109" text:anchor-type="page" text:anchor-page-number="1" svg:x="29.642cm" svg:y="11.464cm" svg:width="3.03cm" svg:height="0.767cm" draw:z-index="146">
        <draw:object xlink:href="./Object 109" xlink:type="simple" xlink:show="embed" xlink:actuate="onLoad"/>
        <draw:image xlink:href="./ObjectReplacements/Object 109" xlink:type="simple" xlink:show="embed" xlink:actuate="onLoad"/>
        <svg:desc>formula</svg:desc>
      </draw:frame>
      <draw:frame draw:style-name="fr1" draw:name="Object110" text:anchor-type="page" text:anchor-page-number="1" svg:x="33.586cm" svg:y="11.453cm" svg:width="1.741cm" svg:height="0.783cm" draw:z-index="147">
        <draw:object xlink:href="./Object 110" xlink:type="simple" xlink:show="embed" xlink:actuate="onLoad"/>
        <draw:image xlink:href="./ObjectReplacements/Object 110" xlink:type="simple" xlink:show="embed" xlink:actuate="onLoad"/>
        <svg:desc>formula</svg:desc>
      </draw:frame>
      <draw:frame draw:style-name="fr1" draw:name="Object111" text:anchor-type="page" text:anchor-page-number="1" svg:x="26.39cm" svg:y="12.453cm" svg:width="3.5cm" svg:height="0.561cm" draw:z-index="148">
        <draw:object xlink:href="./Object 111" xlink:type="simple" xlink:show="embed" xlink:actuate="onLoad"/>
        <draw:image xlink:href="./ObjectReplacements/Object 111" xlink:type="simple" xlink:show="embed" xlink:actuate="onLoad"/>
        <svg:desc>formula</svg:desc>
      </draw:frame>
      <draw:frame draw:style-name="fr1" draw:name="Object112" text:anchor-type="page" text:anchor-page-number="1" svg:x="30.025cm" svg:y="12.229cm" svg:width="4.902cm" svg:height="0.566cm" draw:z-index="149">
        <draw:object xlink:href="./Object 112" xlink:type="simple" xlink:show="embed" xlink:actuate="onLoad"/>
        <draw:image xlink:href="./ObjectReplacements/Object 112" xlink:type="simple" xlink:show="embed" xlink:actuate="onLoad"/>
        <svg:desc>formula</svg:desc>
      </draw:frame>
      <draw:frame draw:style-name="fr1" draw:name="Object113" text:anchor-type="page" text:anchor-page-number="1" svg:x="35.174cm" svg:y="12.234cm" svg:width="1.898cm" svg:height="0.605cm" draw:z-index="150">
        <draw:object xlink:href="./Object 113" xlink:type="simple" xlink:show="embed" xlink:actuate="onLoad"/>
        <draw:image xlink:href="./ObjectReplacements/Object 113" xlink:type="simple" xlink:show="embed" xlink:actuate="onLoad"/>
        <svg:desc>formula</svg:desc>
      </draw:frame>
      <draw:frame draw:style-name="fr1" draw:name="Object114" text:anchor-type="page" text:anchor-page-number="1" svg:x="26.674cm" svg:y="13.453cm" svg:width="2.168cm" svg:height="0.566cm" draw:z-index="151">
        <draw:object xlink:href="./Object 114" xlink:type="simple" xlink:show="embed" xlink:actuate="onLoad"/>
        <draw:image xlink:href="./ObjectReplacements/Object 114" xlink:type="simple" xlink:show="embed" xlink:actuate="onLoad"/>
        <svg:desc>formula</svg:desc>
      </draw:frame>
      <draw:frame draw:style-name="fr1" draw:name="Object115" text:anchor-type="page" text:anchor-page-number="1" svg:x="30.646cm" svg:y="13.453cm" svg:width="1.619cm" svg:height="0.619cm" draw:z-index="152">
        <draw:object xlink:href="./Object 115" xlink:type="simple" xlink:show="embed" xlink:actuate="onLoad"/>
        <draw:image xlink:href="./ObjectReplacements/Object 115" xlink:type="simple" xlink:show="embed" xlink:actuate="onLoad"/>
        <svg:desc>formula</svg:desc>
      </draw:frame>
      <draw:frame draw:style-name="fr1" draw:name="Object116" text:anchor-type="page" text:anchor-page-number="1" svg:x="33.145cm" svg:y="13.277cm" svg:width="3.108cm" svg:height="1.194cm" draw:z-index="153">
        <draw:object xlink:href="./Object 116" xlink:type="simple" xlink:show="embed" xlink:actuate="onLoad"/>
        <draw:image xlink:href="./ObjectReplacements/Object 116" xlink:type="simple" xlink:show="embed" xlink:actuate="onLoad"/>
        <svg:desc>formula</svg:desc>
      </draw:frame>
      <draw:frame draw:style-name="fr1" draw:name="Object117" text:anchor-type="page" text:anchor-page-number="1" svg:x="24.296cm" svg:y="14.335cm" svg:width="3.745cm" svg:height="0.827cm" draw:z-index="154">
        <draw:object xlink:href="./Object 117" xlink:type="simple" xlink:show="embed" xlink:actuate="onLoad"/>
        <draw:image xlink:href="./ObjectReplacements/Object 117" xlink:type="simple" xlink:show="embed" xlink:actuate="onLoad"/>
        <svg:desc>formula</svg:desc>
      </draw:frame>
      <draw:frame draw:style-name="fr1" draw:name="Object118" text:anchor-type="page" text:anchor-page-number="1" svg:x="28.467cm" svg:y="14.173cm" svg:width="3.57cm" svg:height="1.027cm" draw:z-index="155">
        <draw:object xlink:href="./Object 118" xlink:type="simple" xlink:show="embed" xlink:actuate="onLoad"/>
        <draw:image xlink:href="./ObjectReplacements/Object 118" xlink:type="simple" xlink:show="embed" xlink:actuate="onLoad"/>
        <svg:desc>formula</svg:desc>
      </draw:frame>
      <draw:frame draw:style-name="fr1" draw:name="Object119" text:anchor-type="page" text:anchor-page-number="1" svg:x="25.85cm" svg:y="15.161cm" svg:width="2.191cm" svg:height="1.129cm" draw:z-index="156">
        <draw:object xlink:href="./Object 119" xlink:type="simple" xlink:show="embed" xlink:actuate="onLoad"/>
        <draw:image xlink:href="./ObjectReplacements/Object 119" xlink:type="simple" xlink:show="embed" xlink:actuate="onLoad"/>
        <svg:desc>formula</svg:desc>
      </draw:frame>
      <draw:frame draw:style-name="fr1" draw:name="Object120" text:anchor-type="page" text:anchor-page-number="1" svg:x="28.467cm" svg:y="15.198cm" svg:width="3.736cm" svg:height="1.178cm" draw:z-index="157">
        <draw:object xlink:href="./Object 120" xlink:type="simple" xlink:show="embed" xlink:actuate="onLoad"/>
        <draw:image xlink:href="./ObjectReplacements/Object 120" xlink:type="simple" xlink:show="embed" xlink:actuate="onLoad"/>
        <svg:desc>formula</svg:desc>
      </draw:frame>
      <draw:frame draw:style-name="fr1" draw:name="Object121" text:anchor-type="page" text:anchor-page-number="1" svg:x="33.235cm" svg:y="15.307cm" svg:width="3.845cm" svg:height="1.007cm" draw:z-index="158">
        <draw:object xlink:href="./Object 121" xlink:type="simple" xlink:show="embed" xlink:actuate="onLoad"/>
        <draw:image xlink:href="./ObjectReplacements/Object 121" xlink:type="simple" xlink:show="embed" xlink:actuate="onLoad"/>
        <svg:desc>formula</svg:desc>
      </draw:frame>
      <draw:frame draw:style-name="fr1" draw:name="Object122" text:anchor-type="page" text:anchor-page-number="1" svg:x="24.585cm" svg:y="16.454cm" svg:width="6.429cm" svg:height="0.619cm" draw:z-index="159">
        <draw:object xlink:href="./Object 122" xlink:type="simple" xlink:show="embed" xlink:actuate="onLoad"/>
        <draw:image xlink:href="./ObjectReplacements/Object 122" xlink:type="simple" xlink:show="embed" xlink:actuate="onLoad"/>
        <svg:desc>formula</svg:desc>
      </draw:frame>
      <draw:frame draw:style-name="fr1" draw:name="Object124" text:anchor-type="page" text:anchor-page-number="1" svg:x="25.365cm" svg:y="17.071cm" svg:width="3.907cm" svg:height="1.288cm" draw:z-index="160">
        <draw:object xlink:href="./Object 124" xlink:type="simple" xlink:show="embed" xlink:actuate="onLoad"/>
        <draw:image xlink:href="./ObjectReplacements/Object 124" xlink:type="simple" xlink:show="embed" xlink:actuate="onLoad"/>
        <svg:desc>formula</svg:desc>
      </draw:frame>
      <draw:frame draw:style-name="fr1" draw:name="Object125" text:anchor-type="page" text:anchor-page-number="1" svg:x="36.518cm" svg:y="21.659cm" svg:width="4.872cm" svg:height="0.513cm" draw:z-index="161">
        <draw:object xlink:href="./Object 125" xlink:type="simple" xlink:show="embed" xlink:actuate="onLoad"/>
        <draw:image xlink:href="./ObjectReplacements/Object 125" xlink:type="simple" xlink:show="embed" xlink:actuate="onLoad"/>
        <svg:desc>formula</svg:desc>
      </draw:frame>
      <draw:frame draw:style-name="fr1" draw:name="Object126" text:anchor-type="page" text:anchor-page-number="1" svg:x="24.088cm" svg:y="18.314cm" svg:width="4.484cm" svg:height="1.141cm" draw:z-index="162">
        <draw:object xlink:href="./Object 126" xlink:type="simple" xlink:show="embed" xlink:actuate="onLoad"/>
        <draw:image xlink:href="./ObjectReplacements/Object 126" xlink:type="simple" xlink:show="embed" xlink:actuate="onLoad"/>
        <svg:desc>formula</svg:desc>
      </draw:frame>
      <draw:frame draw:style-name="fr1" draw:name="Object127" text:anchor-type="page" text:anchor-page-number="1" svg:x="28.951cm" svg:y="18.373cm" svg:width="6.696cm" svg:height="0.878cm" draw:z-index="163">
        <draw:object xlink:href="./Object 127" xlink:type="simple" xlink:show="embed" xlink:actuate="onLoad"/>
        <draw:image xlink:href="./ObjectReplacements/Object 127" xlink:type="simple" xlink:show="embed" xlink:actuate="onLoad"/>
        <svg:desc>formula</svg:desc>
      </draw:frame>
      <draw:frame draw:style-name="fr1" draw:name="Object129" text:anchor-type="page" text:anchor-page-number="1" svg:x="30.346cm" svg:y="19.249cm" svg:width="6.872cm" svg:height="1.235cm" draw:z-index="164">
        <draw:object xlink:href="./Object 129" xlink:type="simple" xlink:show="embed" xlink:actuate="onLoad"/>
        <draw:image xlink:href="./ObjectReplacements/Object 129" xlink:type="simple" xlink:show="embed" xlink:actuate="onLoad"/>
        <svg:desc>formula</svg:desc>
      </draw:frame>
      <draw:frame draw:style-name="fr1" draw:name="Object130" text:anchor-type="page" text:anchor-page-number="1" svg:x="30.586cm" svg:y="20.69cm" svg:width="2.494cm" svg:height="0.513cm" draw:z-index="165">
        <draw:object xlink:href="./Object 130" xlink:type="simple" xlink:show="embed" xlink:actuate="onLoad"/>
        <draw:image xlink:href="./ObjectReplacements/Object 130" xlink:type="simple" xlink:show="embed" xlink:actuate="onLoad"/>
        <svg:desc>formula</svg:desc>
      </draw:frame>
      <draw:frame draw:style-name="fr1" draw:name="Object131" text:anchor-type="page" text:anchor-page-number="1" svg:x="33.883cm" svg:y="20.278cm" svg:width="4.443cm" svg:height="1.235cm" draw:z-index="166">
        <draw:object xlink:href="./Object 131" xlink:type="simple" xlink:show="embed" xlink:actuate="onLoad"/>
        <draw:image xlink:href="./ObjectReplacements/Object 131" xlink:type="simple" xlink:show="embed" xlink:actuate="onLoad"/>
        <svg:desc>formula</svg:desc>
      </draw:frame>
      <draw:frame draw:style-name="fr1" draw:name="Object132" text:anchor-type="page" text:anchor-page-number="1" svg:x="29.254cm" svg:y="21.454cm" svg:width="7.077cm" svg:height="0.937cm" draw:z-index="167">
        <draw:object xlink:href="./Object 132" xlink:type="simple" xlink:show="embed" xlink:actuate="onLoad"/>
        <draw:image xlink:href="./ObjectReplacements/Object 132" xlink:type="simple" xlink:show="embed" xlink:actuate="onLoad"/>
        <svg:desc>formula</svg:desc>
      </draw:frame>
      <draw:frame draw:style-name="fr1" draw:name="Object133" text:anchor-type="page" text:anchor-page-number="1" svg:x="31.177cm" svg:y="17.076cm" svg:width="7.415cm" svg:height="1.139cm" draw:z-index="168">
        <draw:object xlink:href="./Object 133" xlink:type="simple" xlink:show="embed" xlink:actuate="onLoad"/>
        <draw:image xlink:href="./ObjectReplacements/Object 133" xlink:type="simple" xlink:show="embed" xlink:actuate="onLoad"/>
        <svg:desc>formula</svg:desc>
      </draw:frame>
      <draw:frame draw:style-name="fr1" draw:name="Object134" text:anchor-type="page" text:anchor-page-number="1" svg:x="28.586cm" svg:y="22.454cm" svg:width="3.493cm" svg:height="0.566cm" draw:z-index="169">
        <draw:object xlink:href="./Object 134" xlink:type="simple" xlink:show="embed" xlink:actuate="onLoad"/>
        <draw:image xlink:href="./ObjectReplacements/Object 134" xlink:type="simple" xlink:show="embed" xlink:actuate="onLoad"/>
        <svg:desc>formula</svg:desc>
      </draw:frame>
      <draw:frame draw:style-name="fr1" draw:name="Object135" text:anchor-type="page" text:anchor-page-number="1" svg:x="32.911cm" svg:y="22.389cm" svg:width="5.944cm" svg:height="0.852cm" draw:z-index="170">
        <draw:object xlink:href="./Object 135" xlink:type="simple" xlink:show="embed" xlink:actuate="onLoad"/>
        <draw:image xlink:href="./ObjectReplacements/Object 135" xlink:type="simple" xlink:show="embed" xlink:actuate="onLoad"/>
        <svg:desc>formula</svg:desc>
      </draw:frame>
      <draw:frame draw:style-name="fr1" draw:name="Object136" text:anchor-type="page" text:anchor-page-number="1" svg:x="24.169cm" svg:y="23.306cm" svg:width="3.514cm" svg:height="1.03cm" draw:z-index="171">
        <draw:object xlink:href="./Object 136" xlink:type="simple" xlink:show="embed" xlink:actuate="onLoad"/>
        <draw:image xlink:href="./ObjectReplacements/Object 136" xlink:type="simple" xlink:show="embed" xlink:actuate="onLoad"/>
        <svg:desc>formula</svg:desc>
      </draw:frame>
      <draw:frame draw:style-name="fr1" draw:name="Object137" text:anchor-type="page" text:anchor-page-number="1" svg:x="27.681cm" svg:y="23.239cm" svg:width="5.777cm" svg:height="0.554cm" draw:z-index="172">
        <draw:object xlink:href="./Object 137" xlink:type="simple" xlink:show="embed" xlink:actuate="onLoad"/>
        <draw:image xlink:href="./ObjectReplacements/Object 137" xlink:type="simple" xlink:show="embed" xlink:actuate="onLoad"/>
        <svg:desc>formula</svg:desc>
      </draw:frame>
      <draw:frame draw:style-name="fr1" draw:name="Object138" text:anchor-type="page" text:anchor-page-number="1" svg:x="34.502cm" svg:y="23.731cm" svg:width="9.677cm" svg:height="0.513cm" draw:z-index="173">
        <draw:object xlink:href="./Object 138" xlink:type="simple" xlink:show="embed" xlink:actuate="onLoad"/>
        <draw:image xlink:href="./ObjectReplacements/Object 138" xlink:type="simple" xlink:show="embed" xlink:actuate="onLoad"/>
        <svg:desc>formula</svg:desc>
      </draw:frame>
      <draw:frame draw:style-name="fr1" draw:name="Object139" text:anchor-type="page" text:anchor-page-number="1" svg:x="26.291cm" svg:y="24.455cm" svg:width="4.052cm" svg:height="0.513cm" draw:z-index="174">
        <draw:object xlink:href="./Object 139" xlink:type="simple" xlink:show="embed" xlink:actuate="onLoad"/>
        <draw:image xlink:href="./ObjectReplacements/Object 139" xlink:type="simple" xlink:show="embed" xlink:actuate="onLoad"/>
        <svg:desc>formula</svg:desc>
      </draw:frame>
      <draw:frame draw:style-name="fr1" draw:name="Object140" text:anchor-type="page" text:anchor-page-number="1" svg:x="30.379cm" svg:y="24.243cm" svg:width="3.097cm" svg:height="1.09cm" draw:z-index="175">
        <draw:object xlink:href="./Object 140" xlink:type="simple" xlink:show="embed" xlink:actuate="onLoad"/>
        <draw:image xlink:href="./ObjectReplacements/Object 140" xlink:type="simple" xlink:show="embed" xlink:actuate="onLoad"/>
        <svg:desc>formula</svg:desc>
      </draw:frame>
      <draw:frame draw:style-name="fr1" draw:name="Object141" text:anchor-type="page" text:anchor-page-number="1" svg:x="33.756cm" svg:y="24.455cm" svg:width="2.833cm" svg:height="0.566cm" draw:z-index="176">
        <draw:object xlink:href="./Object 141" xlink:type="simple" xlink:show="embed" xlink:actuate="onLoad"/>
        <draw:image xlink:href="./ObjectReplacements/Object 141" xlink:type="simple" xlink:show="embed" xlink:actuate="onLoad"/>
        <svg:desc>formula</svg:desc>
      </draw:frame>
      <draw:frame draw:style-name="fr1" draw:name="Object142" text:anchor-type="page" text:anchor-page-number="1" svg:x="36.587cm" svg:y="24.455cm" svg:width="4.916cm" svg:height="0.619cm" draw:z-index="177">
        <draw:object xlink:href="./Object 142" xlink:type="simple" xlink:show="embed" xlink:actuate="onLoad"/>
        <draw:image xlink:href="./ObjectReplacements/Object 142" xlink:type="simple" xlink:show="embed" xlink:actuate="onLoad"/>
        <svg:desc>formula</svg:desc>
      </draw:frame>
      <draw:frame draw:style-name="fr1" draw:name="Object143" text:anchor-type="page" text:anchor-page-number="1" svg:x="28.169cm" svg:y="25.455cm" svg:width="3.665cm" svg:height="0.568cm" draw:z-index="178">
        <draw:object xlink:href="./Object 143" xlink:type="simple" xlink:show="embed" xlink:actuate="onLoad"/>
        <draw:image xlink:href="./ObjectReplacements/Object 143" xlink:type="simple" xlink:show="embed" xlink:actuate="onLoad"/>
        <svg:desc>formula</svg:desc>
      </draw:frame>
      <draw:frame draw:style-name="fr1" draw:name="Object144" text:anchor-type="page" text:anchor-page-number="1" svg:x="32.586cm" svg:y="25.455cm" svg:width="4.807cm" svg:height="0.513cm" draw:z-index="179">
        <draw:object xlink:href="./Object 144" xlink:type="simple" xlink:show="embed" xlink:actuate="onLoad"/>
        <draw:image xlink:href="./ObjectReplacements/Object 144" xlink:type="simple" xlink:show="embed" xlink:actuate="onLoad"/>
        <svg:desc>formula</svg:desc>
      </draw:frame>
      <draw:frame draw:style-name="fr1" draw:name="Object145" text:anchor-type="page" text:anchor-page-number="1" svg:x="37.939cm" svg:y="25.455cm" svg:width="3.387cm" svg:height="0.639cm" draw:z-index="180">
        <draw:object xlink:href="./Object 145" xlink:type="simple" xlink:show="embed" xlink:actuate="onLoad"/>
        <draw:image xlink:href="./ObjectReplacements/Object 145" xlink:type="simple" xlink:show="embed" xlink:actuate="onLoad"/>
        <svg:desc>formula</svg:desc>
      </draw:frame>
      <draw:frame draw:style-name="fr1" draw:name="Object146" text:anchor-type="page" text:anchor-page-number="1" svg:x="26.615cm" svg:y="26.455cm" svg:width="8.574cm" svg:height="0.637cm" draw:z-index="181">
        <draw:object xlink:href="./Object 146" xlink:type="simple" xlink:show="embed" xlink:actuate="onLoad"/>
        <draw:image xlink:href="./ObjectReplacements/Object 146" xlink:type="simple" xlink:show="embed" xlink:actuate="onLoad"/>
        <svg:desc>formula</svg:desc>
      </draw:frame>
      <draw:frame draw:style-name="fr1" draw:name="Object148" text:anchor-type="page" text:anchor-page-number="1" svg:x="35.586cm" svg:y="26.455cm" svg:width="2.752cm" svg:height="0.566cm" draw:z-index="182">
        <draw:object xlink:href="./Object 148" xlink:type="simple" xlink:show="embed" xlink:actuate="onLoad"/>
        <draw:image xlink:href="./ObjectReplacements/Object 148" xlink:type="simple" xlink:show="embed" xlink:actuate="onLoad"/>
        <svg:desc>formula</svg:desc>
      </draw:frame>
      <draw:frame draw:style-name="fr1" draw:name="Object150" text:anchor-type="page" text:anchor-page-number="1" svg:x="27.585cm" svg:y="27.455cm" svg:width="4.68cm" svg:height="0.783cm" draw:z-index="183">
        <draw:object xlink:href="./Object 150" xlink:type="simple" xlink:show="embed" xlink:actuate="onLoad"/>
        <draw:image xlink:href="./ObjectReplacements/Object 150" xlink:type="simple" xlink:show="embed" xlink:actuate="onLoad"/>
        <svg:desc>formula</svg:desc>
      </draw:frame>
      <draw:frame draw:style-name="fr1" draw:name="Object151" text:anchor-type="page" text:anchor-page-number="1" svg:x="33.586cm" svg:y="27.455cm" svg:width="1.466cm" svg:height="0.85cm" draw:z-index="184">
        <draw:object xlink:href="./Object 151" xlink:type="simple" xlink:show="embed" xlink:actuate="onLoad"/>
        <draw:image xlink:href="./ObjectReplacements/Object 151" xlink:type="simple" xlink:show="embed" xlink:actuate="onLoad"/>
        <svg:desc>formula</svg:desc>
      </draw:frame>
      <draw:frame draw:style-name="fr1" draw:name="Object155" text:anchor-type="page" text:anchor-page-number="1" svg:x="37.181cm" svg:y="12.22cm" svg:width="4.653cm" svg:height="0.619cm" draw:z-index="196">
        <draw:object xlink:href="./Object 155" xlink:type="simple" xlink:show="embed" xlink:actuate="onLoad"/>
        <draw:image xlink:href="./ObjectReplacements/Object 155" xlink:type="simple" xlink:show="embed" xlink:actuate="onLoad"/>
        <svg:desc>formula</svg:desc>
      </draw:frame>
      <draw:frame draw:style-name="fr1" draw:name="Object160" text:anchor-type="page" text:anchor-page-number="1" svg:x="35.999cm" svg:y="11.453cm" svg:width="4.607cm" svg:height="0.566cm" draw:z-index="205">
        <draw:object xlink:href="./Object 160" xlink:type="simple" xlink:show="embed" xlink:actuate="onLoad"/>
        <draw:image xlink:href="./ObjectReplacements/Object 160" xlink:type="simple" xlink:show="embed" xlink:actuate="onLoad"/>
        <svg:desc>formula</svg:desc>
      </draw:frame>
      <draw:frame draw:style-name="fr1" draw:name="Object161" text:anchor-type="page" text:anchor-page-number="1" svg:x="32.676cm" svg:y="10.659cm" svg:width="2.946cm" svg:height="0.513cm" draw:z-index="206">
        <draw:object xlink:href="./Object 161" xlink:type="simple" xlink:show="embed" xlink:actuate="onLoad"/>
        <draw:image xlink:href="./ObjectReplacements/Object 161" xlink:type="simple" xlink:show="embed" xlink:actuate="onLoad"/>
        <svg:desc>formula</svg:desc>
      </draw:frame>
      <draw:frame draw:style-name="fr1" draw:name="Object162" text:anchor-type="page" text:anchor-page-number="1" svg:x="38.858cm" svg:y="3.233cm" svg:width="2.877cm" svg:height="1.09cm" draw:z-index="207">
        <draw:object xlink:href="./Object 162" xlink:type="simple" xlink:show="embed" xlink:actuate="onLoad"/>
        <draw:image xlink:href="./ObjectReplacements/Object 162" xlink:type="simple" xlink:show="embed" xlink:actuate="onLoad"/>
        <svg:desc>formula</svg:desc>
      </draw:frame>
      <draw:frame draw:style-name="fr1" draw:name="Object163" text:anchor-type="page" text:anchor-page-number="1" svg:x="14.448cm" svg:y="6.512cm" svg:width="3.875cm" svg:height="0.605cm" draw:z-index="208">
        <draw:object xlink:href="./Object 163" xlink:type="simple" xlink:show="embed" xlink:actuate="onLoad"/>
        <draw:image xlink:href="./ObjectReplacements/Object 163" xlink:type="simple" xlink:show="embed" xlink:actuate="onLoad"/>
        <svg:desc>formula</svg:desc>
      </draw:frame>
      <draw:frame draw:style-name="fr1" draw:name="Object78" text:anchor-type="page" text:anchor-page-number="1" svg:x="15.589cm" svg:y="20.07cm" svg:width="5.202cm" svg:height="1.122cm" draw:z-index="211">
        <draw:object xlink:href="./Object 78" xlink:type="simple" xlink:show="embed" xlink:actuate="onLoad"/>
        <draw:image xlink:href="./ObjectReplacements/Object 78" xlink:type="simple" xlink:show="embed" xlink:actuate="onLoad"/>
        <svg:desc>formula</svg:desc>
      </draw:frame>
      <draw:frame draw:style-name="fr1" draw:name="Object128" text:anchor-type="page" text:anchor-page-number="1" svg:x="25.963cm" svg:y="19.641cm" svg:width="4.172cm" svg:height="0.815cm" draw:z-index="212">
        <draw:object xlink:href="./Object 128" xlink:type="simple" xlink:show="embed" xlink:actuate="onLoad"/>
        <draw:image xlink:href="./ObjectReplacements/Object 128" xlink:type="simple" xlink:show="embed" xlink:actuate="onLoad"/>
        <svg:desc>formula</svg:desc>
      </draw:frame>
      <draw:frame draw:style-name="fr1" draw:name="Object164" text:anchor-type="page" text:anchor-page-number="1" svg:x="37.578cm" svg:y="19.249cm" svg:width="4.784cm" svg:height="1.06cm" draw:z-index="213">
        <draw:object xlink:href="./Object 164" xlink:type="simple" xlink:show="embed" xlink:actuate="onLoad"/>
        <draw:image xlink:href="./ObjectReplacements/Object 164" xlink:type="simple" xlink:show="embed" xlink:actuate="onLoad"/>
        <svg:desc>formula</svg:desc>
      </draw:frame>
      <draw:frame draw:style-name="fr1" draw:name="Object165" text:anchor-type="page" text:anchor-page-number="1" svg:x="36.791cm" svg:y="13.453cm" svg:width="4.755cm" svg:height="1.178cm" draw:z-index="214">
        <draw:object xlink:href="./Object 165" xlink:type="simple" xlink:show="embed" xlink:actuate="onLoad"/>
        <draw:image xlink:href="./ObjectReplacements/Object 165" xlink:type="simple" xlink:show="embed" xlink:actuate="onLoad"/>
        <svg:desc>formula</svg:desc>
      </draw:frame>
      <draw:frame draw:style-name="fr1" draw:name="Object166" text:anchor-type="page" text:anchor-page-number="1" svg:x="16.33cm" svg:y="8.17cm" svg:width="4.284cm" svg:height="1.078cm" draw:z-index="215">
        <draw:object xlink:href="./Object 166" xlink:type="simple" xlink:show="embed" xlink:actuate="onLoad"/>
        <draw:image xlink:href="./ObjectReplacements/Object 166" xlink:type="simple" xlink:show="embed" xlink:actuate="onLoad"/>
        <svg:desc>formula</svg:desc>
      </draw:frame>
      <draw:frame draw:style-name="fr1" draw:name="Object168" text:anchor-type="page" text:anchor-page-number="1" svg:x="30.025cm" svg:y="12.793cm" svg:width="7.375cm" svg:height="0.566cm" draw:z-index="217">
        <draw:object xlink:href="./Object 168" xlink:type="simple" xlink:show="embed" xlink:actuate="onLoad"/>
        <draw:image xlink:href="./ObjectReplacements/Object 168" xlink:type="simple" xlink:show="embed" xlink:actuate="onLoad"/>
        <svg:desc>formula</svg:desc>
      </draw:frame>
      <draw:frame draw:style-name="fr1" draw:name="Object147" text:anchor-type="page" text:anchor-page-number="1" svg:x="37.606cm" svg:y="1.499cm" svg:width="4.156cm" svg:height="0.513cm" draw:z-index="220">
        <draw:object xlink:href="./Object 147" xlink:type="simple" xlink:show="embed" xlink:actuate="onLoad"/>
        <draw:image xlink:href="./ObjectReplacements/Object 147" xlink:type="simple" xlink:show="embed" xlink:actuate="onLoad"/>
        <svg:desc>formula</svg:desc>
      </draw:frame>
      <draw:frame draw:style-name="fr1" draw:name="Object149" text:anchor-type="page" text:anchor-page-number="1" svg:x="4.318cm" svg:y="22.795cm" svg:width="6.606cm" svg:height="0.513cm" draw:z-index="236">
        <draw:object xlink:href="./Object 170" xlink:type="simple" xlink:show="embed" xlink:actuate="onLoad"/>
        <draw:image xlink:href="./ObjectReplacements/Object 170" xlink:type="simple" xlink:show="embed" xlink:actuate="onLoad"/>
        <svg:desc>formula</svg:desc>
      </draw:frame>
      <draw:frame draw:style-name="fr1" draw:name="Object37" text:anchor-type="page" text:anchor-page-number="1" svg:x="4.563cm" svg:y="12.305cm" svg:width="3.819cm" svg:height="0.568cm" draw:z-index="237">
        <draw:object xlink:href="./Object 37" xlink:type="simple" xlink:show="embed" xlink:actuate="onLoad"/>
        <draw:image xlink:href="./ObjectReplacements/Object 37" xlink:type="simple" xlink:show="embed" xlink:actuate="onLoad"/>
        <svg:desc>formula</svg:desc>
      </draw:frame>
      <draw:frame draw:style-name="fr1" draw:name="Object171" text:anchor-type="page" text:anchor-page-number="1" svg:x="8.703cm" svg:y="12.305cm" svg:width="4.136cm" svg:height="0.568cm" draw:z-index="238">
        <draw:object xlink:href="./Object 171" xlink:type="simple" xlink:show="embed" xlink:actuate="onLoad"/>
        <draw:image xlink:href="./ObjectReplacements/Object 171" xlink:type="simple" xlink:show="embed" xlink:actuate="onLoad"/>
        <svg:desc>formula</svg:desc>
      </draw:frame>
      <draw:frame draw:style-name="fr1" draw:name="Object173" text:anchor-type="page" text:anchor-page-number="1" svg:x="4.669cm" svg:y="12.887cm" svg:width="3.628cm" svg:height="0.543cm" draw:z-index="240">
        <draw:object xlink:href="./Object 173" xlink:type="simple" xlink:show="embed" xlink:actuate="onLoad"/>
        <draw:image xlink:href="./ObjectReplacements/Object 173" xlink:type="simple" xlink:show="embed" xlink:actuate="onLoad"/>
        <svg:desc>formula</svg:desc>
      </draw:frame>
      <draw:frame draw:style-name="fr1" draw:name="Object174" text:anchor-type="page" text:anchor-page-number="1" svg:x="8.737cm" svg:y="12.912cm" svg:width="4.202cm" svg:height="0.499cm" draw:z-index="241">
        <draw:object xlink:href="./Object 174" xlink:type="simple" xlink:show="embed" xlink:actuate="onLoad"/>
        <draw:image xlink:href="./ObjectReplacements/Object 174" xlink:type="simple" xlink:show="embed" xlink:actuate="onLoad"/>
        <svg:desc>formula</svg:desc>
      </draw:frame>
      <draw:frame draw:style-name="fr1" draw:name="Object175" text:anchor-type="page" text:anchor-page-number="1" svg:x="13.219cm" svg:y="12.871cm" svg:width="7.403cm" svg:height="0.547cm" draw:z-index="242">
        <draw:object xlink:href="./Object 175" xlink:type="simple" xlink:show="embed" xlink:actuate="onLoad"/>
        <draw:image xlink:href="./ObjectReplacements/Object 175" xlink:type="simple" xlink:show="embed" xlink:actuate="onLoad"/>
        <svg:desc>formula</svg:desc>
      </draw:frame>
      <text:p text:style-name="P1"><draw:frame text:anchor-type="paragraph" draw:z-index="0" draw:name="Shape1" draw:style-name="gr16" draw:text-style-name="P11" svg:width="5.889cm" svg:height="0.74cm" svg:x="0.332cm" svg:y="1.411cm"><draw:text-box><text:p text:style-name="P10"><text:span text:style-name="T4">Axiomes d’extensionnalité :</text:span><text:span text:style-name="T5"> </text:span></text:p></draw:text-box></draw:frame><draw:frame text:anchor-type="paragraph" draw:z-index="1" draw:name="Shape1_25" draw:style-name="gr10" draw:text-style-name="P12" svg:width="2.043cm" svg:height="0.708cm" svg:x="0.332cm" svg:y="2.411cm"><draw:text-box><text:p text:style-name="P10"><text:span text:style-name="T4">Logique :</text:span></text:p></draw:text-box></draw:frame><draw:frame text:anchor-type="paragraph" draw:z-index="2" draw:name="Shape1_24" draw:style-name="gr11" draw:text-style-name="P11" svg:width="5.211cm" svg:height="0.615cm" svg:x="0.332cm" svg:y="27.414cm"><draw:text-box><text:p text:style-name="P10"><text:span text:style-name="T4">Récurrence :</text:span><text:span text:style-name="T5"> </text:span></text:p></draw:text-box></draw:frame><draw:frame text:anchor-type="paragraph" draw:z-index="3" draw:name="Shape1_0" draw:style-name="gr10" draw:text-style-name="P12" svg:width="3.922cm" svg:height="0.708cm" svg:x="0.332cm" svg:y="3.411cm"><draw:text-box><text:p text:style-name="P10"><text:span text:style-name="T4">Relation binaire :</text:span></text:p></draw:text-box></draw:frame><draw:frame text:anchor-type="paragraph" draw:z-index="4" draw:name="Shape1_1" draw:style-name="gr10" draw:text-style-name="P11" svg:width="5.211cm" svg:height="0.708cm" svg:x="0.332cm" svg:y="4.411cm"><draw:text-box><text:p text:style-name="P10"><text:span text:style-name="T4">Application :</text:span><text:span text:style-name="T5"> </text:span></text:p></draw:text-box></draw:frame><draw:frame text:anchor-type="paragraph" draw:z-index="5" draw:name="Shape1_2" draw:style-name="gr10" draw:text-style-name="P11" svg:width="4.211cm" svg:height="0.708cm" svg:x="0.332cm" svg:y="5.412cm"><draw:text-box><text:p text:style-name="P10"><text:span text:style-name="T4">Structure interne :</text:span><text:span text:style-name="T5"> </text:span></text:p></draw:text-box></draw:frame><draw:frame text:anchor-type="paragraph" draw:z-index="6" draw:name="Shape1_3" draw:style-name="gr10" draw:text-style-name="P11" svg:width="2.467cm" svg:height="0.708cm" svg:x="0.332cm" svg:y="6.412cm"><draw:text-box><text:p text:style-name="P10"><text:span text:style-name="T4">Linéarité :</text:span><text:span text:style-name="T5"> </text:span></text:p></draw:text-box></draw:frame><draw:frame text:anchor-type="paragraph" draw:z-index="7" draw:name="Shape1_4" draw:style-name="gr10" draw:text-style-name="P11" svg:width="5.211cm" svg:height="0.708cm" svg:x="0.332cm" svg:y="7.412cm"><draw:text-box><text:p text:style-name="P10"><text:span text:style-name="T4">Base vectorielle :</text:span><text:span text:style-name="T5"> </text:span></text:p></draw:text-box></draw:frame><draw:frame text:anchor-type="paragraph" draw:z-index="8" draw:name="Shape1_5" draw:style-name="gr15" draw:text-style-name="P11" svg:width="5.536cm" svg:height="1.227cm" svg:x="0.332cm" svg:y="8.412cm"><draw:text-box><text:p text:style-name="P10"><text:span text:style-name="T4">Théorème de géométrie :</text:span><text:span text:style-name="T5"> </text:span></text:p></draw:text-box></draw:frame><draw:frame text:anchor-type="paragraph" draw:z-index="9" draw:name="Shape1_6" draw:style-name="gr10" draw:text-style-name="P11" svg:width="5.211cm" svg:height="0.708cm" svg:x="0.332cm" svg:y="9.412cm"><draw:text-box><text:p text:style-name="P10"><text:span text:style-name="T4">Produit scalaire :</text:span><text:span text:style-name="T5"> </text:span></text:p></draw:text-box></draw:frame><draw:frame text:anchor-type="paragraph" draw:z-index="10" draw:name="Shape1_7" draw:style-name="gr15" draw:text-style-name="P11" svg:width="5.677cm" svg:height="1.227cm" svg:x="0.332cm" svg:y="10.412cm"><draw:text-box><text:p text:style-name="P10"><text:span text:style-name="T4">Equation paramétrique :</text:span><text:span text:style-name="T5"> </text:span></text:p></draw:text-box></draw:frame><draw:frame text:anchor-type="paragraph" draw:z-index="11" draw:name="Shape1_8" draw:style-name="gr10" draw:text-style-name="P11" svg:width="5.211cm" svg:height="0.708cm" svg:x="0.332cm" svg:y="11.412cm"><draw:text-box><text:p text:style-name="P10"><text:span text:style-name="T4">Conique :</text:span><text:span text:style-name="T5"> </text:span></text:p></draw:text-box></draw:frame><draw:frame text:anchor-type="paragraph" draw:z-index="12" draw:name="Shape1_9" draw:style-name="gr10" draw:text-style-name="P11" svg:width="5.211cm" svg:height="0.708cm" svg:x="0.332cm" svg:y="12.412cm"><draw:text-box><text:p text:style-name="P10"><text:span text:style-name="T4">Lieu géométrique :</text:span><text:span text:style-name="T5"> </text:span></text:p></draw:text-box></draw:frame><draw:frame text:anchor-type="paragraph" draw:z-index="13" draw:name="Shape1_10" draw:style-name="gr10" draw:text-style-name="P11" svg:width="5.211cm" svg:height="0.708cm" svg:x="0.332cm" svg:y="13.413cm"><draw:text-box><text:p text:style-name="P10"><text:span text:style-name="T4">Noyau :</text:span><text:span text:style-name="T5"> </text:span></text:p></draw:text-box></draw:frame><draw:frame text:anchor-type="paragraph" draw:z-index="14" draw:name="Shape1_11" draw:style-name="gr10" draw:text-style-name="P11" svg:width="5.211cm" svg:height="0.708cm" svg:x="0.332cm" svg:y="14.413cm"><draw:text-box><text:p text:style-name="P10"><text:span text:style-name="T4">Image :</text:span><text:span text:style-name="T5"> </text:span></text:p></draw:text-box></draw:frame><draw:frame text:anchor-type="paragraph" draw:z-index="15" draw:name="Shape1_12" draw:style-name="gr10" draw:text-style-name="P11" svg:width="5.211cm" svg:height="0.708cm" svg:x="0.332cm" svg:y="15.413cm"><draw:text-box><text:p text:style-name="P10"><text:span text:style-name="T4">Théorème du rang :</text:span><text:span text:style-name="T5"> </text:span></text:p></draw:text-box></draw:frame><draw:frame text:anchor-type="paragraph" draw:z-index="16" draw:name="Shape1_13" draw:style-name="gr15" draw:text-style-name="P11" svg:width="5.818cm" svg:height="1.227cm" svg:x="0.332cm" svg:y="16.413cm"><draw:text-box><text:p text:style-name="P10"><text:span text:style-name="T4">Théorème isomorphisme :</text:span><text:span text:style-name="T5"> </text:span></text:p></draw:text-box></draw:frame><draw:frame text:anchor-type="paragraph" draw:z-index="17" draw:name="Shape1_14" draw:style-name="gr10" draw:text-style-name="P11" svg:width="5.211cm" svg:height="0.708cm" svg:x="0.332cm" svg:y="17.413cm"><draw:text-box><text:p text:style-name="P10"><text:span text:style-name="T4">VVE propre :</text:span><text:span text:style-name="T5"> </text:span></text:p></draw:text-box></draw:frame><draw:frame text:anchor-type="paragraph" draw:z-index="18" draw:name="Shape1_15" draw:style-name="gr10" draw:text-style-name="P11" svg:width="5.211cm" svg:height="0.708cm" svg:x="0.332cm" svg:y="18.413cm"><draw:text-box><text:p text:style-name="P10"><text:span text:style-name="T4">Décomposition PLU :</text:span><text:span text:style-name="T5"> </text:span></text:p></draw:text-box></draw:frame><draw:frame text:anchor-type="paragraph" draw:z-index="19" draw:name="Shape1_16" draw:style-name="gr10" draw:text-style-name="P11" svg:width="5.211cm" svg:height="0.708cm" svg:x="0.332cm" svg:y="19.413cm"><draw:text-box><text:p text:style-name="P10"><text:span text:style-name="T4">Evaluation polynome :</text:span><text:span text:style-name="T5"> </text:span></text:p></draw:text-box></draw:frame><draw:frame text:anchor-type="paragraph" draw:z-index="20" draw:name="Shape1_17" draw:style-name="gr14" draw:text-style-name="P11" svg:width="7.261cm" svg:height="0.742cm" svg:x="0.332cm" svg:y="20.413cm"><draw:text-box><text:p text:style-name="P10"><text:span text:style-name="T4">Théorème fondamental Algèbre :</text:span><text:span text:style-name="T5"> </text:span></text:p></draw:text-box></draw:frame><draw:frame text:anchor-type="paragraph" draw:z-index="21" draw:name="Shape1_18" draw:style-name="gr10" draw:text-style-name="P11" svg:width="5.211cm" svg:height="0.708cm" svg:x="0.332cm" svg:y="21.414cm"><draw:text-box><text:p text:style-name="P10"><text:span text:style-name="T4">Division euclidienne :</text:span><text:span text:style-name="T5"> </text:span></text:p></draw:text-box></draw:frame><draw:frame text:anchor-type="paragraph" draw:z-index="22" draw:name="Shape1_19" draw:style-name="gr10" draw:text-style-name="P11" svg:width="5.211cm" svg:height="0.708cm" svg:x="0.332cm" svg:y="22.414cm"><draw:text-box><text:p text:style-name="P10"><text:span text:style-name="T4">Nombre premier :</text:span><text:span text:style-name="T5"> </text:span></text:p></draw:text-box></draw:frame><draw:frame text:anchor-type="paragraph" draw:z-index="23" draw:name="Shape1_20" draw:style-name="gr10" draw:text-style-name="P11" svg:width="5.211cm" svg:height="0.708cm" svg:x="0.332cm" svg:y="23.414cm"><draw:text-box><text:p text:style-name="P10"><text:span text:style-name="T4">Théorème de Lagrange :</text:span><text:span text:style-name="T5"> </text:span></text:p></draw:text-box></draw:frame><draw:frame text:anchor-type="paragraph" draw:z-index="24" draw:name="Shape1_21" draw:style-name="gr10" draw:text-style-name="P11" svg:width="5.211cm" svg:height="0.708cm" svg:x="0.332cm" svg:y="25.414cm"><draw:text-box><text:p text:style-name="P10"><text:span text:style-name="T4">Contraposé :</text:span><text:span text:style-name="T5"> </text:span></text:p></draw:text-box></draw:frame><draw:frame text:anchor-type="paragraph" draw:z-index="25" draw:name="Shape1_22" draw:style-name="gr10" draw:text-style-name="P11" svg:width="5.211cm" svg:height="0.708cm" svg:x="0.332cm" svg:y="26.414cm"><draw:text-box><text:p text:style-name="P10"><text:span text:style-name="T4">Absurde :</text:span><text:span text:style-name="T5"> </text:span></text:p></draw:text-box></draw:frame><draw:frame text:anchor-type="paragraph" draw:z-index="26" draw:name="Shape1_23" draw:style-name="gr11" draw:text-style-name="P11" svg:width="6.912cm" svg:height="0.615cm" svg:x="0.332cm" svg:y="24.414cm"><draw:text-box><text:p text:style-name="P10"><text:span text:style-name="T4">Composition de transposition :</text:span><text:span text:style-name="T5"> </text:span></text:p></draw:text-box></draw:frame><draw:frame text:anchor-type="paragraph" draw:z-index="27" draw:name="Shape1_26" draw:style-name="gr11" draw:text-style-name="P11" svg:width="5.211cm" svg:height="0.615cm" svg:x="21.138cm" svg:y="1.411cm"><draw:text-box><text:p text:style-name="P10"><text:span text:style-name="T4">Inégalité :</text:span><text:span text:style-name="T5"> </text:span></text:p></draw:text-box></draw:frame><draw:frame text:anchor-type="paragraph" draw:z-index="28" draw:name="Shape1_27" draw:style-name="gr10" draw:text-style-name="P11" svg:width="5.211cm" svg:height="0.708cm" svg:x="21.138cm" svg:y="2.411cm"><draw:text-box><text:p text:style-name="P10"><text:span text:style-name="T4">Limite :</text:span><text:span text:style-name="T5"> </text:span></text:p></draw:text-box></draw:frame><draw:frame text:anchor-type="paragraph" draw:z-index="29" draw:name="Shape1_29" draw:style-name="gr10" draw:text-style-name="P11" svg:width="5.211cm" svg:height="0.708cm" svg:x="21.138cm" svg:y="3.411cm"><draw:text-box><text:p text:style-name="P10"><text:span text:style-name="T4">Exponnentiel :</text:span><text:span text:style-name="T5"> </text:span></text:p></draw:text-box></draw:frame><draw:frame text:anchor-type="paragraph" draw:z-index="30" draw:name="Shape1_30" draw:style-name="gr11" draw:text-style-name="P11" svg:width="6.656cm" svg:height="0.615cm" svg:x="21.138cm" svg:y="9.412cm"><draw:text-box><text:p text:style-name="P10"><text:span text:style-name="T4">Théorème accroissement fini :</text:span><text:span text:style-name="T5"> </text:span></text:p></draw:text-box></draw:frame><draw:frame text:anchor-type="paragraph" draw:z-index="31" draw:name="Shape1_31" draw:style-name="gr10" draw:text-style-name="P11" svg:width="5.211cm" svg:height="0.708cm" svg:x="21.138cm" svg:y="10.412cm"><draw:text-box><text:p text:style-name="P10"><text:span text:style-name="T4">Hopital :</text:span><text:span text:style-name="T5"> </text:span></text:p></draw:text-box></draw:frame><draw:frame text:anchor-type="paragraph" draw:z-index="32" draw:name="Shape1_32" draw:style-name="gr11" draw:text-style-name="P11" svg:width="5.889cm" svg:height="0.615cm" svg:x="21.138cm" svg:y="11.412cm"><draw:text-box><text:p text:style-name="P10"><text:span text:style-name="T4">Théorème encadrement :</text:span><text:span text:style-name="T5"> </text:span></text:p></draw:text-box></draw:frame><draw:frame text:anchor-type="paragraph" draw:z-index="33" draw:name="Shape1_33" draw:style-name="gr10" draw:text-style-name="P11" svg:width="5.211cm" svg:height="0.708cm" svg:x="21.138cm" svg:y="12.412cm"><draw:text-box><text:p text:style-name="P10"><text:span text:style-name="T4">Critère de convergence :</text:span><text:span text:style-name="T5"> </text:span></text:p></draw:text-box></draw:frame><draw:frame text:anchor-type="paragraph" draw:z-index="34" draw:name="Shape1_34" draw:style-name="gr10" draw:text-style-name="P11" svg:width="5.211cm" svg:height="0.708cm" svg:x="21.138cm" svg:y="13.413cm"><draw:text-box><text:p text:style-name="P10"><text:span text:style-name="T4">Règle d’Alembert :</text:span><text:span text:style-name="T5"> </text:span></text:p></draw:text-box></draw:frame><draw:frame text:anchor-type="paragraph" draw:z-index="35" draw:name="Shape1_35" draw:style-name="gr10" draw:text-style-name="P11" svg:width="5.211cm" svg:height="0.708cm" svg:x="21.138cm" svg:y="15.413cm"><draw:text-box><text:p text:style-name="P10"><text:span text:style-name="T4">Serie de Taylor :</text:span><text:span text:style-name="T5"> </text:span></text:p></draw:text-box></draw:frame><draw:frame text:anchor-type="paragraph" draw:z-index="36" draw:name="Shape1_36" draw:style-name="gr10" draw:text-style-name="P11" svg:width="5.211cm" svg:height="0.708cm" svg:x="21.138cm" svg:y="18.413cm"><draw:text-box><text:p text:style-name="P10"><text:span text:style-name="T4">Résidu :</text:span><text:span text:style-name="T5"> </text:span></text:p></draw:text-box></draw:frame><draw:frame text:anchor-type="paragraph" draw:z-index="37" draw:name="Shape1_37" draw:style-name="gr10" draw:text-style-name="P11" svg:width="5.211cm" svg:height="0.708cm" svg:x="21.138cm" svg:y="19.413cm"><draw:text-box><text:p text:style-name="P10"><text:span text:style-name="T4">Critère d’intégration :</text:span><text:span text:style-name="T5"> </text:span></text:p></draw:text-box></draw:frame><draw:frame text:anchor-type="paragraph" draw:z-index="38" draw:name="Shape1_38" draw:style-name="gr13" draw:text-style-name="P11" svg:width="7.688cm" svg:height="0.671cm" svg:x="21.138cm" svg:y="20.413cm"><draw:text-box><text:p text:style-name="P10"><text:span text:style-name="T4">Théorème fondamental d’analyse :</text:span><text:span text:style-name="T5"> </text:span></text:p></draw:text-box></draw:frame><draw:frame text:anchor-type="paragraph" draw:z-index="39" draw:name="Shape1_39" draw:style-name="gr12" draw:text-style-name="P11" svg:width="8.076cm" svg:height="0.659cm" svg:x="21.138cm" svg:y="21.414cm"><draw:text-box><text:p text:style-name="P10"><text:span text:style-name="T4">Théorème changement de variable :</text:span><text:span text:style-name="T5"> </text:span></text:p></draw:text-box></draw:frame><draw:frame text:anchor-type="paragraph" draw:z-index="40" draw:name="Shape1_40" draw:style-name="gr11" draw:text-style-name="P11" svg:width="7.264cm" svg:height="0.615cm" svg:x="21.138cm" svg:y="22.414cm"><draw:text-box><text:p text:style-name="P10"><text:span text:style-name="T4">Théorème convergence dominée :</text:span><text:span text:style-name="T5"> </text:span></text:p></draw:text-box></draw:frame><draw:frame text:anchor-type="paragraph" draw:z-index="41" draw:name="Shape1_41" draw:style-name="gr10" draw:text-style-name="P11" svg:width="5.211cm" svg:height="0.708cm" svg:x="21.138cm" svg:y="23.414cm"><draw:text-box><text:p text:style-name="P10"><text:span text:style-name="T4">Transformée :</text:span><text:span text:style-name="T5"> </text:span></text:p></draw:text-box></draw:frame><draw:frame text:anchor-type="paragraph" draw:z-index="42" draw:name="Shape1_42" draw:style-name="gr11" draw:text-style-name="P11" svg:width="7.407cm" svg:height="0.615cm" svg:x="21.138cm" svg:y="4.411cm"><draw:text-box><text:p text:style-name="P10"><text:span text:style-name="T4">Théorème valeur intermédiaire :</text:span><text:span text:style-name="T5"> </text:span></text:p></draw:text-box></draw:frame><draw:frame text:anchor-type="paragraph" draw:z-index="43" draw:name="Shape1_43" draw:style-name="gr10" draw:text-style-name="P11" svg:width="5.211cm" svg:height="0.708cm" svg:x="21.138cm" svg:y="5.412cm"><draw:text-box><text:p text:style-name="P10"><text:span text:style-name="T4">Théorème continuité :</text:span><text:span text:style-name="T5"> </text:span></text:p></draw:text-box></draw:frame><draw:frame text:anchor-type="paragraph" draw:z-index="44" draw:name="Shape1_44" draw:style-name="gr10" draw:text-style-name="P11" svg:width="5.211cm" svg:height="0.708cm" svg:x="21.138cm" svg:y="7.412cm"><draw:text-box><text:p text:style-name="P10"><text:span text:style-name="T4">Théorème point fixe :</text:span><text:span text:style-name="T5"> </text:span></text:p></draw:text-box></draw:frame><draw:frame text:anchor-type="paragraph" draw:z-index="45" draw:name="Shape1_45" draw:style-name="gr10" draw:text-style-name="P11" svg:width="6.1cm" svg:height="0.708cm" svg:x="21.138cm" svg:y="24.414cm"><draw:text-box><text:p text:style-name="P10"><text:span text:style-name="T4">Equation différentielle :</text:span><text:span text:style-name="T5"> </text:span></text:p></draw:text-box></draw:frame><draw:frame text:anchor-type="paragraph" draw:z-index="46" draw:name="Shape1_46" draw:style-name="gr11" draw:text-style-name="P11" svg:width="6.991cm" svg:height="0.615cm" svg:x="21.138cm" svg:y="25.414cm"><draw:text-box><text:p text:style-name="P10"><text:span text:style-name="T4">Théorème Cauchy-Lipstchitz :</text:span><text:span text:style-name="T5"> </text:span></text:p></draw:text-box></draw:frame><draw:frame text:anchor-type="paragraph" draw:z-index="47" draw:name="Shape1_47" draw:style-name="gr10" draw:text-style-name="P11" svg:width="5.211cm" svg:height="0.708cm" svg:x="21.138cm" svg:y="26.414cm"><draw:text-box><text:p text:style-name="P10"><text:span text:style-name="T4">Théorème de transfert :</text:span><text:span text:style-name="T5"> </text:span></text:p></draw:text-box></draw:frame><draw:frame text:anchor-type="paragraph" draw:z-index="48" draw:name="Shape1_49" draw:style-name="gr10" draw:text-style-name="P11" svg:width="6.03cm" svg:height="0.708cm" svg:x="21.138cm" svg:y="27.414cm"><draw:text-box><text:p text:style-name="P10"><text:span text:style-name="T4">Théorème central limite :</text:span><text:span text:style-name="T5"> </text:span></text:p></draw:text-box></draw:frame><draw:frame text:anchor-type="paragraph" draw:z-index="57" draw:name="Shape1_28" draw:style-name="gr10" draw:text-style-name="P11" svg:width="5.211cm" svg:height="0.708cm" svg:x="21.138cm" svg:y="8.412cm"><draw:text-box><text:p text:style-name="P10"><text:span text:style-name="T4">Dérivée :</text:span><text:span text:style-name="T5"> </text:span></text:p></draw:text-box></draw:frame><draw:frame text:anchor-type="paragraph" draw:z-index="58" draw:name="Shape1_50" draw:style-name="gr10" draw:text-style-name="P11" svg:width="5.211cm" svg:height="0.708cm" svg:x="21.138cm" svg:y="6.412cm"><draw:text-box><text:p text:style-name="P10"><text:span text:style-name="T4">Boule :</text:span><text:span text:style-name="T5"> </text:span></text:p></draw:text-box></draw:frame><draw:frame text:anchor-type="paragraph" draw:z-index="59" draw:name="Shape1_51" draw:style-name="gr10" draw:text-style-name="P11" svg:width="5.211cm" svg:height="0.708cm" svg:x="21.138cm" svg:y="14.413cm"><draw:text-box><text:p text:style-name="P10"><text:span text:style-name="T4">Régularité :</text:span><text:span text:style-name="T5"> </text:span></text:p></draw:text-box></draw:frame><draw:frame text:anchor-type="paragraph" draw:z-index="60" draw:name="Shape1_52" draw:style-name="gr10" draw:text-style-name="P11" svg:width="5.211cm" svg:height="0.708cm" svg:x="21.138cm" svg:y="16.413cm"><draw:text-box><text:p text:style-name="P10"><text:span text:style-name="T4">Suite L</text:span><text:span text:style-name="T6">p</text:span><text:span text:style-name="T4"> :</text:span><text:span text:style-name="T5"> </text:span></text:p></draw:text-box></draw:frame><draw:frame text:anchor-type="paragraph" draw:z-index="61" draw:name="Shape1_48" draw:style-name="gr10" draw:text-style-name="P11" svg:width="2.784cm" svg:height="0.708cm" svg:x="21.138cm" svg:y="17.413cm"><draw:text-box><text:p text:style-name="P10"><text:span text:style-name="T4">Jacobien :</text:span><text:span text:style-name="T5"> </text:span></text:p></draw:text-box></draw:frame><draw:frame text:anchor-type="paragraph" draw:z-index="195" draw:name="Shape1_53" draw:style-name="gr9" draw:text-style-name="P9" svg:width="5.211cm" svg:height="0.615cm" svg:x="18.374cm" svg:y="0.176cm"><draw:text-box><text:p text:style-name="P2"><text:span text:style-name="T4">MATHEMATIQUES</text:span></text:p></draw:text-box></draw:frame><draw:line text:anchor-type="paragraph" draw:z-index="221" draw:name="Shape2" draw:style-name="gr8" draw:text-style-name="P2" svg:x1="2.671cm" svg:y1="13.727cm" svg:x2="2.671cm" svg:y2="15.12cm"><text:p/></draw:line><draw:frame text:anchor-type="paragraph" draw:z-index="222" draw:name="Shape1_54" draw:style-name="gr6" draw:text-style-name="P3" svg:width="3.001cm" svg:height="0.449cm" svg:x="16.452cm" svg:y="13.526cm"><draw:text-box><text:p text:style-name="P2"><text:span text:style-name="T1">Injectif</text:span></text:p></draw:text-box></draw:frame><draw:frame text:anchor-type="paragraph" draw:z-index="223" draw:name="Shape1_55" draw:style-name="gr6" draw:text-style-name="P3" svg:width="3.001cm" svg:height="0.449cm" svg:x="16.452cm" svg:y="14.526cm"><draw:text-box><text:p text:style-name="P2"><text:span text:style-name="T1">Surjectif</text:span></text:p></draw:text-box></draw:frame><draw:frame text:anchor-type="paragraph" draw:z-index="224" draw:name="Shape1_56" draw:style-name="gr7" draw:text-style-name="P3" svg:width="4.799cm" svg:height="0.786cm" svg:x="31.604cm" svg:y="9.834cm"><draw:text-box><text:p text:style-name="P2"><text:span text:style-name="T1">Positive := croissante</text:span></text:p><text:p text:style-name="P2"><text:span text:style-name="T1">Unique := concave / convexe</text:span></text:p></draw:text-box></draw:frame><draw:frame text:anchor-type="paragraph" draw:z-index="225" draw:name="Shape1_57" draw:style-name="gr1" draw:text-style-name="P3" svg:width="3.846cm" svg:height="0.394cm" svg:x="9.599cm" svg:y="14.03cm"><draw:text-box><text:p text:style-name="P2"><text:span text:style-name="T1">Solution as CL</text:span></text:p></draw:text-box></draw:frame><draw:frame text:anchor-type="paragraph" draw:z-index="226" draw:name="Shape1_58" draw:style-name="gr6" draw:text-style-name="P3" svg:width="3.001cm" svg:height="0.449cm" svg:x="16.716cm" svg:y="2.411cm"><draw:text-box><text:p text:style-name="P2"><text:span text:style-name="T1">Conditional (t+1)</text:span></text:p></draw:text-box></draw:frame><draw:frame text:anchor-type="paragraph" draw:z-index="227" draw:name="Shape1_59" draw:style-name="gr6" draw:text-style-name="P3" svg:width="1.844cm" svg:height="0.449cm" svg:x="17.792cm" svg:y="9.451cm"><draw:text-box><text:p text:style-name="P2"><text:span text:style-name="T1">Projection</text:span></text:p></draw:text-box></draw:frame><draw:custom-shape text:anchor-type="paragraph" draw:z-index="229" draw:name="Shape3" draw:style-name="gr4" draw:text-style-name="P7" svg:width="7.06cm" svg:height="0.512cm" svg:x="7.052cm" svg:y="5.412cm"><text:p/><draw:enhanced-geometry svg:viewBox="0 0 21600 21600" draw:type="rectangle" draw:enhanced-path="M 0 0 L 21600 0 21600 21600 0 21600 0 0 Z N"/></draw:custom-shape><draw:custom-shape text:anchor-type="paragraph" draw:z-index="228" draw:name="Shape3_0" draw:style-name="gr5" draw:text-style-name="P8" svg:width="10.35cm" svg:height="0.512cm" svg:x="7.052cm" svg:y="5.412cm"><text:p/><draw:enhanced-geometry svg:viewBox="0 0 21600 21600" draw:type="rectangle" draw:enhanced-path="M 0 0 L 21600 0 21600 21600 0 21600 0 0 Z N"/></draw:custom-shape><draw:custom-shape text:anchor-type="paragraph" draw:z-index="230" draw:name="Shape3_1" draw:style-name="gr3" draw:text-style-name="P6" svg:width="2.701cm" svg:height="0.512cm" svg:x="17.544cm" svg:y="5.415cm"><text:p/><draw:enhanced-geometry svg:viewBox="0 0 21600 21600" draw:type="rectangle" draw:enhanced-path="M 0 0 L 21600 0 21600 21600 0 21600 0 0 Z N"/></draw:custom-shape><draw:frame text:anchor-type="paragraph" draw:z-index="231" draw:name="Shape1_60" draw:style-name="gr2" draw:text-style-name="P5" svg:width="1.844cm" svg:height="0.295cm" svg:x="7.975cm" svg:y="5.117cm"><draw:text-box><text:p text:style-name="P2"><text:span text:style-name="T3">Groupe</text:span></text:p></draw:text-box></draw:frame><draw:frame text:anchor-type="paragraph" draw:z-index="232" draw:name="Shape1_61" draw:style-name="gr2" draw:text-style-name="P4" svg:width="1.844cm" svg:height="0.295cm" svg:x="15.286cm" svg:y="5.117cm"><draw:text-box><text:p text:style-name="P2"><text:span text:style-name="T2">Anneau</text:span></text:p></draw:text-box></draw:frame><draw:frame text:anchor-type="paragraph" draw:z-index="233" draw:name="Shape1_62" draw:style-name="gr1" draw:text-style-name="P3" svg:width="2.37cm" svg:height="0.394cm" svg:x="7.775cm" svg:y="4.128cm"><draw:text-box><text:p text:style-name="P2"><text:span text:style-name="T1">Endomorphisme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836 110" svg:d="M0 0h278 278 280v36 36 38h-278-278-280v-36-36z"/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30cm" style:num-format="1" style:print-orientation="landscape" fo:margin-top="0.041cm" fo:margin-bottom="0cm" fo:margin-left="0.041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20:00:13.605177915</meta:creation-date>
    <dc:date>2022-03-28T15:17:55.351672185</dc:date>
    <meta:editing-duration>PT12H39M20S</meta:editing-duration>
    <meta:editing-cycles>120</meta:editing-cycles>
    <meta:generator>LibreOffice/6.4.7.2$Linux_X86_64 LibreOffice_project/40$Build-2</meta:generator>
    <meta:document-statistic meta:table-count="0" meta:image-count="0" meta:object-count="175" meta:page-count="1" meta:paragraph-count="0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i>A</mi>
      <mo stretchy="false">⊂</mo>
      <mi>B</mi>
    </mrow>
    <annotation encoding="StarMath 5.0">
A subset B</annotation>
  </semantics>
</math>
</file>

<file path=Object 10/content.xml><?xml version="1.0" encoding="utf-8"?>
<math xmlns="http://www.w3.org/1998/Math/MathML" display="block">
  <semantics>
    <mrow>
      <mi>x</mi>
      <mi mathvariant="normal">ℜ</mi>
      <mi>y</mi>
      <mo stretchy="false">⇔</mo>
      <mi>y</mi>
      <mi mathvariant="normal">ℜ</mi>
      <mi>x</mi>
    </mrow>
    <annotation encoding="StarMath 5.0">x Re y  dlrarrow y Re x</annotation>
  </semantics>
</math>
</file>

<file path=Object 100/content.xml><?xml version="1.0" encoding="utf-8"?>
<math xmlns="http://www.w3.org/1998/Math/MathML" display="block">
  <semantics>
    <mrow>
      <mi>k</mi>
      <mo stretchy="false">∈</mo>
      <mrow>
        <mo fence="true" stretchy="false">⌈</mo>
        <mrow>
          <mn>0,1</mn>
        </mrow>
        <mo fence="true" stretchy="false">⌉</mo>
      </mrow>
    </mrow>
    <annotation encoding="StarMath 5.0">k in lceil 0,1 rceil</annotation>
  </semantics>
</math>
</file>

<file path=Object 101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  <mi>h</mi>
          </mfrac>
        </mrow>
        <mo stretchy="false">=</mo>
        <mfrac>
          <mi mathvariant="italic">df</mi>
          <mi mathvariant="italic">dx</mi>
        </mfrac>
      </mrow>
    </mrow>
    <annotation encoding="StarMath 5.0">f'( x ) = lim from{ h toward 0 } {{f(x+h) - f(x)} over {h}} = { df } over { dx }</annotation>
  </semantics>
</math>
</file>

<file path=Object 102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sup>
              <mi>f</mi>
              <mrow>
                <mo stretchy="false">−</mo>
                <mn>1</mn>
              </mrow>
            </msup>
          </mrow>
        </mrow>
        <mo fence="true" stretchy="false">)</mo>
      </mrow>
      <mrow>
        <mi>'</mi>
        <mo stretchy="false">=</mo>
        <mn>1</mn>
      </mrow>
    </mrow>
    <annotation encoding="StarMath 5.0">(f circ f^-1)'=1</annotation>
  </semantics>
</math>
</file>

<file path=Object 103/content.xml><?xml version="1.0" encoding="utf-8"?>
<math xmlns="http://www.w3.org/1998/Math/MathML" display="block">
  <semantics>
    <mrow>
      <mrow>
        <mo fence="true" stretchy="false">(</mo>
        <mrow>
          <mrow>
            <mi>u</mi>
            <mi>.</mi>
            <mi>v</mi>
          </mrow>
        </mrow>
        <mo fence="true" stretchy="false">)</mo>
      </mrow>
      <mrow>
        <mi>'</mi>
        <mo stretchy="false">=</mo>
        <mi>u</mi>
      </mrow>
      <mi>'</mi>
      <mrow>
        <mi>v</mi>
        <mo stretchy="false">+</mo>
        <mi>v</mi>
      </mrow>
      <mi>'</mi>
      <mi>u</mi>
    </mrow>
    <annotation encoding="StarMath 5.0">( u.v)'= u'v + v'u</annotation>
  </semantics>
</math>
</file>

<file path=Object 104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  <mrow>
            <mi>b</mi>
            <mo stretchy="false">−</mo>
            <mi>a</mi>
          </mrow>
        </mfrac>
        <mo stretchy="false">=</mo>
        <mi>f</mi>
      </mrow>
      <mi>'</mi>
      <mrow>
        <mo fence="true" stretchy="false">(</mo>
        <mrow>
          <mi>c</mi>
        </mrow>
        <mo fence="true" stretchy="false">)</mo>
      </mrow>
    </mrow>
    <annotation encoding="StarMath 5.0">{f( b ) - f( a )} over { b-a } = f'( c )</annotation>
  </semantics>
</math>
</file>

<file path=Object 105/content.xml><?xml version="1.0" encoding="utf-8"?>
<math xmlns="http://www.w3.org/1998/Math/MathML" display="block">
  <semantics>
    <mrow>
      <mrow>
        <mo fence="true" stretchy="false">|</mo>
        <mrow>
          <mrow>
            <mi>f</mi>
            <mi>'</mi>
            <mrow>
              <mo fence="true" stretchy="false">(</mo>
              <mrow>
                <mi>c</mi>
              </mrow>
              <mo fence="true" stretchy="false">)</mo>
            </mrow>
          </mrow>
        </mrow>
        <mo fence="true" stretchy="false">|</mo>
      </mrow>
      <mo stretchy="false">⩽</mo>
      <mi>M</mi>
    </mrow>
    <annotation encoding="StarMath 5.0">lline f'(c) rline leslant M</annotation>
  </semantics>
</math>
</file>

<file path=Object 10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i>a</mi>
              <mrow>
                <mo stretchy="false">+</mo>
                <mspace width="2em"/>
              </mrow>
            </msup>
          </mrow>
        </munder>
        <mfrac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row>
              <mo fence="true" stretchy="false">(</mo>
              <mrow>
                <mi>y</mi>
              </mrow>
              <mo fence="true" stretchy="false">)</mo>
            </mrow>
          </mrow>
        </mfrac>
      </mrow>
      <mo stretchy="false">=</mo>
      <mfrac>
        <mrow>
          <mi>f</mi>
          <mi>'</mi>
          <mrow>
            <mo fence="true" stretchy="false">(</mo>
            <mrow>
              <mi>a</mi>
            </mrow>
            <mo fence="true" stretchy="false">)</mo>
          </mrow>
        </mrow>
        <mrow>
          <mi>g</mi>
          <mi>'</mi>
          <mrow>
            <mo fence="true" stretchy="false">(</mo>
            <mrow>
              <mi>a</mi>
            </mrow>
            <mo fence="true" stretchy="false">)</mo>
          </mrow>
        </mrow>
      </mfrac>
    </mrow>
    <annotation encoding="StarMath 5.0">lim from{ x toward a^ +~  } { {f(x) } over {g(y)  }} = {f'(a)} over {g'(a)} </annotation>
  </semantics>
</math>
</file>

<file path=Object 107/content.xml><?xml version="1.0" encoding="utf-8"?>
<math xmlns="http://www.w3.org/1998/Math/MathML" display="block">
  <semantics>
    <mrow>
      <mrow>
        <mo fence="true" stretchy="false">(</mo>
        <mrow>
          <msup>
            <mi>u</mi>
            <mi>α</mi>
          </msup>
        </mrow>
        <mo fence="true" stretchy="false">)</mo>
      </mrow>
      <mrow>
        <mi>'</mi>
        <mo stretchy="false">=</mo>
        <mi>α</mi>
      </mrow>
      <msup>
        <mi>u</mi>
        <mrow>
          <mi>α</mi>
          <mo stretchy="false">−</mo>
          <mn>1</mn>
        </mrow>
      </msup>
      <mi>u</mi>
      <mi>'</mi>
    </mrow>
    <annotation encoding="StarMath 5.0">( u^%alpha )' = %alpha u^{ %alpha-1 } u'</annotation>
  </semantics>
</math>
</file>

<file path=Object 108/content.xml><?xml version="1.0" encoding="utf-8"?>
<math xmlns="http://www.w3.org/1998/Math/MathML" display="block">
  <semantics>
    <mrow>
      <mi>f</mi>
      <mo stretchy="false">⩽</mo>
      <mi>g</mi>
      <mo stretchy="false">⩽</mo>
      <mi>h</mi>
    </mrow>
    <annotation encoding="StarMath 5.0">f leslant g leslant h</annotation>
  </semantics>
</math>
</file>

<file path=Object 109/content.xml><?xml version="1.0" encoding="utf-8"?>
<math xmlns="http://www.w3.org/1998/Math/MathML" display="block">
  <semantics>
    <mrow>
      <mrow>
        <munder>
          <mi>lim</mi>
          <mi>a</mi>
        </munder>
        <mi>f</mi>
      </mrow>
      <mo stretchy="false">=</mo>
      <mrow>
        <munder>
          <mi>lim</mi>
          <mi>a</mi>
        </munder>
        <mi>h</mi>
      </mrow>
      <mo stretchy="false">=</mo>
      <mi>L</mi>
    </mrow>
    <annotation encoding="StarMath 5.0">lim from{ a } { f } = lim from{ a } { h } = L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i>x</mi>
            <mi mathvariant="normal">ℜ</mi>
            <mrow>
              <mi>y</mi>
              <mo stretchy="false">∧</mo>
              <mi>y</mi>
            </mrow>
            <mi mathvariant="normal">ℜ</mi>
            <mi>x</mi>
          </mrow>
        </mrow>
        <mo fence="true" stretchy="false">)</mo>
      </mrow>
      <mo stretchy="false">⇒</mo>
      <mrow>
        <mi>x</mi>
        <mo stretchy="false">=</mo>
        <mi>y</mi>
      </mrow>
    </mrow>
    <annotation encoding="StarMath 5.0">(x Re y and y Re x)  drarrow x=y</annotation>
  </semantics>
</math>
</file>

<file path=Object 110/content.xml><?xml version="1.0" encoding="utf-8"?>
<math xmlns="http://www.w3.org/1998/Math/MathML" display="block">
  <semantics>
    <mrow>
      <mrow>
        <munder>
          <mi>lim</mi>
          <mi>a</mi>
        </munder>
        <mi>g</mi>
      </mrow>
      <mo stretchy="false">=</mo>
      <mi>L</mi>
    </mrow>
    <annotation encoding="StarMath 5.0">lim from{ a } { g } = L</annotation>
  </semantics>
</math>
</file>

<file path=Object 111/content.xml><?xml version="1.0" encoding="utf-8"?>
<math xmlns="http://www.w3.org/1998/Math/MathML" display="block">
  <semantics>
    <mrow>
      <mrow>
        <mrow>
          <mi>lim</mi>
          <mrow>
            <mo fence="true" stretchy="false">(</mo>
            <mrow>
              <mrow>
                <msub>
                  <mi>f</mi>
                  <mi>n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  <msub>
          <mo stretchy="false">→</mo>
          <mi>s</mi>
        </msub>
        <mi>f</mi>
      </mrow>
      <mrow>
        <mo fence="true" stretchy="false">(</mo>
        <mrow>
          <mi>x</mi>
        </mrow>
        <mo fence="true" stretchy="false">)</mo>
      </mrow>
    </mrow>
    <annotation encoding="StarMath 5.0">lim( f_n (x) ) toward_s f( x )</annotation>
  </semantics>
</math>
</file>

<file path=Object 112/content.xml><?xml version="1.0" encoding="utf-8"?>
<math xmlns="http://www.w3.org/1998/Math/MathML" display="block">
  <semantics>
    <mrow>
      <mrow>
        <mi>lim sup</mi>
        <mrow>
          <mo fence="true" stretchy="false">|</mo>
          <mrow>
            <mrow>
              <msub>
                <mi>f</mi>
                <mi>n</mi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</mrow>
      <msub>
        <mo stretchy="false">→</mo>
        <mrow>
          <mo stretchy="false">+</mo>
          <mi mathvariant="normal">∞</mi>
        </mrow>
      </msub>
      <mn>0</mn>
    </mrow>
    <annotation encoding="StarMath 5.0">limsup  lline f_n (x) - f(x) rline toward_{ + %infinite } 0</annotation>
  </semantics>
</math>
</file>

<file path=Object 113/content.xml><?xml version="1.0" encoding="utf-8"?>
<math xmlns="http://www.w3.org/1998/Math/MathML" display="block">
  <semantics>
    <mrow>
      <mrow>
        <mo fence="true" stretchy="false">|</mo>
        <mrow>
          <mrow>
            <mo stretchy="false">∑</mo>
            <msub>
              <mi>u</mi>
              <mi>n</mi>
            </msub>
          </mrow>
        </mrow>
        <mo fence="true" stretchy="false">|</mo>
      </mrow>
      <mo stretchy="false">&lt;</mo>
      <mi>ϵ</mi>
    </mrow>
    <annotation encoding="StarMath 5.0">lline sum u_n rline &lt; %epsilon</annotation>
  </semantics>
</math>
</file>

<file path=Object 114/content.xml><?xml version="1.0" encoding="utf-8"?>
<math xmlns="http://www.w3.org/1998/Math/MathML" display="block">
  <semantics>
    <mrow>
      <mrow>
        <mo fence="true" stretchy="false">|</mo>
        <mrow>
          <mrow>
            <msub>
              <mi>f</mi>
              <mi>n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|</mo>
      </mrow>
      <mo stretchy="false">⩽</mo>
      <msub>
        <mi>a</mi>
        <mi>n</mi>
      </msub>
    </mrow>
    <annotation encoding="StarMath 5.0">lline f_n(x) rline leslant a_n</annotation>
  </semantics>
</math>
</file>

<file path=Object 115/content.xml><?xml version="1.0" encoding="utf-8"?>
<math xmlns="http://www.w3.org/1998/Math/MathML" display="block">
  <semantics>
    <mrow>
      <mrow>
        <mo stretchy="false">∑</mo>
        <msub>
          <mi>a</mi>
          <mi>n</mi>
        </msub>
      </mrow>
      <msup>
        <mi>x</mi>
        <mi>n</mi>
      </msup>
    </mrow>
    <annotation encoding="StarMath 5.0">sum a_n x^n</annotation>
  </semantics>
</math>
</file>

<file path=Object 116/content.xml><?xml version="1.0" encoding="utf-8"?>
<math xmlns="http://www.w3.org/1998/Math/MathML" display="block">
  <semantics>
    <mrow>
      <mrow>
        <mi>lim</mi>
        <mrow>
          <mo fence="true" stretchy="false">|</mo>
          <mrow>
            <mfrac>
              <msub>
                <mi>a</mi>
                <mrow>
                  <mi>n</mi>
                  <mo stretchy="false">+</mo>
                  <mn>1</mn>
                </mrow>
              </msub>
              <msub>
                <mi>a</mi>
                <mi>n</mi>
              </msub>
            </mfrac>
          </mrow>
          <mo fence="true" stretchy="false">|</mo>
        </mrow>
      </mrow>
      <mo stretchy="false">=</mo>
      <mi>l</mi>
      <mo stretchy="false">=</mo>
      <mfrac>
        <mn>1</mn>
        <mi>R</mi>
      </mfrac>
    </mrow>
    <annotation encoding="StarMath 5.0">lim lline  {a_{n+1}} over {a_n}  rline = l = 1 over R</annotation>
  </semantics>
</math>
</file>

<file path=Object 117/content.xml><?xml version="1.0" encoding="utf-8"?>
<math xmlns="http://www.w3.org/1998/Math/MathML" display="block">
  <semantics>
    <mrow>
      <msup>
        <mi>C</mi>
        <mn>1</mn>
      </msup>
      <mi mathvariant="normal">:</mi>
      <mrow>
        <munder>
          <mi>lim</mi>
          <mrow>
            <mi>t</mi>
            <mo stretchy="false">→</mo>
            <mi>p</mi>
          </mrow>
        </munder>
        <mi>f</mi>
      </mrow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i>'</mi>
      <mrow>
        <mo fence="true" stretchy="false">(</mo>
        <mrow>
          <mi>p</mi>
        </mrow>
        <mo fence="true" stretchy="false">)</mo>
      </mrow>
    </mrow>
    <annotation encoding="StarMath 5.0">C ^ 1 : lim from{ t toward p } f( t ) = f'( p )</annotation>
  </semantics>
</math>
</file>

<file path=Object 118/content.xml><?xml version="1.0" encoding="utf-8"?>
<math xmlns="http://www.w3.org/1998/Math/MathML" display="block">
  <semantics>
    <mrow>
      <msup>
        <mi>C</mi>
        <mn>2</mn>
      </msup>
      <mi mathvariant="normal">:</mi>
      <mrow>
        <mfrac>
          <msup>
            <mo stretchy="false">∂</mo>
            <mn>2</mn>
          </msup>
          <mrow>
            <mo stretchy="false">∂</mo>
            <mi>x</mi>
            <mo stretchy="false">∂</mo>
            <mi>y</mi>
          </mrow>
        </mfrac>
        <mo stretchy="false">=</mo>
        <mfrac>
          <msup>
            <mo stretchy="false">∂</mo>
            <mn>2</mn>
          </msup>
          <mrow>
            <mo stretchy="false">∂</mo>
            <mi>y</mi>
            <mo stretchy="false">∂</mo>
            <mi>x</mi>
          </mrow>
        </mfrac>
      </mrow>
    </mrow>
    <annotation encoding="StarMath 5.0">C^2 : partial ^2 over { partial x partial y } = partial ^2 over { partial y partial x }</annotation>
  </semantics>
</math>
</file>

<file path=Object 119/content.xml><?xml version="1.0" encoding="utf-8"?>
<math xmlns="http://www.w3.org/1998/Math/MathML" display="block">
  <semantics>
    <mrow>
      <msub>
        <mi>a</mi>
        <mi>k</mi>
      </msub>
      <mo stretchy="false">=</mo>
      <mfrac>
        <mrow>
          <msup>
            <mi>f</mi>
            <mrow>
              <mo fence="true" stretchy="false">(</mo>
              <mrow>
                <mi>n</mi>
              </mrow>
              <mo fence="true" stretchy="false">)</mo>
            </mrow>
          </msup>
          <mrow>
            <mo fence="true" stretchy="false">(</mo>
            <mrow>
              <mi>a</mi>
            </mrow>
            <mo fence="true" stretchy="false">)</mo>
          </mrow>
        </mrow>
        <mrow>
          <mi>k</mi>
          <mi>!</mi>
        </mrow>
      </mfrac>
    </mrow>
    <annotation encoding="StarMath 5.0">a_k = {f^( n )( a )} over { k! }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x</mi>
            <mi mathvariant="normal">ℜ</mi>
            <mrow>
              <mi>y</mi>
              <mo stretchy="false">∧</mo>
              <mi>y</mi>
            </mrow>
            <mi mathvariant="normal">ℜ</mi>
            <mi>z</mi>
          </mrow>
        </mrow>
        <mo fence="true" stretchy="false">)</mo>
      </mrow>
      <mo stretchy="false">⇒</mo>
      <mi>x</mi>
      <mi mathvariant="normal">ℜ</mi>
      <mi>z</mi>
    </mrow>
    <annotation encoding="StarMath 5.0">( x Re y and y Re z ) drarrow x Re z</annotation>
  </semantics>
</math>
</file>

<file path=Object 120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sub>
            <mi>a</mi>
            <mi>k</mi>
          </msub>
        </mrow>
      </mrow>
      <msup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i>k</mi>
      </msup>
    </mrow>
    <annotation encoding="StarMath 5.0">P( x ) = sum from{ k=0 } to{ n } a_k ( x-a )^k</annotation>
  </semantics>
</math>
</file>

<file path=Object 12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i>α</mi>
        </msup>
        <mo stretchy="false">=</mo>
        <mrow>
          <mn>1</mn>
          <mo stretchy="false">+</mo>
          <mrow>
            <munderover>
              <mo stretchy="false">∑</mo>
              <mrow>
                <mi>n</mi>
                <mo stretchy="false">=</mo>
                <mn>1</mn>
              </mrow>
              <mi mathvariant="normal">∞</mi>
            </munderover>
            <mrow>
              <mo fence="true" stretchy="true">(</mo>
              <mrow>
                <mtable>
                  <mtr>
                    <mtd>
                      <mi>α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)</mo>
            </mrow>
          </mrow>
        </mrow>
      </mrow>
      <msup>
        <mi>x</mi>
        <mi>n</mi>
      </msup>
    </mrow>
    <annotation encoding="StarMath 5.0">(1+x)^%alpha = 1 + sum from{ n=1 } to{ %infinite} left ( binom{%alpha}{n}right )  x^n</annotation>
  </semantics>
</math>
</file>

<file path=Object 122/content.xml><?xml version="1.0" encoding="utf-8"?>
<math xmlns="http://www.w3.org/1998/Math/MathML" display="block">
  <semantics>
    <mrow>
      <msub>
        <mrow>
          <mo fence="true" stretchy="false">‖</mo>
          <mrow>
            <mrow>
              <mi>x</mi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‖</mo>
        </mrow>
        <mi>p</mi>
      </msub>
      <mo stretchy="false">=</mo>
      <msup>
        <mrow>
          <mo fence="true" stretchy="false">(</mo>
          <mrow>
            <mrow>
              <msup>
                <mrow>
                  <mo fence="true" stretchy="false">|</mo>
                  <mrow>
                    <mrow>
                      <msub>
                        <mi>x</mi>
                        <mn>1</mn>
                      </msub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  <mi>p</mi>
              </msup>
              <mo stretchy="false">+</mo>
              <mrow>
                <mo fence="true" stretchy="false">(</mo>
                <mrow>
                  <mn>...</mn>
                </mrow>
                <mo fence="true" stretchy="false">)</mo>
              </mrow>
              <mo stretchy="false">+</mo>
              <msup>
                <mrow>
                  <mo fence="true" stretchy="false">|</mo>
                  <mrow>
                    <mrow>
                      <msub>
                        <mi>x</mi>
                        <mi>n</mi>
                      </msub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  <mi>p</mi>
              </msup>
            </mrow>
          </mrow>
          <mo fence="true" stretchy="false">)</mo>
        </mrow>
        <mrow>
          <mn>1</mn>
          <mo stretchy="false">/</mo>
          <mi>p</mi>
        </mrow>
      </msup>
    </mrow>
    <annotation encoding="StarMath 5.0">ldline x(n) rdline_p = ( lline x_1 (n) rline^p + (...) + lline x_n (n) rline^p  )^{ 1/p }</annotation>
  </semantics>
</math>
</file>

<file path=Object 123/content.xml><?xml version="1.0" encoding="utf-8"?>
<math xmlns="http://www.w3.org/1998/Math/MathML" display="block">
  <semantics>
    <mrow>
      <mrow>
        <mrow>
          <mi>A</mi>
          <mo stretchy="false">∩</mo>
          <mi>B</mi>
        </mrow>
        <mo stretchy="false">=</mo>
        <mi>A</mi>
      </mrow>
      <mi>.</mi>
      <mrow>
        <mi>B</mi>
        <mo stretchy="false">∣</mo>
        <mi>A</mi>
        <mo stretchy="false">=</mo>
        <mi>B</mi>
      </mrow>
      <mi>.</mi>
      <mrow>
        <mi>A</mi>
        <mo stretchy="false">∣</mo>
        <mi>B</mi>
      </mrow>
    </mrow>
    <annotation encoding="StarMath 5.0">A intersection B  = A . B divides A =  B . A divides B </annotation>
  </semantics>
</math>
</file>

<file path=Object 124/content.xml><?xml version="1.0" encoding="utf-8"?>
<math xmlns="http://www.w3.org/1998/Math/MathML" display="block">
  <semantics>
    <mrow>
      <msub>
        <mi>J</mi>
        <mi>F</mi>
      </msub>
      <mrow>
        <mrow>
          <mo fence="true" stretchy="false">(</mo>
          <mrow>
            <mi>M</mi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o stretchy="false">∂</mo>
                    <msub>
                      <mi>f</mi>
                      <mn>1</mn>
                    </msub>
                  </mrow>
                </mtd>
                <mtd>
                  <mrow>
                    <mo stretchy="false">∂</mo>
                    <msub>
                      <mi>x</mi>
                      <mi>n</mi>
                    </msub>
                  </mrow>
                </mtd>
              </mtr>
              <mtr>
                <mtd>
                  <mrow>
                    <mo stretchy="false">∂</mo>
                    <msub>
                      <mi>x</mi>
                      <mn>1</mn>
                    </msub>
                  </mrow>
                </mtd>
                <mtd>
                  <mrow>
                    <mo stretchy="false">∂</mo>
                    <msub>
                      <mi>f</mi>
                      <mi>m</mi>
                    </msub>
                  </mrow>
                </mtd>
              </mtr>
            </mtable>
          </mrow>
          <mo fence="true" stretchy="true">)</mo>
        </mrow>
      </mrow>
    </mrow>
    <annotation encoding="StarMath 5.0">J_F ( M ) = left ( matrix{ partial f_1    # partial x_n ## partial x_1  # partial f_m}  right )</annotation>
  </semantics>
</math>
</file>

<file path=Object 125/content.xml><?xml version="1.0" encoding="utf-8"?>
<math xmlns="http://www.w3.org/1998/Math/MathML" display="block">
  <semantics>
    <mrow>
      <mrow>
        <mi mathvariant="italic">dy</mi>
        <mo stretchy="false">=</mo>
        <mi>f</mi>
      </mrow>
      <mi>'</mi>
      <mrow>
        <mo fence="true" stretchy="false">(</mo>
        <mrow>
          <mi>x</mi>
        </mrow>
        <mo fence="true" stretchy="false">)</mo>
      </mrow>
      <mi mathvariant="italic">dx</mi>
      <mspace width="2em"/>
      <mi>,</mi>
      <mspace width="2em"/>
      <mrow>
        <mi>α</mi>
        <mo stretchy="false">=</mo>
        <mi>f</mi>
      </mrow>
      <mi>'</mi>
      <mrow>
        <mo fence="true" stretchy="false">(</mo>
        <mrow>
          <mi>a</mi>
        </mrow>
        <mo fence="true" stretchy="false">)</mo>
      </mrow>
    </mrow>
    <annotation encoding="StarMath 5.0">dy=f'( x ) dx ~,~  %alpha = f'( a )</annotation>
  </semantics>
</math>
</file>

<file path=Object 126/content.xml><?xml version="1.0" encoding="utf-8"?>
<math xmlns="http://www.w3.org/1998/Math/MathML" display="block">
  <semantics>
    <mrow>
      <mi>f</mi>
      <mrow>
        <mrow>
          <mo fence="true" stretchy="false">(</mo>
          <mrow>
            <mi>z</mi>
          </mrow>
          <mo fence="true" stretchy="false">)</mo>
        </mrow>
        <mo stretchy="false">=</mo>
        <mfrac>
          <mrow>
            <mi>q</mi>
            <mrow>
              <mo fence="true" stretchy="false">(</mo>
              <mrow>
                <mi>z</mi>
              </mrow>
              <mo fence="true" stretchy="false">)</mo>
            </mrow>
          </mrow>
          <mrow>
            <msub>
              <mi>p</mi>
              <mn>0</mn>
            </msub>
            <mrow>
              <mo fence="true" stretchy="false">(</mo>
              <mrow>
                <mi>Z</mi>
              </mrow>
              <mo fence="true" stretchy="false">)</mo>
            </mrow>
            <mi>.</mi>
            <mrow>
              <mo fence="true" stretchy="false">(</mo>
              <mrow>
                <mn>...</mn>
              </mrow>
              <mo fence="true" stretchy="false">)</mo>
            </mrow>
            <mi>.</mi>
            <msub>
              <mi>p</mi>
              <mi>n</mi>
            </msub>
            <mrow>
              <mo fence="true" stretchy="false">(</mo>
              <mrow>
                <mi>z</mi>
              </mrow>
              <mo fence="true" stretchy="false">)</mo>
            </mrow>
          </mrow>
        </mfrac>
      </mrow>
    </mrow>
    <annotation encoding="StarMath 5.0">f( z ) = {q( z )} over { p_0(Z).(...).p_n(z) }</annotation>
  </semantics>
</math>
</file>

<file path=Object 127/content.xml><?xml version="1.0" encoding="utf-8"?>
<math xmlns="http://www.w3.org/1998/Math/MathML" display="block">
  <semantics>
    <mrow>
      <mi mathvariant="italic">Res</mi>
      <mrow>
        <mrow>
          <mo fence="true" stretchy="false">(</mo>
          <mrow>
            <mrow>
              <mi>f</mi>
              <mrow>
                <mo fence="true" stretchy="false">(</mo>
                <mrow>
                  <mi>z</mi>
                </mrow>
                <mo fence="true" stretchy="false">)</mo>
              </mrow>
              <mi>,</mi>
              <msub>
                <mi>p</mi>
                <mi>i</mi>
              </msub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sub>
                <mi>p</mi>
                <mi>i</mi>
              </msub>
            </mrow>
          </munder>
          <mrow>
            <mrow>
              <mi>q</mi>
              <mrow>
                <mo fence="true" stretchy="false">(</mo>
                <mrow>
                  <mi>z</mi>
                </mrow>
                <mo fence="true" stretchy="false">)</mo>
              </mrow>
            </mrow>
            <mo stretchy="false">/</mo>
            <mrow>
              <mrow>
                <munder>
                  <mo stretchy="false">∏</mo>
                  <mrow>
                    <mi>j</mi>
                    <mo stretchy="false">≠</mo>
                    <mi>i</mi>
                  </mrow>
                </munder>
                <msub>
                  <mi>p</mi>
                  <mi>j</mi>
                </msub>
              </mrow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</mrow>
      </mrow>
    </mrow>
    <annotation encoding="StarMath 5.0">  Res( f(z), p_i(z) ) = lim from{ z toward p_i } {{ q(z) } /  { prod from{j &lt;&gt; i} p_j(z)  }}</annotation>
  </semantics>
</math>
</file>

<file path=Object 128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row>
              <mo fence="true" stretchy="false">[</mo>
              <mrow>
                <mrow>
                  <msup>
                    <mi>a</mi>
                    <mrow>
                      <mo stretchy="false">+</mo>
                      <mspace width="2em"/>
                    </mrow>
                  </msup>
                  <mrow>
                    <mi>,</mi>
                    <mo stretchy="false">+</mo>
                    <mi mathvariant="normal">∞</mi>
                  </mrow>
                </mrow>
              </mrow>
              <mo fence="true" stretchy="false">]</mo>
            </mrow>
          </mrow>
        </munder>
        <msup>
          <mrow>
            <mo fence="true" stretchy="false">(</mo>
            <mrow>
              <mrow>
                <mi>t</mi>
                <mo stretchy="false">−</mo>
                <mi>a</mi>
              </mrow>
            </mrow>
            <mo fence="true" stretchy="false">)</mo>
          </mrow>
          <mi>α</mi>
        </msup>
      </mrow>
      <mi>f</mi>
      <mrow>
        <mrow>
          <mo fence="true" stretchy="false">(</mo>
          <mrow>
            <mi>t</mi>
          </mrow>
          <mo fence="true" stretchy="false">)</mo>
        </mrow>
        <mo stretchy="false">=</mo>
        <mn>0</mn>
      </mrow>
    </mrow>
    <annotation encoding="StarMath 5.0">lim from{ t toward [a^+~, +%infinite] } ( t-a)^%alpha f(t) = 0</annotation>
  </semantics>
</math>
</file>

<file path=Object 12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frac>
          <mrow>
            <mi>b</mi>
            <mo stretchy="false">−</mo>
            <mi>a</mi>
          </mrow>
          <mi>n</mi>
        </mfrac>
      </mrow>
      <mrow>
        <munderover>
          <mo stretchy="false">∑</mo>
          <mi>n</mi>
          <mrow>
            <mi>N</mi>
            <mo stretchy="false">→</mo>
            <mrow>
              <mo stretchy="false">+</mo>
              <mi mathvariant="normal">∞</mi>
            </mrow>
          </mrow>
        </munderover>
        <mi>f</mi>
      </mrow>
      <mrow>
        <mo fence="true" stretchy="true">(</mo>
        <mrow>
          <mrow>
            <mrow>
              <mi>a</mi>
              <mo stretchy="false">+</mo>
              <mi>k</mi>
            </mrow>
            <mrow>
              <mrow>
                <mo fence="true" stretchy="false">(</mo>
                <mrow>
                  <mrow>
                    <mi>b</mi>
                    <mo stretchy="false">−</mo>
                    <mi>a</mi>
                  </mrow>
                </mrow>
                <mo fence="true" stretchy="false">)</mo>
              </mrow>
              <mo stretchy="false">/</mo>
              <mi>n</mi>
            </mrow>
          </mrow>
        </mrow>
        <mo fence="true" stretchy="true">)</mo>
      </mrow>
    </mrow>
    <annotation encoding="StarMath 5.0"> int from{a} to{b} f( t)dt = { b-a } over { n } sum from{ n } to{ N toward + %infinite } f left ( a+k {(b-a)} / {n} right )</annotation>
  </semantics>
</math>
</file>

<file path=Object 13/content.xml><?xml version="1.0" encoding="utf-8"?>
<math xmlns="http://www.w3.org/1998/Math/MathML" display="block">
  <semantics>
    <mrow>
      <mi>E</mi>
      <mo stretchy="false">→</mo>
      <mi>E</mi>
    </mrow>
    <annotation encoding="StarMath 5.0">E toward E</annotation>
  </semantics>
</math>
</file>

<file path=Object 130/content.xml><?xml version="1.0" encoding="utf-8"?>
<math xmlns="http://www.w3.org/1998/Math/MathML" display="block">
  <semantics>
    <mrow>
      <mi>A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A'( x ) = f( x )</annotation>
  </semantics>
</math>
</file>

<file path=Object 13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i>F</mi>
      </mrow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int from{ a } to { b } f( x ) dx = F( b ) - F( a )</annotation>
  </semantics>
</math>
</file>

<file path=Object 132/content.xml><?xml version="1.0" encoding="utf-8"?>
<math xmlns="http://www.w3.org/1998/Math/MathML" display="block">
  <semantics>
    <mrow>
      <mrow>
        <munder>
          <mo stretchy="false">∫</mo>
          <mi>V</mi>
        </munder>
        <mi>g</mi>
      </mrow>
      <mrow>
        <mo fence="true" stretchy="false">(</mo>
        <mrow>
          <msub>
            <mi>y</mi>
            <mi>i</mi>
          </msub>
        </mrow>
        <mo fence="true" stretchy="false">)</mo>
      </mrow>
      <mrow>
        <msub>
          <mi mathvariant="italic">dy</mi>
          <mi>i</mi>
        </msub>
        <mo stretchy="false">=</mo>
        <mrow>
          <munder>
            <mo stretchy="false">∫</mo>
            <mi>U</mi>
          </munder>
          <mi>g</mi>
        </mrow>
      </mrow>
      <mrow>
        <mo fence="true" stretchy="false">(</mo>
        <mrow>
          <mrow>
            <mi>F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)</mo>
      </mrow>
      <mi>.</mi>
      <mrow>
        <mo fence="true" stretchy="false">|</mo>
        <mrow>
          <mrow>
            <msub>
              <mi mathvariant="italic">detJ</mi>
              <mi>F</mi>
            </msub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|</mo>
      </mrow>
      <msub>
        <mi mathvariant="italic">dx</mi>
        <mi>i</mi>
      </msub>
    </mrow>
    <annotation encoding="StarMath 5.0">int from{ V } g( y_i )dy_i = int from{ U } g( F(x_i) ). lline detJ_F(x_i) rline dx_i </annotation>
  </semantics>
</math>
</file>

<file path=Object 133/content.xml><?xml version="1.0" encoding="utf-8"?>
<math xmlns="http://www.w3.org/1998/Math/MathML" display="block">
  <semantics>
    <mrow>
      <mi>ϕ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→</mo>
        <mi>ϕ</mi>
      </mrow>
      <mrow>
        <mo fence="true" stretchy="false">(</mo>
        <mrow>
          <mrow>
            <mi>r</mi>
            <mi>,</mi>
            <mi>θ</mi>
          </mrow>
        </mrow>
        <mo fence="true" stretchy="false">)</mo>
      </mrow>
      <mspace width="2em"/>
      <mi>;</mi>
      <mspace width="2em"/>
      <mrow>
        <msub>
          <mi>J</mi>
          <mi>ϕ</mi>
        </msub>
        <mo stretchy="false">=</mo>
        <mrow>
          <mo fence="true" stretchy="true">(</mo>
          <mrow>
            <mtable>
              <mtr>
                <mtd>
                  <mrow>
                    <mi>cos</mi>
                    <mi>θ</mi>
                  </mrow>
                </mtd>
                <mtd>
                  <mrow>
                    <mrow>
                      <mo stretchy="false">−</mo>
                      <mi>r</mi>
                    </mrow>
                    <mi>sin</mi>
                    <mi>θ</mi>
                  </mrow>
                </mtd>
              </mtr>
              <mtr>
                <mtd>
                  <mrow>
                    <mi>sin</mi>
                    <mi>θ</mi>
                  </mrow>
                </mtd>
                <mtd>
                  <mrow>
                    <mi>r</mi>
                    <mi>cos</mi>
                    <mi>θ</mi>
                  </mrow>
                </mtd>
              </mtr>
            </mtable>
          </mrow>
          <mo fence="true" stretchy="true">)</mo>
        </mrow>
      </mrow>
    </mrow>
    <annotation encoding="StarMath 5.0">%phi(x,y) toward %phi (r, %theta) ~;~ J_%phi = left ( matrix{cos %theta # -r sin %theta ## sin %theta # r cos %theta} right )</annotation>
  </semantics>
</math>
</file>

<file path=Object 134/content.xml><?xml version="1.0" encoding="utf-8"?>
<math xmlns="http://www.w3.org/1998/Math/MathML" display="block">
  <semantics>
    <mrow>
      <mrow>
        <mo fence="true" stretchy="false">(</mo>
        <mrow>
          <msub>
            <mi>f</mi>
            <mi>n</mi>
          </msub>
        </mrow>
        <mo fence="true" stretchy="false">)</mo>
      </mrow>
      <mo stretchy="false">∈</mo>
      <mrow>
        <mo fence="true" stretchy="false">(</mo>
        <mrow>
          <mrow>
            <mi>E</mi>
            <mi>,</mi>
            <mi>A</mi>
            <mi>,</mi>
            <mi>µ</mi>
          </mrow>
        </mrow>
        <mo fence="true" stretchy="false">)</mo>
      </mrow>
      <mo stretchy="false">→</mo>
      <mi>f</mi>
    </mrow>
    <annotation encoding="StarMath 5.0">( f_n ) in ( E,A, µ ) toward f</annotation>
  </semantics>
</math>
</file>

<file path=Object 13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row>
          <mo stretchy="false">∫</mo>
          <msub>
            <mi>f</mi>
            <mi>n</mi>
          </msub>
        </mrow>
      </mrow>
      <mrow>
        <mo fence="true" stretchy="false">(</mo>
        <mrow>
          <mi>µ</mi>
        </mrow>
        <mo fence="true" stretchy="false">)</mo>
      </mrow>
      <mrow>
        <mi mathvariant="italic">dµ</mi>
        <mo stretchy="false">=</mo>
        <mrow>
          <mo stretchy="false">∫</mo>
          <mrow>
            <munder>
              <mi>lim</mi>
              <mrow>
                <mi>n</mi>
                <mo stretchy="false">→</mo>
                <mrow>
                  <mo stretchy="false">+</mo>
                  <mi mathvariant="normal">∞</mi>
                </mrow>
              </mrow>
            </munder>
            <msub>
              <mi>f</mi>
              <mi>n</mi>
            </msub>
          </mrow>
        </mrow>
      </mrow>
      <mrow>
        <mo fence="true" stretchy="false">(</mo>
        <mrow>
          <mi>µ</mi>
        </mrow>
        <mo fence="true" stretchy="false">)</mo>
      </mrow>
      <mi mathvariant="italic">dµ</mi>
    </mrow>
    <annotation encoding="StarMath 5.0">lim from{ n toward + %infinite } int f_n( µ )dµ=int lim from{ n toward + %infinite } f_n( µ ) dµ</annotation>
  </semantics>
</math>
</file>

<file path=Object 136/content.xml><?xml version="1.0" encoding="utf-8"?>
<math xmlns="http://www.w3.org/1998/Math/MathML" display="block">
  <semantics>
    <mrow>
      <mover accent="true">
        <mi>f</mi>
        <mo stretchy="true">~</mo>
      </mover>
      <mrow>
        <mrow>
          <mo fence="true" stretchy="false">(</mo>
          <mrow>
            <mi>ω</mi>
          </mrow>
          <mo fence="true" stretchy="false">)</mo>
        </mrow>
        <mo stretchy="false">∝</mo>
        <mrow>
          <munderover>
            <mo stretchy="false">∫</mo>
            <mi>α</mi>
            <mi>β</mi>
          </munderover>
          <mi>f</mi>
        </mrow>
      </mrow>
      <mrow>
        <mo fence="true" stretchy="false">(</mo>
        <mrow>
          <mi>x</mi>
        </mrow>
        <mo fence="true" stretchy="false">)</mo>
      </mrow>
      <mi>.</mi>
      <msup>
        <mi>e</mi>
        <mrow>
          <mo stretchy="false">−</mo>
          <mi mathvariant="italic">pt</mi>
        </mrow>
      </msup>
    </mrow>
    <annotation encoding="StarMath 5.0">widetilde {f}( %omega ) prop int from{ %alpha } to{ %beta } f( x ).e^-pt</annotation>
  </semantics>
</math>
</file>

<file path=Object 137/content.xml><?xml version="1.0" encoding="utf-8"?>
<math xmlns="http://www.w3.org/1998/Math/MathML" display="block">
  <semantics>
    <mrow>
      <mi mathvariant="normal">Τ</mi>
      <mrow>
        <mrow>
          <mo fence="true" stretchy="false">(</mo>
          <mrow>
            <mrow>
              <mi>f</mi>
              <mrow>
                <mo fence="true" stretchy="false">(</mo>
                <mrow>
                  <mrow>
                    <mi>t</mi>
                    <mo stretchy="false">−</mo>
                    <mi>τ</mi>
                  </mrow>
                </mrow>
                <mo fence="true" stretchy="false">)</mo>
              </mrow>
              <mi>u</mi>
              <mrow>
                <mo fence="true" stretchy="false">(</mo>
                <mrow>
                  <mrow>
                    <mi>t</mi>
                    <mo stretchy="false">−</mo>
                    <mi>τ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over accent="true">
          <mi>f</mi>
          <mo stretchy="true">~</mo>
        </mover>
      </mrow>
      <mrow>
        <mo fence="true" stretchy="false">(</mo>
        <mrow>
          <mi>ω</mi>
        </mrow>
        <mo fence="true" stretchy="false">)</mo>
      </mrow>
      <mi>.</mi>
      <msup>
        <mi>e</mi>
        <mrow>
          <mrow>
            <mo stretchy="false">−</mo>
            <mi>τ</mi>
          </mrow>
          <mi>ω</mi>
        </mrow>
      </msup>
    </mrow>
    <annotation encoding="StarMath 5.0"> %TAU ( f(t- %tau)u(t-%tau) ) = widetilde {f}( %omega ).e^{ - %tau %omega }</annotation>
  </semantics>
</math>
</file>

<file path=Object 138/content.xml><?xml version="1.0" encoding="utf-8"?>
<math xmlns="http://www.w3.org/1998/Math/MathML" display="block">
  <semantics>
    <mrow>
      <mi>t</mi>
      <mi>.</mi>
      <mi>u</mi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−</mo>
        <mi>u</mi>
      </mrow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+</mo>
        <mi>u</mi>
      </mrow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=</mo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</mrow>
      <mi>u</mi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+</mo>
        <mi>u</mi>
      </mrow>
      <mrow>
        <mo fence="true" stretchy="false">(</mo>
        <mrow>
          <mrow>
            <mi>t</mi>
            <mo stretchy="false">−</mo>
            <mn>1</mn>
          </mrow>
        </mrow>
        <mo fence="true" stretchy="false">)</mo>
      </mrow>
    </mrow>
    <annotation encoding="StarMath 5.0">t.u( t-1 ) -u( t-1 )+u( t-1 ) = ( t-1 )u( t-1 )+u( t-1 )</annotation>
  </semantics>
</math>
</file>

<file path=Object 139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  <mi>y</mi>
      <mrow>
        <mi>'</mi>
        <mo stretchy="false">+</mo>
        <mi>b</mi>
      </mrow>
      <mrow>
        <mo fence="true" stretchy="false">(</mo>
        <mrow>
          <mi>x</mi>
        </mrow>
        <mo fence="true" stretchy="false">)</mo>
      </mrow>
      <mrow>
        <mi>y</mi>
        <mo stretchy="false">=</mo>
        <mi>c</mi>
      </mrow>
      <mrow>
        <mo fence="true" stretchy="false">(</mo>
        <mrow>
          <mi>x</mi>
        </mrow>
        <mo fence="true" stretchy="false">)</mo>
      </mrow>
    </mrow>
    <annotation encoding="StarMath 5.0">a( x )y'+b( x )y = c( x )</annotation>
  </semantics>
</math>
</file>

<file path=Object 14/content.xml><?xml version="1.0" encoding="utf-8"?>
<math xmlns="http://www.w3.org/1998/Math/MathML" display="block">
  <semantics>
    <mrow>
      <mi>f</mi>
      <mo stretchy="false">∘</mo>
      <mrow>
        <msup>
          <mi>f</mi>
          <mrow>
            <mo stretchy="false">−</mo>
            <mn>1</mn>
          </mrow>
        </msup>
        <mo stretchy="false">=</mo>
        <mi>e</mi>
      </mrow>
    </mrow>
    <annotation encoding="StarMath 5.0">f circ f^{-1}=e</annotation>
  </semantics>
</math>
</file>

<file path=Object 140/content.xml><?xml version="1.0" encoding="utf-8"?>
<math xmlns="http://www.w3.org/1998/Math/MathML" display="block">
  <semantics>
    <mrow>
      <mrow>
        <mo stretchy="false">∫</mo>
        <mfrac>
          <mrow>
            <mi>y</mi>
            <mi>'</mi>
          </mrow>
          <mi>y</mi>
        </mfrac>
      </mrow>
      <mo stretchy="false">=</mo>
      <mrow>
        <mo stretchy="false">−</mo>
        <mrow>
          <mo stretchy="false">∫</mo>
          <mfrac>
            <mrow>
              <mi>b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</mrow>
    </mrow>
    <annotation encoding="StarMath 5.0">int {{ y' } over {  y }} = -int {{ b(x) } over { a(x) }}</annotation>
  </semantics>
</math>
</file>

<file path=Object 141/content.xml><?xml version="1.0" encoding="utf-8"?>
<math xmlns="http://www.w3.org/1998/Math/MathML" display="block">
  <semantics>
    <mrow>
      <mrow>
        <msub>
          <mi>y</mi>
          <mi>p</mi>
        </msub>
        <mo stretchy="false">=</mo>
        <mi>λ</mi>
      </mrow>
      <mrow>
        <mo fence="true" stretchy="false">(</mo>
        <mrow>
          <mi>x</mi>
        </mrow>
        <mo fence="true" stretchy="false">)</mo>
      </mrow>
      <mi>.</mi>
      <mi>f</mi>
      <mrow>
        <mo fence="true" stretchy="false">(</mo>
        <mrow>
          <mi>x</mi>
        </mrow>
        <mo fence="true" stretchy="false">)</mo>
      </mrow>
    </mrow>
    <annotation encoding="StarMath 5.0">y_p = %lambda( x ).f( x )</annotation>
  </semantics>
</math>
</file>

<file path=Object 142/content.xml><?xml version="1.0" encoding="utf-8"?>
<math xmlns="http://www.w3.org/1998/Math/MathML" display="block">
  <semantics>
    <mrow>
      <mrow>
        <msub>
          <mi>y</mi>
          <mi>p</mi>
        </msub>
        <mo stretchy="false">=</mo>
        <mi>P</mi>
      </mrow>
      <mrow>
        <mo fence="true" stretchy="false">[</mo>
        <mrow>
          <mi>X</mi>
        </mrow>
        <mo fence="true" stretchy="false">]</mo>
      </mrow>
      <mi>.</mi>
      <msup>
        <mi>e</mi>
        <mrow>
          <mi>Q</mi>
          <mrow>
            <mo fence="true" stretchy="false">[</mo>
            <mrow>
              <mi>X</mi>
            </mrow>
            <mo fence="true" stretchy="false">]</mo>
          </mrow>
        </mrow>
      </msup>
      <mi>;</mi>
      <mi>Q</mi>
      <mrow>
        <mrow>
          <mo fence="true" stretchy="false">[</mo>
          <mrow>
            <mi>X</mi>
          </mrow>
          <mo fence="true" stretchy="false">]</mo>
        </mrow>
        <mo stretchy="false">∈</mo>
        <mi>ℂ</mi>
      </mrow>
    </mrow>
    <annotation encoding="StarMath 5.0">y_p = P[ X ].e^{ Q[X] }; Q[ X ] in ℂ</annotation>
  </semantics>
</math>
</file>

<file path=Object 143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i>p</mi>
            </mrow>
            <mo fence="true" stretchy="false">)</mo>
          </mrow>
        </msup>
        <mo stretchy="false">=</mo>
        <mi>f</mi>
      </mrow>
      <mrow>
        <mo fence="true" stretchy="false">(</mo>
        <mrow>
          <mrow>
            <mi>t</mi>
            <mi>,</mi>
            <mi>x</mi>
            <mi>,</mi>
            <mn>...</mn>
            <mi>,</mi>
            <msup>
              <mi>x</mi>
              <mrow>
                <mo fence="true" stretchy="false">(</mo>
                <mrow>
                  <mi>n</mi>
                </mrow>
                <mo fence="true" stretchy="false">)</mo>
              </mrow>
            </msup>
          </mrow>
        </mrow>
        <mo fence="true" stretchy="false">)</mo>
      </mrow>
    </mrow>
    <annotation encoding="StarMath 5.0">x^( p ) = f( t,x,...,x^(n) )</annotation>
  </semantics>
</math>
</file>

<file path=Object 144/content.xml><?xml version="1.0" encoding="utf-8"?>
<math xmlns="http://www.w3.org/1998/Math/MathML" display="block">
  <semantics>
    <mrow>
      <mi>y</mi>
      <mi>'</mi>
      <mrow>
        <mrow>
          <mi>'</mi>
          <mo stretchy="false">+</mo>
          <mi>y</mi>
        </mrow>
        <mo stretchy="false">=</mo>
        <mn>0</mn>
        <mo stretchy="false">→</mo>
        <mi>X</mi>
      </mrow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(</mo>
          <mrow>
            <mrow>
              <mi>y</mi>
              <mi>,</mi>
              <mi>y</mi>
              <mi>'</mi>
            </mrow>
          </mrow>
          <mo fence="true" stretchy="false">)</mo>
        </mrow>
      </mrow>
    </mrow>
    <annotation encoding="StarMath 5.0">y''+y=0 toward X( t ) = ( y, y' )</annotation>
  </semantics>
</math>
</file>

<file path=Object 14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∑</mo>
          <msub>
            <mi>α</mi>
            <mi>i</mi>
          </msub>
        </mrow>
      </mrow>
      <msup>
        <mi>e</mi>
        <mrow>
          <msub>
            <mi>λ</mi>
            <mi>i</mi>
          </msub>
          <mi>t</mi>
        </mrow>
      </msup>
      <msub>
        <mi>u</mi>
        <mi>i</mi>
      </msub>
    </mrow>
    <annotation encoding="StarMath 5.0">X( t ) = sum %alpha_i e^{ %lambda_i t} u_i</annotation>
  </semantics>
</math>
</file>

<file path=Object 146/content.xml><?xml version="1.0" encoding="utf-8"?>
<math xmlns="http://www.w3.org/1998/Math/MathML" display="block">
  <semantics>
    <mrow>
      <mrow>
        <mi>G</mi>
        <mo stretchy="false">=</mo>
        <mi>E</mi>
      </mrow>
      <mrow>
        <mrow>
          <mo fence="true" stretchy="false">[</mo>
          <mrow>
            <mrow>
              <mi>g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]</mo>
        </mrow>
        <mo stretchy="false">=</mo>
        <mrow>
          <mo stretchy="false">∫</mo>
          <mi>g</mi>
        </mrow>
      </mrow>
      <mrow>
        <mo fence="true" stretchy="false">(</mo>
        <mrow>
          <mi>x</mi>
        </mrow>
        <mo fence="true" stretchy="false">)</mo>
      </mrow>
      <msub>
        <mi>f</mi>
        <mi>X</mi>
      </msub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o stretchy="false">∑</mo>
          <mi>g</mi>
        </mrow>
      </mrow>
      <mrow>
        <mo fence="true" stretchy="false">(</mo>
        <mrow>
          <msub>
            <mi>x</mi>
            <mi>i</mi>
          </msub>
        </mrow>
        <mo fence="true" stretchy="false">)</mo>
      </mrow>
      <mi>.</mi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G = E [ g(X) ] = int g( x) f_X (x) dx = sum g( x_i ).f( x_i )</annotation>
  </semantics>
</math>
</file>

<file path=Object 147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row>
          <mrow>
            <mi mathvariant="italic">Cd</mi>
            <mrow>
              <mo fence="true" stretchy="false">(</mo>
              <mrow>
                <mi>A</mi>
              </mrow>
              <mo fence="true" stretchy="false">)</mo>
            </mrow>
          </mrow>
          <mo stretchy="false">/</mo>
          <mrow>
            <mi mathvariant="italic">Cd</mi>
            <mrow>
              <mo fence="true" stretchy="false">(</mo>
              <mrow>
                <mi mathvariant="normal">Ω</mi>
              </mrow>
              <mo fence="true" stretchy="false">)</mo>
            </mrow>
          </mrow>
        </mrow>
      </mrow>
    </mrow>
    <annotation encoding="StarMath 5.0">P( A ) = {Cd( A )} / {Cd( %OMEGA )}</annotation>
  </semantics>
</math>
</file>

<file path=Object 148/content.xml><?xml version="1.0" encoding="utf-8"?>
<math xmlns="http://www.w3.org/1998/Math/MathML" display="block">
  <semantics>
    <mrow>
      <mrow>
        <msub>
          <mi>F</mi>
          <mi>X</mi>
        </msub>
        <mo stretchy="false">=</mo>
        <mi>P</mi>
      </mrow>
      <mrow>
        <mo fence="true" stretchy="false">(</mo>
        <mrow>
          <mrow>
            <mi>X</mi>
            <mo stretchy="false">⩽</mo>
            <mi>x</mi>
          </mrow>
        </mrow>
        <mo fence="true" stretchy="false">)</mo>
      </mrow>
    </mrow>
    <annotation encoding="StarMath 5.0">F_X=P( X leslant x )</annotation>
  </semantics>
</math>
</file>

<file path=Object 149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A</mi>
                <mn>1</mn>
              </msub>
              <mi>,</mi>
              <msub>
                <mi>A</mi>
                <mn>2</mn>
              </msub>
            </mrow>
          </mrow>
          <mo fence="true" stretchy="false">)</mo>
        </mrow>
        <mo stretchy="false">∣</mo>
        <mi>B</mi>
        <mo stretchy="false">=</mo>
        <mrow>
          <mo fence="true" stretchy="false">(</mo>
          <mrow>
            <mrow>
              <msub>
                <mi>A</mi>
                <mn>1</mn>
              </msub>
              <mo stretchy="false">∣</mo>
              <mi>B</mi>
            </mrow>
          </mrow>
          <mo fence="true" stretchy="false">)</mo>
        </mrow>
      </mrow>
      <mi>.</mi>
      <mrow>
        <mo fence="true" stretchy="false">(</mo>
        <mrow>
          <mrow>
            <msub>
              <mi>A</mi>
              <mn>2</mn>
            </msub>
            <mo stretchy="false">∣</mo>
            <mrow>
              <mo fence="true" stretchy="false">(</mo>
              <mrow>
                <mrow>
                  <mi>B</mi>
                  <mi>,</mi>
                  <msub>
                    <mi>A</mi>
                    <mn>1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(A_1, A_2) divides B  = (A_1 divides B) . (A_2 divides (B,A_1))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i>E</mi>
          <mi>,</mi>
          <mrow>
            <mspace width="2em"/>
            <mo stretchy="false">∗</mo>
            <mspace width="2em"/>
          </mrow>
        </mrow>
      </mrow>
      <mo fence="true" stretchy="false">)</mo>
    </mrow>
    <annotation encoding="StarMath 5.0">( E,~*~)</annotation>
  </semantics>
</math>
</file>

<file path=Object 15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i>P</mi>
      </mrow>
      <mrow>
        <mrow>
          <mo fence="true" stretchy="false">(</mo>
          <mrow>
            <mrow>
              <msub>
                <mi>Z</mi>
                <mi>n</mi>
              </msub>
              <mo stretchy="false">&lt;</mo>
              <mi>z</mi>
            </mrow>
          </mrow>
          <mo fence="true" stretchy="false">)</mo>
        </mrow>
        <mo stretchy="false">=</mo>
        <msub>
          <mi mathvariant="normal">Φ</mi>
          <mrow>
            <mi>N</mi>
            <mrow>
              <mo fence="true" stretchy="false">(</mo>
              <mrow>
                <mn>0,1</mn>
              </mrow>
              <mo fence="true" stretchy="false">)</mo>
            </mrow>
          </mrow>
        </msub>
      </mrow>
      <mrow>
        <mo fence="true" stretchy="false">(</mo>
        <mrow>
          <mi>z</mi>
        </mrow>
        <mo fence="true" stretchy="false">)</mo>
      </mrow>
    </mrow>
    <annotation encoding="StarMath 5.0">lim from{ n toward + %infinite} P ( Z_n &lt; z ) = %PHI_{N( 0,1 )}( z )</annotation>
  </semantics>
</math>
</file>

<file path=Object 151/content.xml><?xml version="1.0" encoding="utf-8"?>
<math xmlns="http://www.w3.org/1998/Math/MathML" display="block">
  <semantics>
    <mrow>
      <mi>σ</mi>
      <mo stretchy="false">→</mo>
      <mfrac>
        <mi>σ</mi>
        <msqrt>
          <mi>n</mi>
        </msqrt>
      </mfrac>
    </mrow>
    <annotation encoding="StarMath 5.0">%sigma toward %sigma over sqrt{n} </annotation>
  </semantics>
</math>
</file>

<file path=Object 152/content.xml><?xml version="1.0" encoding="utf-8"?>
<math xmlns="http://www.w3.org/1998/Math/MathML" display="block">
  <semantics>
    <mrow>
      <mi>x</mi>
      <mi mathvariant="normal">ℜ</mi>
      <mi>y</mi>
    </mrow>
    <annotation encoding="StarMath 5.0">x Re y</annotation>
  </semantics>
</math>
</file>

<file path=Object 153/content.xml><?xml version="1.0" encoding="utf-8"?>
<math xmlns="http://www.w3.org/1998/Math/MathML" display="block">
  <semantics>
    <mrow>
      <mi>F</mi>
      <mo stretchy="false">⊂</mo>
      <mi>E</mi>
    </mrow>
    <annotation encoding="StarMath 5.0">F subset E</annotation>
  </semantics>
</math>
</file>

<file path=Object 154/content.xml><?xml version="1.0" encoding="utf-8"?>
<math xmlns="http://www.w3.org/1998/Math/MathML" display="block">
  <semantics>
    <mrow>
      <mi>E</mi>
      <mo stretchy="false">=</mo>
      <mrow>
        <mo fence="true" stretchy="true">{</mo>
        <mrow>
          <mrow>
            <mrow>
              <mi>n</mi>
              <mo stretchy="false">∈</mo>
              <mrow>
                <mrow>
                  <mo fence="true" stretchy="false">[</mo>
                  <mrow>
                    <mrow>
                      <mrow>
                        <mo stretchy="false">−</mo>
                        <mn>10</mn>
                      </mrow>
                      <mi>,</mi>
                      <mi>x</mi>
                    </mrow>
                  </mrow>
                  <mo fence="true" stretchy="false">]</mo>
                </mrow>
                <mo stretchy="false">∩</mo>
                <mi>ℤ</mi>
              </mrow>
            </mrow>
            <mrow>
              <mspace width="2em"/>
              <mo stretchy="false">∣</mo>
              <mspace width="2em"/>
            </mrow>
            <mrow>
              <mi>x</mi>
              <mo stretchy="false">∈</mo>
              <mi>ℝ</mi>
            </mrow>
            <mspace width="2em"/>
            <mi>;</mi>
            <mrow>
              <mrow>
                <mspace width="2em"/>
                <mo stretchy="false">−</mo>
                <mn>3</mn>
              </mrow>
              <mo stretchy="false">&lt;</mo>
              <mi>x</mi>
              <mo stretchy="false">⩽</mo>
              <mn>2</mn>
            </mrow>
          </mrow>
        </mrow>
        <mo fence="true" stretchy="true">}</mo>
      </mrow>
      <mo stretchy="false">=</mo>
      <mrow>
        <mo fence="true" stretchy="true">{</mo>
        <mrow>
          <mrow>
            <mrow>
              <mo stretchy="false">−</mo>
              <mn>2</mn>
            </mrow>
            <mrow>
              <mi>,</mi>
              <mo stretchy="false">−</mo>
              <mn>1</mn>
            </mrow>
            <mi>,</mi>
            <mn>0,1,2</mn>
          </mrow>
        </mrow>
        <mo fence="true" stretchy="true">}</mo>
      </mrow>
    </mrow>
    <annotation encoding="StarMath 5.0">E = left lbrace n in [-10,x] intersection ℤ ~divides~ x in ℝ ~;~ -3 &lt; x leslant 2  right rbrace = left lbrace -2, -1, 0,1,2  right rbrace</annotation>
  </semantics>
</math>
</file>

<file path=Object 155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−</mo>
        <mrow>
          <mo stretchy="false">∑</mo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n</mi>
          </msup>
        </mrow>
      </mrow>
      <mrow>
        <msub>
          <mi>v</mi>
          <mi>n</mi>
        </msub>
        <mo stretchy="false">⩽</mo>
        <mrow>
          <mo fence="true" stretchy="false">|</mo>
          <mrow>
            <msub>
              <mi>a</mi>
              <mrow>
                <mi>n</mi>
                <mo stretchy="false">+</mo>
                <mn>1</mn>
              </mrow>
            </msub>
          </mrow>
          <mo fence="true" stretchy="false">|</mo>
        </mrow>
      </mrow>
    </mrow>
    <annotation encoding="StarMath 5.0">u(x)- sum (-1)^n v_n leslant lline a_{ n+1 } rline  </annotation>
  </semantics>
</math>
</file>

<file path=Object 156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R</mi>
              <mo stretchy="false">=</mo>
              <mn>1</mn>
            </mrow>
            <mi>n</mi>
          </munderover>
          <msub>
            <mi>a</mi>
            <mrow>
              <mi>i</mi>
              <mi>,</mi>
              <mi>R</mi>
            </mrow>
          </msub>
        </mrow>
        <mo stretchy="false">⋅</mo>
        <msub>
          <mi>b</mi>
          <mrow>
            <mi>R</mi>
            <mi>,</mi>
            <mi>j</mi>
          </mrow>
        </msub>
      </mrow>
    </mrow>
    <annotation encoding="StarMath 5.0">c_{i,j} = sum from{ R=1 } to{ n } a_{i,R} cdot b_{R,j}</annotation>
  </semantics>
</math>
</file>

<file path=Object 157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sub>
                <mi>C</mi>
                <mn>1</mn>
              </msub>
              <mi>,</mi>
              <mn>...</mn>
              <mi>,</mi>
              <mi>a</mi>
              <msub>
                <mi>C</mi>
                <mi>i</mi>
              </msub>
              <mrow>
                <mi>'</mi>
                <mo stretchy="false">+</mo>
                <msub>
                  <mi>C</mi>
                  <mi>i</mi>
                </msub>
              </mrow>
              <mi>'</mi>
              <mi>'</mi>
              <mi>,</mi>
              <mn>...</mn>
              <mi>,</mi>
              <msub>
                <mi>C</mi>
                <mi>n</mi>
              </msub>
            </mrow>
          </mrow>
          <mo fence="true" stretchy="false">)</mo>
        </mrow>
        <mo stretchy="false">=</mo>
        <mi>a</mi>
      </mrow>
      <mi mathvariant="italic">det</mi>
      <mrow>
        <mrow>
          <mo fence="true" stretchy="false">(</mo>
          <mrow>
            <mrow>
              <mn>...</mn>
              <msub>
                <mi>C</mi>
                <mi>i</mi>
              </msub>
              <mi>'</mi>
              <mn>...</mn>
            </mrow>
          </mrow>
          <mo fence="true" stretchy="false">)</mo>
        </mrow>
        <mo stretchy="false">+</mo>
        <mi mathvariant="italic">det</mi>
      </mrow>
      <mrow>
        <mo fence="true" stretchy="false">(</mo>
        <mrow>
          <mrow>
            <mn>...</mn>
            <msub>
              <mi>C</mi>
              <mi>i</mi>
            </msub>
            <mi>'</mi>
            <mi>'</mi>
            <mn>...</mn>
          </mrow>
        </mrow>
        <mo fence="true" stretchy="false">)</mo>
      </mrow>
    </mrow>
    <annotation encoding="StarMath 5.0">det( C_1, ... , a C_i'+C_i'', ...,C_n ) = a det( ... C_i' ... ) + det( ... C_i '' ... )</annotation>
  </semantics>
</math>
</file>

<file path=Object 158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sub>
              <mi>A</mi>
              <mn>3</mn>
            </msub>
          </mrow>
          <mo fence="true" stretchy="false">)</mo>
        </mrow>
        <mo stretchy="false">=</mo>
        <msub>
          <mi>a</mi>
          <mrow>
            <mo fence="true" stretchy="false">(</mo>
            <mrow>
              <mrow>
                <mi>i</mi>
                <mi>,</mi>
                <mn>1</mn>
              </mrow>
            </mrow>
            <mo fence="true" stretchy="false">)</mo>
          </mrow>
        </msub>
      </mrow>
      <mi>.</mi>
      <mi mathvariant="italic">det</mi>
      <mrow>
        <mo fence="true" stretchy="false">(</mo>
        <mrow>
          <msub>
            <mi>A</mi>
            <mrow>
              <mn>2</mn>
              <mi>,</mi>
              <mrow>
                <mi>i</mi>
                <mo stretchy="false">+</mo>
                <mn>1</mn>
              </mrow>
            </mrow>
          </msub>
        </mrow>
        <mo fence="true" stretchy="false">)</mo>
      </mrow>
      <mspace width="2em"/>
      <mi>;</mi>
      <mspace width="2em"/>
      <mi mathvariant="italic">det</mi>
      <mrow>
        <mrow>
          <mo fence="true" stretchy="false">(</mo>
          <mrow>
            <msub>
              <mi>A</mi>
              <mn>2</mn>
            </msub>
          </mrow>
          <mo fence="true" stretchy="false">)</mo>
        </mrow>
        <mo stretchy="false">=</mo>
        <mrow>
          <mi mathvariant="italic">ad</mi>
          <mo stretchy="false">−</mo>
          <mi mathvariant="italic">bc</mi>
        </mrow>
      </mrow>
    </mrow>
    <annotation encoding="StarMath 5.0">det( A_3 ) = a_(i,1) . det( A_{2,i+1} ) ~;~ det( A_2 ) = ad -bc</annotation>
  </semantics>
</math>
</file>

<file path=Object 159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row>
              <mi>E</mi>
              <mi>,</mi>
              <mi>F</mi>
            </mrow>
          </mrow>
          <mo fence="true" stretchy="false">)</mo>
        </mrow>
        <mo stretchy="false">=</mo>
        <mi mathvariant="italic">dim</mi>
      </mrow>
      <mrow>
        <mrow>
          <mo fence="true" stretchy="false">(</mo>
          <mrow>
            <msub>
              <mi>M</mi>
              <mi mathvariant="italic">np</mi>
            </msub>
          </mrow>
          <mo fence="true" stretchy="false">)</mo>
        </mrow>
        <mo stretchy="false">=</mo>
        <mrow>
          <mi>n</mi>
          <mo stretchy="false">×</mo>
          <mi>p</mi>
        </mrow>
      </mrow>
    </mrow>
    <annotation encoding="StarMath 5.0">dim( E,F ) = dim( M_np )=n times p</annotation>
  </semantics>
</math>
</file>

<file path=Object 16/content.xml><?xml version="1.0" encoding="utf-8"?>
<math xmlns="http://www.w3.org/1998/Math/MathML" display="block">
  <semantics>
    <mrow>
      <mrow>
        <mi>a</mi>
        <mo stretchy="false">∗</mo>
        <mi>b</mi>
      </mrow>
      <mo stretchy="false">∈</mo>
      <mi>E</mi>
    </mrow>
    <annotation encoding="StarMath 5.0">a * b in E</annotation>
  </semantics>
</math>
</file>

<file path=Object 160/content.xml><?xml version="1.0" encoding="utf-8"?>
<math xmlns="http://www.w3.org/1998/Math/MathML" display="block">
  <semantics>
    <mrow>
      <mrow>
        <mi>lim inf</mi>
        <mrow>
          <mo fence="true" stretchy="false">(</mo>
          <mrow>
            <msub>
              <mi>u</mi>
              <mi>n</mi>
            </msub>
          </mrow>
          <mo fence="true" stretchy="false">)</mo>
        </mrow>
      </mrow>
      <mo stretchy="false">=</mo>
      <mrow>
        <mi>lim sup</mi>
        <mrow>
          <mo fence="true" stretchy="false">(</mo>
          <mrow>
            <msub>
              <mi>u</mi>
              <mi>n</mi>
            </msub>
          </mrow>
          <mo fence="true" stretchy="false">)</mo>
        </mrow>
      </mrow>
    </mrow>
    <annotation encoding="StarMath 5.0">liminf ( u_n ) = limsup ( u_n )</annotation>
  </semantics>
</math>
</file>

<file path=Object 161/content.xml><?xml version="1.0" encoding="utf-8"?>
<math xmlns="http://www.w3.org/1998/Math/MathML" display="block">
  <semantics>
    <mrow>
      <mrow>
        <mo fence="true" stretchy="false">(</mo>
        <mrow>
          <mrow>
            <mi>ln</mi>
            <mrow>
              <mo fence="true" stretchy="false">(</mo>
              <mrow>
                <mi>u</mi>
              </mrow>
              <mo fence="true" stretchy="false">)</mo>
            </mrow>
          </mrow>
        </mrow>
        <mo fence="true" stretchy="false">)</mo>
      </mrow>
      <mrow>
        <mi>'</mi>
        <mo stretchy="false">=</mo>
        <mi>u</mi>
      </mrow>
      <mrow>
        <mi>'</mi>
        <mo stretchy="false">/</mo>
        <mi>u</mi>
      </mrow>
    </mrow>
    <annotation encoding="StarMath 5.0">(ln( u ))' = u'/u</annotation>
  </semantics>
</math>
</file>

<file path=Object 162/content.xml><?xml version="1.0" encoding="utf-8"?>
<math xmlns="http://www.w3.org/1998/Math/MathML" display="block">
  <semantics>
    <mrow>
      <msub>
        <mi>log</mi>
        <mi>p</mi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ln</mi>
            <mrow>
              <mo fence="true" stretchy="false">(</mo>
              <mrow>
                <mi>t</mi>
              </mrow>
              <mo fence="true" stretchy="false">)</mo>
            </mrow>
          </mrow>
          <mrow>
            <mi>ln</mi>
            <mrow>
              <mo fence="true" stretchy="false">(</mo>
              <mrow>
                <mi>p</mi>
              </mrow>
              <mo fence="true" stretchy="false">)</mo>
            </mrow>
          </mrow>
        </mfrac>
      </mrow>
    </mrow>
    <annotation encoding="StarMath 5.0">log_p(x) = {ln(t) } over {ln(p) }</annotation>
  </semantics>
</math>
</file>

<file path=Object 163/content.xml><?xml version="1.0" encoding="utf-8"?>
<math xmlns="http://www.w3.org/1998/Math/MathML" display="block">
  <semantics>
    <mrow>
      <mrow>
        <mrow>
          <mo stretchy="false">∑</mo>
          <msub>
            <mi>u</mi>
            <mrow>
              <mo fence="true" stretchy="false">[</mo>
              <mrow>
                <mrow>
                  <mi>a</mi>
                  <mi>,</mi>
                  <mi>b</mi>
                </mrow>
              </mrow>
              <mo fence="true" stretchy="false">]</mo>
            </mrow>
          </msub>
        </mrow>
        <mo stretchy="false">+</mo>
        <msub>
          <mi>u</mi>
          <mrow>
            <mo fence="true" stretchy="false">[</mo>
            <mrow>
              <mrow>
                <mi>b</mi>
                <mi>,</mi>
                <mi>c</mi>
              </mrow>
            </mrow>
            <mo fence="true" stretchy="false">]</mo>
          </mrow>
        </msub>
      </mrow>
      <mo stretchy="false">=</mo>
      <msub>
        <mi>u</mi>
        <mrow>
          <mo fence="true" stretchy="false">[</mo>
          <mrow>
            <mrow>
              <mi>a</mi>
              <mi>,</mi>
              <mi>c</mi>
            </mrow>
          </mrow>
          <mo fence="true" stretchy="false">]</mo>
        </mrow>
      </msub>
    </mrow>
    <annotation encoding="StarMath 5.0">sum u_[ a,b ] + u_[ b,c ] = u_[ a,c ]</annotation>
  </semantics>
</math>
</file>

<file path=Object 164/content.xml><?xml version="1.0" encoding="utf-8"?>
<math xmlns="http://www.w3.org/1998/Math/MathML" display="block">
  <semantics>
    <mrow>
      <mrow>
        <mo stretchy="false">∑</mo>
        <mrow>
          <mo fence="true" stretchy="false">(</mo>
          <mrow>
            <mrow>
              <mi>n</mi>
              <mo stretchy="false">+</mo>
              <mi>m</mi>
            </mrow>
          </mrow>
          <mo fence="true" stretchy="false">)</mo>
        </mrow>
      </mrow>
      <mo stretchy="false">=</mo>
      <mrow>
        <mo stretchy="false">∑</mo>
        <mrow>
          <mo fence="true" stretchy="false">(</mo>
          <mrow>
            <mrow>
              <mi>n</mi>
              <mrow>
                <mo fence="true" stretchy="false">(</mo>
                <mrow>
                  <mrow>
                    <mn>1</mn>
                    <mo stretchy="false">+</mo>
                    <mfrac>
                      <mi>m</mi>
                      <mi>n</mi>
                    </mfrac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sum( n+m ) = sum( n(1+ m over n) )</annotation>
  </semantics>
</math>
</file>

<file path=Object 165/content.xml><?xml version="1.0" encoding="utf-8"?>
<math xmlns="http://www.w3.org/1998/Math/MathML" display="block">
  <semantics>
    <mrow>
      <mrow>
        <msub>
          <mi>S</mi>
          <mi>j</mi>
        </msub>
        <mo stretchy="false">−</mo>
        <msub>
          <mi>S</mi>
          <mrow>
            <mi>i</mi>
            <mo stretchy="false">−</mo>
            <mn>1</mn>
          </mrow>
        </msub>
      </mrow>
      <mo stretchy="false">=</mo>
      <mrow>
        <munderover>
          <mo stretchy="false">∑</mo>
          <mi>i</mi>
          <mi>j</mi>
        </munderover>
        <msup>
          <mi>q</mi>
          <mi>k</mi>
        </msup>
      </mrow>
      <mo stretchy="false">=</mo>
      <mfrac>
        <mrow>
          <msup>
            <mi>q</mi>
            <mi>i</mi>
          </msup>
          <mo stretchy="false">−</mo>
          <msup>
            <mi>q</mi>
            <mrow>
              <mi>j</mi>
              <mo stretchy="false">+</mo>
              <mn>1</mn>
            </mrow>
          </msup>
        </mrow>
        <mrow>
          <mn>1</mn>
          <mo stretchy="false">−</mo>
          <mi>q</mi>
        </mrow>
      </mfrac>
    </mrow>
    <annotation encoding="StarMath 5.0">S_j-S_{i-1}=sum from i to j q^k = { q^i - q^{j+1} } over { 1-q }</annotation>
  </semantics>
</math>
</file>

<file path=Object 166/content.xml><?xml version="1.0" encoding="utf-8"?>
<math xmlns="http://www.w3.org/1998/Math/MathML" display="block">
  <semantics>
    <mrow>
      <mi>tan</mi>
      <mrow>
        <mrow>
          <mo fence="true" stretchy="false">(</mo>
          <mrow>
            <mi>ϕ</mi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i>ϕ</mi>
              </mrow>
              <mo fence="true" stretchy="false">)</mo>
            </mrow>
          </mrow>
          <mrow>
            <mi>cos</mi>
            <mrow>
              <mo fence="true" stretchy="false">(</mo>
              <mrow>
                <mi>ϕ</mi>
              </mrow>
              <mo fence="true" stretchy="false">)</mo>
            </mrow>
          </mrow>
        </mfrac>
        <mo stretchy="false">=</mo>
        <mfrac>
          <mrow>
            <mo fence="true" stretchy="false">[</mo>
            <mrow>
              <mi mathvariant="italic">AB</mi>
            </mrow>
            <mo fence="true" stretchy="false">]</mo>
          </mrow>
          <mrow>
            <mo fence="true" stretchy="false">[</mo>
            <mrow>
              <mi mathvariant="italic">BC</mi>
            </mrow>
            <mo fence="true" stretchy="false">]</mo>
          </mrow>
        </mfrac>
      </mrow>
    </mrow>
    <annotation encoding="StarMath 5.0">tan( %phi ) = {sin( %phi )} over { cos(%phi) } = {[AB]} over {[ BC ]}</annotation>
  </semantics>
</math>
</file>

<file path=Object 167/content.xml><?xml version="1.0" encoding="utf-8"?>
<math xmlns="http://www.w3.org/1998/Math/MathML" display="block">
  <semantics>
    <mrow>
      <mrow>
        <mo fence="true" stretchy="false">|</mo>
        <mrow>
          <mi>u</mi>
        </mrow>
        <mo fence="true" stretchy="false">|</mo>
      </mrow>
      <mo stretchy="false">=</mo>
      <msqrt>
        <msup>
          <mi>x</mi>
          <mn>2</mn>
        </msup>
      </msqrt>
    </mrow>
    <annotation encoding="StarMath 5.0">lline u rline = sqrt{x^2} </annotation>
  </semantics>
</math>
</file>

<file path=Object 168/content.xml><?xml version="1.0" encoding="utf-8"?>
<math xmlns="http://www.w3.org/1998/Math/MathML" display="block">
  <semantics>
    <mrow>
      <mrow>
        <msub>
          <mi>P</mi>
          <mrow>
            <mi>n</mi>
            <mo stretchy="false">+</mo>
            <mn>1</mn>
          </mrow>
        </msub>
        <mo stretchy="false">=</mo>
        <msub>
          <mi>P</mi>
          <mi>n</mi>
        </msub>
      </mrow>
      <mi>.</mi>
      <mrow>
        <mi>T</mi>
        <mo stretchy="false">→</mo>
        <mi>P</mi>
      </mrow>
      <mrow>
        <mo fence="true" stretchy="false">(</mo>
        <mrow>
          <mrow>
            <mi>X</mi>
            <mo stretchy="false">=</mo>
            <msub>
              <mi>E</mi>
              <mi>i</mi>
            </msub>
          </mrow>
        </mrow>
        <mo fence="true" stretchy="false">)</mo>
      </mrow>
      <mi>.</mi>
      <mrow>
        <mi>T</mi>
        <mo stretchy="false">=</mo>
        <mi>P</mi>
      </mrow>
      <mrow>
        <mo fence="true" stretchy="false">(</mo>
        <mrow>
          <mrow>
            <mi>X</mi>
            <mo stretchy="false">=</mo>
            <msub>
              <mi>E</mi>
              <mi>i</mi>
            </msub>
          </mrow>
        </mrow>
        <mo fence="true" stretchy="false">)</mo>
      </mrow>
    </mrow>
    <annotation encoding="StarMath 5.0">P_{ n+1 } = P_n . T toward P (X = E_i) . T = P( X = E_i)</annotation>
  </semantics>
</math>
</file>

<file path=Object 169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|</mo>
            <msub>
              <mi>I</mi>
              <mi>n</mi>
            </msub>
          </mrow>
        </mrow>
        <mo fence="true" stretchy="false">)</mo>
      </mrow>
      <mo stretchy="false">→</mo>
      <mrow>
        <mo fence="true" stretchy="false">(</mo>
        <mrow>
          <mrow>
            <msub>
              <mi>I</mi>
              <mi>n</mi>
            </msub>
            <mo stretchy="false">|</mo>
            <msup>
              <mi>A</mi>
              <mrow>
                <mo stretchy="false">−</mo>
                <mn>1</mn>
              </mrow>
            </msup>
          </mrow>
        </mrow>
        <mo fence="true" stretchy="false">)</mo>
      </mrow>
    </mrow>
    <annotation encoding="StarMath 5.0">(A mline I_n) toward (I_n mline A^-1)</annotation>
  </semantics>
</math>
</file>

<file path=Object 17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∗</mo>
              <mi>b</mi>
            </mrow>
          </mrow>
          <mo fence="true" stretchy="false">)</mo>
        </mrow>
        <mo stretchy="false">∗</mo>
        <mi>c</mi>
      </mrow>
      <mo stretchy="false">=</mo>
      <mrow>
        <mi>a</mi>
        <mo stretchy="false">∗</mo>
        <mrow>
          <mo fence="true" stretchy="false">(</mo>
          <mrow>
            <mrow>
              <mi>b</mi>
              <mo stretchy="false">∗</mo>
              <mi>c</mi>
            </mrow>
          </mrow>
          <mo fence="true" stretchy="false">)</mo>
        </mrow>
      </mrow>
    </mrow>
    <annotation encoding="StarMath 5.0">(a * b) * c = a * ( b * c )</annotation>
  </semantics>
</math>
</file>

<file path=Object 170/content.xml><?xml version="1.0" encoding="utf-8"?>
<math xmlns="http://www.w3.org/1998/Math/MathML" display="block">
  <semantics>
    <mrow>
      <mrow>
        <mi>a</mi>
        <mo stretchy="false">∣</mo>
        <mrow>
          <mi mathvariant="italic">bc</mi>
          <mo stretchy="false">∧</mo>
          <mi mathvariant="italic">PGCD</mi>
        </mrow>
      </mrow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1</mn>
      </mrow>
      <mo stretchy="false">⇒</mo>
      <mrow>
        <mi>a</mi>
        <mo stretchy="false">∣</mo>
        <mi>c</mi>
      </mrow>
      <mo stretchy="false">⇔</mo>
      <mrow>
        <mi mathvariant="italic">ak</mi>
        <mo stretchy="false">=</mo>
        <mi>c</mi>
      </mrow>
    </mrow>
    <annotation encoding="StarMath 5.0">a divides bc and  PGCD( a,b )=1 drarrow a divides c dlrarrow ak=c</annotation>
  </semantics>
</math>
</file>

<file path=Object 171/content.xml><?xml version="1.0" encoding="utf-8"?>
<math xmlns="http://www.w3.org/1998/Math/MathML" display="block">
  <semantics>
    <mrow>
      <mrow>
        <mi>z</mi>
        <mo stretchy="false">=</mo>
        <mi mathvariant="normal">ℜ</mi>
      </mrow>
      <mrow>
        <mrow>
          <mo fence="true" stretchy="false">(</mo>
          <mrow>
            <mi>z</mi>
          </mrow>
          <mo fence="true" stretchy="false">)</mo>
        </mrow>
        <mo stretchy="false">+</mo>
        <mi>i</mi>
      </mrow>
      <mi mathvariant="normal">ℑ</mi>
      <mrow>
        <mrow>
          <mo fence="true" stretchy="false">(</mo>
          <mrow>
            <mi>z</mi>
          </mrow>
          <mo fence="true" stretchy="false">)</mo>
        </mrow>
        <mo stretchy="false">=</mo>
        <mi>ρ</mi>
      </mrow>
      <msup>
        <mi>e</mi>
        <mrow>
          <mi>i</mi>
          <mi>θ</mi>
        </mrow>
      </msup>
    </mrow>
    <annotation encoding="StarMath 5.0">z = Re (z) + i Im (z) = %rho e^{ i %theta }</annotation>
  </semantics>
</math>
</file>

<file path=Object 17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row>
                <mo fence="true" stretchy="false">(</mo>
                <mrow>
                  <mrow>
                    <mn>1</mn>
                    <mo stretchy="false">−</mo>
                    <mi>t</mi>
                  </mrow>
                </mrow>
                <mo fence="true" stretchy="false">)</mo>
              </mrow>
              <mrow>
                <mi>a</mi>
                <mo stretchy="false">+</mo>
                <mi mathvariant="italic">tb</mi>
              </mrow>
            </mrow>
          </mrow>
          <mo fence="true" stretchy="false">)</mo>
        </mrow>
        <mo stretchy="false">⩽</mo>
        <mrow>
          <mo fence="true" stretchy="false">(</mo>
          <mrow>
            <mrow>
              <mn>1</mn>
              <mo stretchy="false">−</mo>
              <mi>t</mi>
            </mrow>
          </mrow>
          <mo fence="true" stretchy="false">)</mo>
        </mrow>
      </mrow>
      <mi>f</mi>
      <mrow>
        <mrow>
          <mo fence="true" stretchy="false">(</mo>
          <mrow>
            <mi>a</mi>
          </mrow>
          <mo fence="true" stretchy="false">)</mo>
        </mrow>
        <mo stretchy="false">+</mo>
        <mi mathvariant="italic">tf</mi>
      </mrow>
      <mrow>
        <mo fence="true" stretchy="false">(</mo>
        <mrow>
          <mi>b</mi>
        </mrow>
        <mo fence="true" stretchy="false">)</mo>
      </mrow>
    </mrow>
    <annotation encoding="StarMath 5.0">f( (1-t)a + tb ) leslant ( 1-t)f( a )+tf(b )</annotation>
  </semantics>
</math>
</file>

<file path=Object 173/content.xml><?xml version="1.0" encoding="utf-8"?>
<math xmlns="http://www.w3.org/1998/Math/MathML" display="block">
  <semantics>
    <mrow>
      <msup>
        <mi>i</mi>
        <mn>2</mn>
      </msup>
      <mo stretchy="false">=</mo>
      <msup>
        <mi>j</mi>
        <mn>2</mn>
      </msup>
      <mo stretchy="false">=</mo>
      <msup>
        <mi>k</mi>
        <mn>2</mn>
      </msup>
      <mo stretchy="false">=</mo>
      <mi mathvariant="italic">ijk</mi>
      <mo stretchy="false">=</mo>
      <mrow>
        <mo stretchy="false">−</mo>
        <mn>1</mn>
      </mrow>
    </mrow>
    <annotation encoding="StarMath 5.0">i^2 = j^2 = k^2 = ijk = -1</annotation>
  </semantics>
</math>
</file>

<file path=Object 174/content.xml><?xml version="1.0" encoding="utf-8"?>
<math xmlns="http://www.w3.org/1998/Math/MathML" display="block">
  <semantics>
    <mrow>
      <mi>q</mi>
      <mo stretchy="false">=</mo>
      <mrow>
        <mi>a</mi>
        <mo stretchy="false">+</mo>
        <mi mathvariant="italic">bi</mi>
        <mo stretchy="false">+</mo>
        <mi mathvariant="italic">cj</mi>
        <mo stretchy="false">+</mo>
        <mi mathvariant="italic">dk</mi>
      </mrow>
      <mo stretchy="false">=</mo>
      <mrow>
        <mi>a</mi>
        <mo stretchy="false">+</mo>
        <mover accent="true">
          <mi>v</mi>
          <mo stretchy="false">⃗</mo>
        </mover>
      </mrow>
    </mrow>
    <annotation encoding="StarMath 5.0">q =a+bi+cj+dk = a + vec v</annotation>
  </semantics>
</math>
</file>

<file path=Object 175/content.xml><?xml version="1.0" encoding="utf-8"?>
<math xmlns="http://www.w3.org/1998/Math/MathML" display="block">
  <semantics>
    <mrow>
      <msub>
        <mi>q</mi>
        <mn>1</mn>
      </msub>
      <mrow>
        <msub>
          <mi>q</mi>
          <mn>2</mn>
        </msub>
        <mo stretchy="false">=</mo>
        <mrow>
          <mrow>
            <mo fence="true" stretchy="false">(</mo>
            <mrow>
              <mrow>
                <msub>
                  <mi>a</mi>
                  <mn>1</mn>
                </msub>
                <mrow>
                  <msub>
                    <mi>a</mi>
                    <mn>2</mn>
                  </msub>
                  <mo stretchy="false">−</mo>
                  <mrow>
                    <mover accent="true">
                      <msub>
                        <mi>v</mi>
                        <mn>1</mn>
                      </msub>
                      <mo stretchy="false">⃗</mo>
                    </mover>
                    <mo stretchy="false">⋅</mo>
                    <mover accent="true">
                      <msub>
                        <mi>v</mi>
                        <mn>2</mn>
                      </msub>
                      <mo stretchy="false">⃗</mo>
                    </mover>
                  </mrow>
                </mrow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sub>
                  <mi>a</mi>
                  <mn>1</mn>
                </msub>
                <mrow>
                  <mover accent="true">
                    <msub>
                      <mi>v</mi>
                      <mn>2</mn>
                    </msub>
                    <mo stretchy="false">⃗</mo>
                  </mover>
                  <mo stretchy="false">+</mo>
                  <msub>
                    <mi>a</mi>
                    <mn>2</mn>
                  </msub>
                </mrow>
                <mrow>
                  <mover accent="true">
                    <msub>
                      <mi>v</mi>
                      <mn>1</mn>
                    </msub>
                    <mo stretchy="false">⃗</mo>
                  </mover>
                  <mo stretchy="false">+</mo>
                  <mrow>
                    <mover accent="true">
                      <msub>
                        <mi>v</mi>
                        <mn>1</mn>
                      </msub>
                      <mo stretchy="false">⃗</mo>
                    </mover>
                    <mo stretchy="false">∧</mo>
                    <mover accent="true">
                      <msub>
                        <mi>v</mi>
                        <mn>2</mn>
                      </msub>
                      <mo stretchy="false">⃗</mo>
                    </mover>
                  </mrow>
                </mrow>
              </mrow>
            </mrow>
            <mo fence="true" stretchy="false">)</mo>
          </mrow>
        </mrow>
      </mrow>
    </mrow>
    <annotation encoding="StarMath 5.0">q_1 q_2 = (a_1 a_2 - vec v_1 cdot vec v_2)  + ( a_1 vec v_2 + a_2 vec v_1 + vec v_1 and vec v_2  )</annotation>
  </semantics>
</math>
</file>

<file path=Object 18/content.xml><?xml version="1.0" encoding="utf-8"?>
<math xmlns="http://www.w3.org/1998/Math/MathML" display="block">
  <semantics>
    <mrow>
      <mrow>
        <mi>e</mi>
        <mo stretchy="false">∗</mo>
        <mi>a</mi>
      </mrow>
      <mo stretchy="false">=</mo>
      <mi>a</mi>
    </mrow>
    <annotation encoding="StarMath 5.0">e * a = a</annotation>
  </semantics>
</math>
</file>

<file path=Object 19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y</mi>
              <mo stretchy="false">+</mo>
              <mi>z</mi>
            </mrow>
          </mrow>
          <mo fence="true" stretchy="false">)</mo>
        </mrow>
        <mo stretchy="false">=</mo>
        <mrow>
          <mi mathvariant="italic">xy</mi>
          <mo stretchy="false">+</mo>
          <mi mathvariant="italic">xz</mi>
        </mrow>
      </mrow>
    </mrow>
    <annotation encoding="StarMath 5.0">x( y+z )= xy + xz</annotation>
  </semantics>
</math>
</file>

<file path=Object 2/content.xml><?xml version="1.0" encoding="utf-8"?>
<math xmlns="http://www.w3.org/1998/Math/MathML" display="block">
  <semantics>
    <mrow>
      <mi>B</mi>
      <mo stretchy="false">⊂</mo>
      <mi>A</mi>
    </mrow>
    <annotation encoding="StarMath 5.0">B subset A</annotation>
  </semantics>
</math>
</file>

<file path=Object 20/content.xml><?xml version="1.0" encoding="utf-8"?>
<math xmlns="http://www.w3.org/1998/Math/MathML" display="block">
  <semantics>
    <mrow>
      <mrow>
        <mi>a</mi>
        <mo stretchy="false">∗</mo>
        <mi>b</mi>
      </mrow>
      <mo stretchy="false">=</mo>
      <mrow>
        <mi>b</mi>
        <mo stretchy="false">∗</mo>
        <mi>a</mi>
      </mrow>
      <mo stretchy="false">=</mo>
      <mi>e</mi>
    </mrow>
    <annotation encoding="StarMath 5.0">a * b = b * a = e</annotation>
  </semantics>
</math>
</file>

<file path=Object 21/content.xml><?xml version="1.0" encoding="utf-8"?>
<math xmlns="http://www.w3.org/1998/Math/MathML" display="block">
  <semantics>
    <mrow>
      <mi>φ</mi>
      <mi mathvariant="normal">:</mi>
      <mrow>
        <mrow>
          <mo fence="true" stretchy="false">(</mo>
          <mrow>
            <mrow>
              <mi>G</mi>
              <mi>,</mi>
              <mspace width="2em"/>
              <mi>★</mi>
              <mspace width="2em"/>
            </mrow>
          </mrow>
          <mo fence="true" stretchy="false">)</mo>
        </mrow>
        <mo stretchy="false">→</mo>
        <mrow>
          <mo fence="true" stretchy="false">(</mo>
          <mrow>
            <mrow>
              <mi>H</mi>
              <mi>,</mi>
              <mrow>
                <mspace width="2em"/>
                <mo stretchy="false">∗</mo>
                <mspace width="2em"/>
              </mrow>
            </mrow>
          </mrow>
          <mo fence="true" stretchy="false">)</mo>
        </mrow>
      </mrow>
      <mi>;</mi>
      <mi>φ</mi>
      <mrow>
        <mrow>
          <mo fence="true" stretchy="false">(</mo>
          <mrow>
            <mrow>
              <msub>
                <mi>G</mi>
                <mn>1</mn>
              </msub>
              <mi>★</mi>
              <msub>
                <mi>G</mi>
                <mn>2</mn>
              </msub>
            </mrow>
          </mrow>
          <mo fence="true" stretchy="false">)</mo>
        </mrow>
        <mo stretchy="false">=</mo>
        <mi>φ</mi>
      </mrow>
      <mrow>
        <mrow>
          <mo fence="true" stretchy="false">(</mo>
          <mrow>
            <msub>
              <mi>G</mi>
              <mn>1</mn>
            </msub>
          </mrow>
          <mo fence="true" stretchy="false">)</mo>
        </mrow>
        <mo stretchy="false">∗</mo>
        <mi>φ</mi>
      </mrow>
      <mrow>
        <mrow>
          <mo fence="true" stretchy="false">(</mo>
          <mrow>
            <msub>
              <mi>G</mi>
              <mn>2</mn>
            </msub>
          </mrow>
          <mo fence="true" stretchy="false">)</mo>
        </mrow>
        <mo stretchy="false">=</mo>
        <mrow>
          <msub>
            <mi>H</mi>
            <mn>1</mn>
          </msub>
          <mo stretchy="false">∗</mo>
          <msub>
            <mi>H</mi>
            <mn>2</mn>
          </msub>
        </mrow>
      </mrow>
    </mrow>
    <annotation encoding="StarMath 5.0"> φ : ( G, ~★~) toward  ( H, ~*~);  φ( G_1 ★ G_2 )= φ( G_1 )* φ( G_2 )=H_1*H_2</annotation>
  </semantics>
</math>
</file>

<file path=Object 22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λ</mi>
              <mi>i</mi>
            </msub>
          </mrow>
          <mo stretchy="false">⋅</mo>
          <msub>
            <mi>e</mi>
            <mi>i</mi>
          </msub>
        </mrow>
        <mo stretchy="false">=</mo>
        <mn>0</mn>
      </mrow>
      <mo stretchy="false">⇒</mo>
      <mrow>
        <msub>
          <mi>λ</mi>
          <mi>i</mi>
        </msub>
        <mo stretchy="false">=</mo>
        <mn>0</mn>
      </mrow>
    </mrow>
    <annotation encoding="StarMath 5.0">sum from { { i = 1 } } to { n } λ_i cdot e_i = 0  drarrow λ_i = 0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row>
                <mi>a</mi>
                <mo stretchy="false">⋅</mo>
                <mi>x</mi>
              </mrow>
              <mo stretchy="false">+</mo>
              <mi>y</mi>
            </mrow>
          </mrow>
          <mo fence="true" stretchy="false">)</mo>
        </mrow>
        <mo stretchy="false">=</mo>
        <mrow>
          <mi>a</mi>
          <mo stretchy="false">⋅</mo>
          <mi>f</mi>
        </mrow>
      </mrow>
      <mrow>
        <mrow>
          <mo fence="true" stretchy="false">(</mo>
          <mrow>
            <mi>x</mi>
          </mrow>
          <mo fence="true" stretchy="false">)</mo>
        </mrow>
        <mo stretchy="false">+</mo>
        <mi>f</mi>
      </mrow>
      <mrow>
        <mo fence="true" stretchy="false">(</mo>
        <mrow>
          <mi>y</mi>
        </mrow>
        <mo fence="true" stretchy="false">)</mo>
      </mrow>
    </mrow>
    <annotation encoding="StarMath 5.0">f( x,y )= f( a cdot x + y ) = a cdot f(x)+f( y )</annotation>
  </semantics>
</math>
</file>

<file path=Object 24/content.xml><?xml version="1.0" encoding="utf-8"?>
<math xmlns="http://www.w3.org/1998/Math/MathML" display="block">
  <semantics>
    <mrow>
      <mi>F</mi>
      <mo stretchy="false">≠</mo>
      <mi mathvariant="normal">∅</mi>
    </mrow>
    <annotation encoding="StarMath 5.0">F &lt;&gt; emptyset </annotation>
  </semantics>
</math>
</file>

<file path=Object 25/content.xml><?xml version="1.0" encoding="utf-8"?>
<math xmlns="http://www.w3.org/1998/Math/MathML" display="block">
  <semantics>
    <mrow>
      <mi>x</mi>
      <mo stretchy="false">=</mo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λ</mi>
            <mi>i</mi>
          </msub>
        </mrow>
        <mo stretchy="false">⋅</mo>
        <msub>
          <mi>e</mi>
          <mi>i</mi>
        </msub>
      </mrow>
    </mrow>
    <annotation encoding="StarMath 5.0"> x = sum from { { i = 1 } } to { n } λ_i cdot e_i</annotation>
  </semantics>
</math>
</file>

<file path=Object 26/content.xml><?xml version="1.0" encoding="utf-8"?>
<math xmlns="http://www.w3.org/1998/Math/MathML" display="block">
  <semantics>
    <mrow>
      <msub>
        <mi>L</mi>
        <mi>i</mi>
      </msub>
      <mo stretchy="false">←</mo>
      <mrow>
        <mi>λ</mi>
        <mo stretchy="false">⋅</mo>
        <msub>
          <mi>L</mi>
          <mi>i</mi>
        </msub>
      </mrow>
      <mi>;</mi>
      <mspace width="2em"/>
      <msub>
        <mi>L</mi>
        <mi>i</mi>
      </msub>
      <mo stretchy="false">←</mo>
      <mrow>
        <msub>
          <mi>L</mi>
          <mi>i</mi>
        </msub>
        <mo stretchy="false">+</mo>
        <mrow>
          <mi>λ</mi>
          <mo stretchy="false">⋅</mo>
          <msub>
            <mi>L</mi>
            <mi>j</mi>
          </msub>
        </mrow>
      </mrow>
      <mi>;</mi>
      <mspace width="2em"/>
      <msub>
        <mi>L</mi>
        <mi>i</mi>
      </msub>
      <mo stretchy="false">←</mo>
      <mo stretchy="false">→</mo>
      <msub>
        <mi>L</mi>
        <mi>j</mi>
      </msub>
    </mrow>
    <annotation encoding="StarMath 5.0">L_i leftarrow  λ cdot L_i ;~ L_i leftarrow  L_i + λ cdot L_j ;~ L_i &lt;--&gt; L_j</annotation>
  </semantics>
</math>
</file>

<file path=Object 27/content.xml><?xml version="1.0" encoding="utf-8"?>
<math xmlns="http://www.w3.org/1998/Math/MathML" display="block">
  <semantics>
    <mrow>
      <mrow>
        <mo fence="true" stretchy="false">(</mo>
        <mrow>
          <mi mathvariant="italic">DE</mi>
        </mrow>
        <mo fence="true" stretchy="false">)</mo>
      </mrow>
      <mo stretchy="false">∥</mo>
      <mrow>
        <mo fence="true" stretchy="false">(</mo>
        <mrow>
          <mi mathvariant="italic">BC</mi>
        </mrow>
        <mo fence="true" stretchy="false">)</mo>
      </mrow>
    </mrow>
    <annotation encoding="StarMath 5.0">( DE ) parallel (BC)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i>d</mi>
          <mi>'</mi>
        </mrow>
      </mrow>
      <mo fence="true" stretchy="false">)</mo>
    </mrow>
    <annotation encoding="StarMath 5.0">(d')</annotation>
  </semantics>
</math>
</file>

<file path=Object 29/content.xml><?xml version="1.0" encoding="utf-8"?>
<math xmlns="http://www.w3.org/1998/Math/MathML" display="block">
  <semantics>
    <mrow>
      <mrow>
        <mo fence="true" stretchy="false">(</mo>
        <mrow>
          <mi mathvariant="italic">AB</mi>
        </mrow>
        <mo fence="true" stretchy="false">)</mo>
      </mrow>
      <mo stretchy="false">∤</mo>
      <mrow>
        <mo fence="true" stretchy="false">(</mo>
        <mrow>
          <mi mathvariant="italic">AC</mi>
        </mrow>
        <mo fence="true" stretchy="false">)</mo>
      </mrow>
    </mrow>
    <annotation encoding="StarMath 5.0">( AB ) ndivides  (AC)</annotation>
  </semantics>
</math>
</file>

<file path=Object 3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i>A</mi>
          </mrow>
          <mo fence="true" stretchy="false">)</mo>
        </mrow>
        <mo stretchy="false">=</mo>
        <mi mathvariant="italic">dim</mi>
      </mrow>
      <mrow>
        <mo fence="true" stretchy="false">(</mo>
        <mrow>
          <mi>B</mi>
        </mrow>
        <mo fence="true" stretchy="false">)</mo>
      </mrow>
    </mrow>
    <annotation encoding="StarMath 5.0">dim(A)=dim(B)</annotation>
  </semantics>
</math>
</file>

<file path=Object 30/content.xml><?xml version="1.0" encoding="utf-8"?>
<math xmlns="http://www.w3.org/1998/Math/MathML" display="block">
  <semantics>
    <mrow>
      <msup>
        <mi>ℝ</mi>
        <mn>2</mn>
      </msup>
      <mo stretchy="false">→</mo>
      <mi>ℝ</mi>
    </mrow>
    <annotation encoding="StarMath 5.0">ℝ^2  toward ℝ</annotation>
  </semantics>
</math>
</file>

<file path=Object 31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i mathvariant="italic">xx</mi>
      </mrow>
      <mrow>
        <mi>'</mi>
        <mo stretchy="false">+</mo>
        <mi mathvariant="italic">yy</mi>
      </mrow>
      <mrow>
        <mi>'</mi>
        <mo stretchy="false">=</mo>
        <mrow>
          <mo fence="true" stretchy="false">⟨</mo>
          <mrow>
            <mrow>
              <mi>u</mi>
              <mo stretchy="false">|</mo>
              <mi>v</mi>
            </mrow>
          </mrow>
          <mo fence="true" stretchy="false">⟩</mo>
        </mrow>
        <mo stretchy="false">=</mo>
        <mrow>
          <mrow>
            <mo fence="true" stretchy="false">‖</mo>
            <mrow>
              <mi>u</mi>
            </mrow>
            <mo fence="true" stretchy="false">‖</mo>
          </mrow>
          <mo stretchy="false">⋅</mo>
          <mrow>
            <mo fence="true" stretchy="false">‖</mo>
            <mrow>
              <mi>v</mi>
            </mrow>
            <mo fence="true" stretchy="false">‖</mo>
          </mrow>
          <mo stretchy="false">⋅</mo>
          <mi>cos</mi>
        </mrow>
      </mrow>
      <mrow>
        <mo fence="true" stretchy="false">(</mo>
        <mrow>
          <mover accent="true"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  <mo stretchy="true">^</mo>
          </mover>
        </mrow>
        <mo fence="true" stretchy="false">)</mo>
      </mrow>
    </mrow>
    <annotation encoding="StarMath 5.0">vec u cdot vec v = xx' + yy' = langle u mline v rangle  = ldline u rdline cdot ldline v rdline cdot cos( widehat {(u,v)} )</annotation>
  </semantics>
</math>
</file>

<file path=Object 32/content.xml><?xml version="1.0" encoding="utf-8"?>
<math xmlns="http://www.w3.org/1998/Math/MathML" display="block">
  <semantics>
    <mrow>
      <mfrac>
        <mrow>
          <mo fence="true" stretchy="false">⟨</mo>
          <mrow>
            <mrow>
              <mi>u</mi>
              <mo stretchy="false">|</mo>
              <mi>v</mi>
            </mrow>
          </mrow>
          <mo fence="true" stretchy="false">⟩</mo>
        </mrow>
        <mrow>
          <mo fence="true" stretchy="false">⟨</mo>
          <mrow>
            <mrow>
              <mi>u</mi>
              <mo stretchy="false">|</mo>
              <mi>u</mi>
            </mrow>
          </mrow>
          <mo fence="true" stretchy="false">⟩</mo>
        </mrow>
      </mfrac>
      <mover accent="true">
        <msub>
          <mi>e</mi>
          <mi>i</mi>
        </msub>
        <mo stretchy="true">⃗</mo>
      </mover>
    </mrow>
    <annotation encoding="StarMath 5.0">{langle u mline v rangle} over {langle u mline u rangle} widevec {e_i} 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over accent="true">
          <mi mathvariant="italic">AM</mi>
          <mo stretchy="true">⃗</mo>
        </mover>
        <mo stretchy="false">=</mo>
        <mrow>
          <mi>k</mi>
          <mo stretchy="false">⋅</mo>
          <mover accent="true">
            <mi>u</mi>
            <mo stretchy="true">⃗</mo>
          </mover>
        </mrow>
      </mrow>
    </mrow>
    <annotation encoding="StarMath 5.0">f( t) = widevec {AM} = k cdot widevec u</annotation>
  </semantics>
</math>
</file>

<file path=Object 3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sup>
            <mi mathvariant="italic">ax</mi>
            <mn>2</mn>
          </msup>
          <mo stretchy="false">+</mo>
          <mi mathvariant="italic">bxy</mi>
          <mo stretchy="false">+</mo>
          <msup>
            <mi mathvariant="italic">cy</mi>
            <mn>2</mn>
          </msup>
        </mrow>
        <mo stretchy="false">=</mo>
        <mi>a</mi>
      </mrow>
      <mrow>
        <msup>
          <mrow>
            <mo fence="true" stretchy="true">(</mo>
            <mrow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row>
            <mo fence="true" stretchy="true">)</mo>
          </mrow>
          <mn>2</mn>
        </msup>
        <mo stretchy="false">+</mo>
        <mrow>
          <mo fence="true" stretchy="true">(</mo>
          <mrow>
            <mfrac>
              <mrow>
                <mn>4</mn>
                <mrow>
                  <mi mathvariant="italic">ac</mi>
                  <mo stretchy="false">−</mo>
                  <msup>
                    <mi>b</mi>
                    <mn>2</mn>
                  </msup>
                </mrow>
              </mrow>
              <mrow>
                <mn>4</mn>
                <mi>a</mi>
              </mrow>
            </mfrac>
          </mrow>
          <mo fence="true" stretchy="true">)</mo>
        </mrow>
      </mrow>
      <msup>
        <mi>y</mi>
        <mn>2</mn>
      </msup>
    </mrow>
    <annotation encoding="StarMath 5.0">q( x,y) = ax^2 + bxy + cy^2 = a left ( x + {b} over {2a}  right )^2 + left ( {4ac-b^2} over {4a} right ) y ^2</annotation>
  </semantics>
</math>
</file>

<file path=Object 35/content.xml><?xml version="1.0" encoding="utf-8"?>
<math xmlns="http://www.w3.org/1998/Math/MathML" display="block">
  <semantics>
    <mrow>
      <mrow>
        <mi mathvariant="normal">Δ</mi>
        <mo stretchy="false">=</mo>
        <mrow>
          <msup>
            <mi>b</mi>
            <mn>2</mn>
          </msup>
          <mo stretchy="false">−</mo>
          <mn>4</mn>
        </mrow>
      </mrow>
      <mi mathvariant="italic">ac</mi>
    </mrow>
    <annotation encoding="StarMath 5.0">%DELTA = b^2 - 4ac</annotation>
  </semantics>
</math>
</file>

<file path=Object 36/content.xml><?xml version="1.0" encoding="utf-8"?>
<math xmlns="http://www.w3.org/1998/Math/MathML" display="block">
  <semantics>
    <mrow>
      <mi>d</mi>
      <mo stretchy="false">=</mo>
      <mrow>
        <mrow>
          <mo fence="true" stretchy="false">|</mo>
          <mrow>
            <mrow>
              <mi mathvariant="italic">det</mi>
              <mrow>
                <mo fence="true" stretchy="false">(</mo>
                <mrow>
                  <mrow>
                    <mover accent="true">
                      <mi mathvariant="italic">AP</mi>
                      <mo stretchy="true">⃗</mo>
                    </mover>
                    <mi>,</mi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|</mo>
        </mrow>
        <mo stretchy="false">/</mo>
        <mrow>
          <mo fence="true" stretchy="false">‖</mo>
          <mrow>
            <mrow>
              <mi>u</mi>
              <mo stretchy="false">∧</mo>
              <mi>v</mi>
            </mrow>
          </mrow>
          <mo fence="true" stretchy="false">‖</mo>
        </mrow>
      </mrow>
    </mrow>
    <annotation encoding="StarMath 5.0">d = lline det( widevec {AP},u,v)  rline / ldline u and v  rdline </annotation>
  </semantics>
</math>
</file>

<file path=Object 37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false">(</mo>
          <mrow>
            <mrow>
              <mover accent="true">
                <mi>u</mi>
                <mo stretchy="true">⃗</mo>
              </mover>
              <mi>,</mi>
              <mover accent="true">
                <mi mathvariant="italic">OM</mi>
                <mo stretchy="true">⃗</mo>
              </mover>
            </mrow>
          </mrow>
          <mo fence="true" stretchy="false">)</mo>
        </mrow>
        <mo stretchy="false">=</mo>
        <mi>θ</mi>
      </mrow>
    </mrow>
    <annotation encoding="StarMath 5.0">arg( z)=( widevec {u} , widevec {OM}  )=%theta</annotation>
  </semantics>
</math>
</file>

<file path=Object 38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row>
              <msub>
                <mi>Z</mi>
                <mn>1</mn>
              </msub>
              <mo stretchy="false">⋅</mo>
              <msub>
                <mi>Z</mi>
                <mn>2</mn>
              </msub>
            </mrow>
          </mrow>
          <mo fence="true" stretchy="false">)</mo>
        </mrow>
        <mo stretchy="false">=</mo>
        <mi mathvariant="italic">arg</mi>
      </mrow>
      <mrow>
        <mrow>
          <mo fence="true" stretchy="false">(</mo>
          <mrow>
            <msub>
              <mi>Z</mi>
              <mn>1</mn>
            </msub>
          </mrow>
          <mo fence="true" stretchy="false">)</mo>
        </mrow>
        <mo stretchy="false">+</mo>
        <mi mathvariant="italic">arg</mi>
      </mrow>
      <mrow>
        <mo fence="true" stretchy="false">(</mo>
        <mrow>
          <msub>
            <mi>Z</mi>
            <mn>2</mn>
          </msub>
        </mrow>
        <mo fence="true" stretchy="false">)</mo>
      </mrow>
    </mrow>
    <annotation encoding="StarMath 5.0">arg( Z_1 cdot Z_2 ) = arg( Z_1 )+arg( Z_2 )</annotation>
  </semantics>
</math>
</file>

<file path=Object 39/content.xml><?xml version="1.0" encoding="utf-8"?>
<math xmlns="http://www.w3.org/1998/Math/MathML" display="block">
  <semantics>
    <mrow>
      <mi mathvariant="italic">Ker</mi>
      <mrow>
        <mi>f</mi>
        <mo stretchy="false">=</mo>
        <msup>
          <mi>f</mi>
          <mrow>
            <mo stretchy="false">−</mo>
            <mn>1</mn>
          </mrow>
        </msup>
      </mrow>
      <mrow>
        <mrow>
          <mo fence="true" stretchy="false">{</mo>
          <mrow>
            <msub>
              <mi>e</mi>
              <mi>F</mi>
            </msub>
          </mrow>
          <mo fence="true" stretchy="false">}</mo>
        </mrow>
        <mo stretchy="false">=</mo>
        <mrow>
          <mo fence="true" stretchy="false">{</mo>
          <mrow>
            <mrow>
              <mrow>
                <mi>x</mi>
                <mo stretchy="false">∈</mo>
                <mi>E</mi>
                <mo stretchy="false">∣</mo>
                <mi>f</mi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=</mo>
                <msub>
                  <mi>e</mi>
                  <mi>F</mi>
                </msub>
              </mrow>
            </mrow>
          </mrow>
          <mo fence="true" stretchy="false">}</mo>
        </mrow>
        <mo stretchy="false">=</mo>
        <mrow>
          <mo fence="true" stretchy="false">{</mo>
          <mrow>
            <mrow>
              <mi>X</mi>
              <mo stretchy="false">∈</mo>
              <msup>
                <mi>ℝ</mi>
                <mi>n</mi>
              </msup>
              <mo stretchy="false">∣</mo>
              <mrow>
                <mi>A</mi>
                <mo stretchy="false">⋅</mo>
                <mi>X</mi>
              </mrow>
              <mo stretchy="false">=</mo>
              <mn>0</mn>
            </mrow>
          </mrow>
          <mo fence="true" stretchy="false">}</mo>
        </mrow>
      </mrow>
    </mrow>
    <annotation encoding="StarMath 5.0">Ker f = f^-1 lbrace e_F rbrace = lbrace x in E divides f(x)=e_F rbrace = lbrace X in ℝ ^n divides A cdot X = 0 rbrace</annotation>
  </semantics>
</math>
</file>

<file path=Object 4/content.xml><?xml version="1.0" encoding="utf-8"?>
<math xmlns="http://www.w3.org/1998/Math/MathML" display="block">
  <semantics>
    <mrow>
      <mi>A</mi>
      <mo stretchy="false">=</mo>
      <mi>B</mi>
    </mrow>
    <annotation encoding="StarMath 5.0">A = B</annotation>
  </semantics>
</math>
</file>

<file path=Object 40/content.xml><?xml version="1.0" encoding="utf-8"?>
<math xmlns="http://www.w3.org/1998/Math/MathML" display="block">
  <semantics>
    <mrow>
      <mi mathvariant="italic">Ker</mi>
      <mrow>
        <mi>f</mi>
        <mo stretchy="false">=</mo>
        <msub>
          <mi>e</mi>
          <mi>E</mi>
        </msub>
      </mrow>
    </mrow>
    <annotation encoding="StarMath 5.0">Ker f = e_E</annotation>
  </semantics>
</math>
</file>

<file path=Object 41/content.xml><?xml version="1.0" encoding="utf-8"?>
<math xmlns="http://www.w3.org/1998/Math/MathML" display="block">
  <semantics>
    <mrow>
      <mi mathvariant="italic">Img</mi>
      <mrow>
        <mi>f</mi>
        <mo stretchy="false">=</mo>
        <mi>f</mi>
      </mrow>
      <mrow>
        <mrow>
          <mo fence="true" stretchy="false">(</mo>
          <mrow>
            <mi>E</mi>
          </mrow>
          <mo fence="true" stretchy="false">)</mo>
        </mrow>
        <mo stretchy="false">=</mo>
        <mrow>
          <mo fence="true" stretchy="false">{</mo>
          <mrow>
            <mrow>
              <mrow>
                <mi>y</mi>
                <mo stretchy="false">∈</mo>
                <mi>F</mi>
                <mo stretchy="false">∣</mo>
                <mo stretchy="false">∃</mo>
              </mrow>
              <mrow>
                <mi>x</mi>
                <mo stretchy="false">∈</mo>
                <mi>E</mi>
              </mrow>
              <mi>,</mi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=</mo>
                <mi>y</mi>
              </mrow>
            </mrow>
          </mrow>
          <mo fence="true" stretchy="false">}</mo>
        </mrow>
        <mo stretchy="false">=</mo>
        <mi mathvariant="italic">vect</mi>
      </mrow>
      <mrow>
        <mo fence="true" stretchy="false">(</mo>
        <mrow>
          <msub>
            <mrow>
              <mo fence="true" stretchy="false">(</mo>
              <mrow>
                <mover accent="true">
                  <msub>
                    <mi>v</mi>
                    <mi mathvariant="italic">colonne</mi>
                  </msub>
                  <mo stretchy="true">⃗</mo>
                </mover>
              </mrow>
              <mo fence="true" stretchy="false">)</mo>
            </mrow>
            <mi>n</mi>
          </msub>
        </mrow>
        <mo fence="true" stretchy="false">)</mo>
      </mrow>
    </mrow>
    <annotation encoding="StarMath 5.0">Img f = f(E) = lbrace y in F divides exists x in E, f(x)=y rbrace = vect( (widevec {v_colonne} )_n)</annotation>
  </semantics>
</math>
</file>

<file path=Object 42/content.xml><?xml version="1.0" encoding="utf-8"?>
<math xmlns="http://www.w3.org/1998/Math/MathML" display="block">
  <semantics>
    <mrow>
      <mi mathvariant="italic">Img</mi>
      <mrow>
        <mi>f</mi>
        <mo stretchy="false">=</mo>
        <mi>F</mi>
      </mrow>
    </mrow>
    <annotation encoding="StarMath 5.0">Img f = F</annotation>
  </semantics>
</math>
</file>

<file path=Object 43/content.xml><?xml version="1.0" encoding="utf-8"?>
<math xmlns="http://www.w3.org/1998/Math/MathML" display="block">
  <semantics>
    <mrow>
      <mi mathvariant="italic">Rg</mi>
      <mrow>
        <mrow>
          <mo fence="true" stretchy="false">(</mo>
          <mrow>
            <mi>f</mi>
          </mrow>
          <mo fence="true" stretchy="false">)</mo>
        </mrow>
        <mo stretchy="false">+</mo>
        <mi mathvariant="italic">dim</mi>
      </mrow>
      <mi mathvariant="italic">Ker</mi>
      <mrow>
        <mrow>
          <mo fence="true" stretchy="false">(</mo>
          <mrow>
            <mi>f</mi>
          </mrow>
          <mo fence="true" stretchy="false">)</mo>
        </mrow>
        <mo stretchy="false">=</mo>
        <mi mathvariant="italic">dim</mi>
      </mrow>
      <mrow>
        <mo fence="true" stretchy="false">(</mo>
        <mrow>
          <mi>E</mi>
        </mrow>
        <mo fence="true" stretchy="false">)</mo>
      </mrow>
    </mrow>
    <annotation encoding="StarMath 5.0">Rg(f) + dim Ker(f) = dim(E)</annotation>
  </semantics>
</math>
</file>

<file path=Object 44/content.xml><?xml version="1.0" encoding="utf-8"?>
<math xmlns="http://www.w3.org/1998/Math/MathML" display="block">
  <semantics>
    <mrow>
      <mi mathvariant="italic">Rg</mi>
      <mrow>
        <mrow>
          <mo fence="true" stretchy="false">(</mo>
          <mrow>
            <mi>f</mi>
          </mrow>
          <mo fence="true" stretchy="false">)</mo>
        </mrow>
        <mo stretchy="false">=</mo>
        <mi mathvariant="italic">dim</mi>
      </mrow>
      <mrow>
        <mo fence="true" stretchy="false">(</mo>
        <mrow>
          <mrow>
            <mi mathvariant="italic">Img</mi>
            <mrow>
              <mo fence="true" stretchy="false">(</mo>
              <mrow>
                <mi>f</mi>
              </mrow>
              <mo fence="true" stretchy="false">)</mo>
            </mrow>
          </mrow>
        </mrow>
        <mo fence="true" stretchy="false">)</mo>
      </mrow>
    </mrow>
    <annotation encoding="StarMath 5.0">Rg( f) = dim(Img( f) )</annotation>
  </semantics>
</math>
</file>

<file path=Object 45/content.xml><?xml version="1.0" encoding="utf-8"?>
<math xmlns="http://www.w3.org/1998/Math/MathML" display="block">
  <semantics>
    <mrow>
      <mi>f</mi>
      <mi mathvariant="normal">:</mi>
      <mrow>
        <mi>G</mi>
        <mo stretchy="false">→</mo>
        <mi>G</mi>
      </mrow>
      <mi>'</mi>
      <mi>,</mi>
      <mi>f</mi>
      <mrow>
        <mrow>
          <mo fence="true" stretchy="false">(</mo>
          <mrow>
            <mrow>
              <mi>x</mi>
              <mo stretchy="false">⋅</mo>
              <mi>H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row>
                <mi>x</mi>
                <mo stretchy="false">⋅</mo>
                <mi mathvariant="italic">Ker</mi>
              </mrow>
              <mi>f</mi>
            </mrow>
          </mrow>
          <mo fence="true" stretchy="false">)</mo>
        </mrow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f : G toward G', f( x cdot H ) = f( x cdot Ker f ) = f( x)</annotation>
  </semantics>
</math>
</file>

<file path=Object 46/content.xml><?xml version="1.0" encoding="utf-8"?>
<math xmlns="http://www.w3.org/1998/Math/MathML" display="block">
  <semantics>
    <mrow>
      <mi mathvariant="italic">Card</mi>
      <mrow>
        <mrow>
          <mo fence="true" stretchy="false">(</mo>
          <mrow>
            <mi>G</mi>
          </mrow>
          <mo fence="true" stretchy="false">)</mo>
        </mrow>
        <mo stretchy="false">=</mo>
        <mi mathvariant="italic">Card</mi>
      </mrow>
      <mrow>
        <mrow>
          <mo fence="true" stretchy="false">(</mo>
          <mrow>
            <mrow>
              <mi mathvariant="italic">Ker</mi>
              <mrow>
                <mo fence="true" stretchy="false">(</mo>
                <mrow>
                  <mi>f</mi>
                </mrow>
                <mo fence="true" stretchy="false">)</mo>
              </mrow>
            </mrow>
          </mrow>
          <mo fence="true" stretchy="false">)</mo>
        </mrow>
        <mo stretchy="false">×</mo>
        <mi mathvariant="italic">Card</mi>
      </mrow>
      <mrow>
        <mo fence="true" stretchy="false">(</mo>
        <mrow>
          <mrow>
            <mi mathvariant="italic">Img</mi>
            <mrow>
              <mo fence="true" stretchy="false">(</mo>
              <mrow>
                <mi>f</mi>
              </mrow>
              <mo fence="true" stretchy="false">)</mo>
            </mrow>
          </mrow>
        </mrow>
        <mo fence="true" stretchy="false">)</mo>
      </mrow>
    </mrow>
    <annotation encoding="StarMath 5.0">Card( G ) = Card( Ker(f) ) times Card( Img(f) )</annotation>
  </semantics>
</math>
</file>

<file path=Object 47/content.xml><?xml version="1.0" encoding="utf-8"?>
<math xmlns="http://www.w3.org/1998/Math/MathML" display="block">
  <semantics>
    <mrow>
      <mi>v</mi>
      <mrow>
        <mo fence="true" stretchy="false">(</mo>
        <mrow>
          <mi>u</mi>
        </mrow>
        <mo fence="true" stretchy="false">)</mo>
      </mrow>
      <mrow>
        <mi>'</mi>
        <mo stretchy="false">=</mo>
        <mi>u</mi>
      </mrow>
      <mi>'</mi>
      <mi>.</mi>
      <mi>v</mi>
      <mi>'</mi>
      <mrow>
        <mo fence="true" stretchy="false">(</mo>
        <mrow>
          <mi>u</mi>
        </mrow>
        <mo fence="true" stretchy="false">)</mo>
      </mrow>
    </mrow>
    <annotation encoding="StarMath 5.0">v( u )' = u'.v'( u )</annotation>
  </semantics>
</math>
</file>

<file path=Object 48/content.xml><?xml version="1.0" encoding="utf-8"?>
<math xmlns="http://www.w3.org/1998/Math/MathML" display="block">
  <semantics>
    <mrow>
      <mrow>
        <mrow>
          <msub>
            <mi>M</mi>
            <mi mathvariant="italic">nn</mi>
          </msub>
          <mo stretchy="false">⋅</mo>
          <mover accent="true">
            <msub>
              <mi>v</mi>
              <mi>i</mi>
            </msub>
            <mo stretchy="true">⃗</mo>
          </mover>
        </mrow>
        <mo stretchy="false">=</mo>
        <msub>
          <mi>λ</mi>
          <mi>i</mi>
        </msub>
      </mrow>
      <mover accent="true">
        <msub>
          <mi>v</mi>
          <mi>i</mi>
        </msub>
        <mo stretchy="true">⃗</mo>
      </mover>
    </mrow>
    <annotation encoding="StarMath 5.0">M_nn cdot widevec {v_i} = λ_i widevec {v_i}</annotation>
  </semantics>
</math>
</file>

<file path=Object 49/content.xml><?xml version="1.0" encoding="utf-8"?>
<math xmlns="http://www.w3.org/1998/Math/MathML" display="block">
  <semantics>
    <mrow>
      <mo stretchy="false">∃</mo>
      <mi>B</mi>
      <mi>,</mi>
      <mspace width="2em"/>
      <msub>
        <mi>M</mi>
        <mi>λ</mi>
      </msub>
      <mrow>
        <mi>'</mi>
        <mo stretchy="false">=</mo>
        <msup>
          <mi>P</mi>
          <mrow>
            <mo stretchy="false">−</mo>
            <mn>1</mn>
          </mrow>
        </msup>
      </mrow>
      <mi>M</mi>
      <mi>P</mi>
    </mrow>
    <annotation encoding="StarMath 5.0">exists B, ~M_λ ' = P^-1 M P</annotation>
  </semantics>
</math>
</file>

<file path=Object 5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row>
        <mi>A</mi>
        <mo stretchy="false">+</mo>
        <mi>B</mi>
        <mo stretchy="false">−</mo>
        <mrow>
          <mi>A</mi>
          <mo stretchy="false">∩</mo>
          <mi>B</mi>
        </mrow>
      </mrow>
    </mrow>
    <annotation encoding="StarMath 5.0">A union B = A+B - A intersection B</annotation>
  </semantics>
</math>
</file>

<file path=Object 50/content.xml><?xml version="1.0" encoding="utf-8"?>
<math xmlns="http://www.w3.org/1998/Math/MathML" display="block">
  <semantics>
    <mrow>
      <msup>
        <mi>P</mi>
        <mrow>
          <mo stretchy="false">−</mo>
          <mn>1</mn>
        </mrow>
      </msup>
      <mo stretchy="false">=</mo>
      <mfrac>
        <mrow>
          <msup>
            <mspace width="2em"/>
            <mi>t</mi>
          </msup>
          <mi mathvariant="italic">com</mi>
          <mrow>
            <mo fence="true" stretchy="false">(</mo>
            <mrow>
              <mi>P</mi>
            </mrow>
            <mo fence="true" stretchy="false">)</mo>
          </mrow>
        </mrow>
        <mrow>
          <mi mathvariant="italic">det</mi>
          <mrow>
            <mo fence="true" stretchy="false">(</mo>
            <mrow>
              <mi>P</mi>
            </mrow>
            <mo fence="true" stretchy="false">)</mo>
          </mrow>
        </mrow>
      </mfrac>
    </mrow>
    <annotation encoding="StarMath 5.0">P^-1 = {~^t com(P)} over {det(P)}</annotation>
  </semantics>
</math>
</file>

<file path=Object 51/content.xml><?xml version="1.0" encoding="utf-8"?>
<math xmlns="http://www.w3.org/1998/Math/MathML" display="block">
  <semantics>
    <mrow>
      <msub>
        <mi>p</mi>
        <mi>m</mi>
      </msub>
      <mrow>
        <mo fence="true" stretchy="false">(</mo>
        <mrow>
          <mi>X</mi>
        </mrow>
        <mo fence="true" stretchy="false">)</mo>
      </mrow>
      <mrow>
        <mi mathvariant="normal">:</mi>
        <mo stretchy="false">=</mo>
        <mi mathvariant="italic">det</mi>
      </mrow>
      <mrow>
        <mrow>
          <mo fence="true" stretchy="false">(</mo>
          <mrow>
            <mrow>
              <mi>X</mi>
              <mi>.</mi>
              <mrow>
                <mi>I</mi>
                <mo stretchy="false">−</mo>
                <mi>M</mi>
              </mrow>
            </mrow>
          </mrow>
          <mo fence="true" stretchy="false">)</mo>
        </mrow>
        <mo stretchy="false">=</mo>
        <mrow>
          <munder>
            <mo stretchy="false">∏</mo>
            <mi>i</mi>
          </munder>
          <mrow>
            <mo fence="true" stretchy="false">(</mo>
            <mrow>
              <mrow>
                <mi>X</mi>
                <mo stretchy="false">−</mo>
                <msub>
                  <mi>λ</mi>
                  <mi>i</mi>
                </msub>
              </mrow>
            </mrow>
            <mo fence="true" stretchy="false">)</mo>
          </mrow>
        </mrow>
      </mrow>
    </mrow>
    <annotation encoding="StarMath 5.0">p_m ( X ) := det( X.I-M   ) = prod from{i} ( X-λ_i )</annotation>
  </semantics>
</math>
</file>

<file path=Object 52/content.xml><?xml version="1.0" encoding="utf-8"?>
<math xmlns="http://www.w3.org/1998/Math/MathML" display="block">
  <semantics>
    <mrow>
      <mrow>
        <mi>A</mi>
        <mo stretchy="false">=</mo>
        <mi>P</mi>
      </mrow>
      <mi>.</mi>
      <mi>L</mi>
      <mi>.</mi>
      <mi>U</mi>
    </mrow>
    <annotation encoding="StarMath 5.0">A = P. L. U</annotation>
  </semantics>
</math>
</file>

<file path=Object 53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o fence="true" stretchy="false">(</mo>
        <mrow>
          <mi>P</mi>
        </mrow>
        <mo fence="true" stretchy="false">)</mo>
      </mrow>
      <mi>.</mi>
      <mi mathvariant="italic">det</mi>
      <mrow>
        <mo fence="true" stretchy="false">(</mo>
        <mrow>
          <mi>L</mi>
        </mrow>
        <mo fence="true" stretchy="false">)</mo>
      </mrow>
      <mi>.</mi>
      <mi mathvariant="italic">det</mi>
      <mrow>
        <mo fence="true" stretchy="false">(</mo>
        <mrow>
          <mi>U</mi>
        </mrow>
        <mo fence="true" stretchy="false">)</mo>
      </mrow>
    </mrow>
    <annotation encoding="StarMath 5.0">det( A )= det( P ).det( L).det( U )</annotation>
  </semantics>
</math>
</file>

<file path=Object 54/content.xml><?xml version="1.0" encoding="utf-8"?>
<math xmlns="http://www.w3.org/1998/Math/MathML" display="block">
  <semantics>
    <mrow>
      <mi>P</mi>
      <mo stretchy="false">=</mo>
      <msub>
        <mi>δ</mi>
        <mrow>
          <mi>i</mi>
          <mi>,</mi>
          <mi>σ</mi>
          <mrow>
            <mo fence="true" stretchy="false">(</mo>
            <mrow>
              <mi>j</mi>
            </mrow>
            <mo fence="true" stretchy="false">)</mo>
          </mrow>
        </mrow>
      </msub>
      <mo stretchy="false">=</mo>
      <mtable>
        <mtr>
          <mtd>
            <mrow>
              <mn>1</mn>
              <mspace width="2em"/>
              <mrow>
                <mi>i</mi>
                <mo stretchy="false">=</mo>
                <mi>σ</mi>
              </mrow>
              <mrow>
                <mo fence="true" stretchy="false">(</mo>
                <mrow>
                  <mi>j</mi>
                </mrow>
                <mo fence="true" stretchy="false">)</mo>
              </mrow>
            </mrow>
          </mtd>
        </mtr>
        <mtr>
          <mtd>
            <mrow>
              <mn>0</mn>
              <mspace width="2em"/>
              <mrow>
                <mi>i</mi>
                <mo stretchy="false">≠</mo>
                <mi>σ</mi>
              </mrow>
              <mrow>
                <mo fence="true" stretchy="false">(</mo>
                <mrow>
                  <mi>j</mi>
                </mrow>
                <mo fence="true" stretchy="false">)</mo>
              </mrow>
            </mrow>
          </mtd>
        </mtr>
      </mtable>
    </mrow>
    <annotation encoding="StarMath 5.0">P = δ_{i,σ( j )} = stack{1 ~ i=σ( j )# 0 ~ i&lt;&gt;σ( j )} </annotation>
  </semantics>
</math>
</file>

<file path=Object 55/content.xml><?xml version="1.0" encoding="utf-8"?>
<math xmlns="http://www.w3.org/1998/Math/MathML" display="block">
  <semantics>
    <mrow>
      <mi>P</mi>
      <mrow>
        <mrow>
          <mo fence="true" stretchy="false">[</mo>
          <mrow>
            <mi>X</mi>
          </mrow>
          <mo fence="true" stretchy="false">]</mo>
        </mrow>
        <mo stretchy="false">=</mo>
        <msub>
          <mi>a</mi>
          <mi>n</mi>
        </msub>
      </mrow>
      <mrow>
        <msup>
          <mi>X</mi>
          <mi>n</mi>
        </msup>
        <mo stretchy="false">+</mo>
        <mn>...</mn>
        <mo stretchy="false">+</mo>
        <msub>
          <mi>a</mi>
          <mn>0</mn>
        </msub>
      </mrow>
    </mrow>
    <annotation encoding="StarMath 5.0">P[X] = a_n X^n+...+a_0</annotation>
  </semantics>
</math>
</file>

<file path=Object 56/content.xml><?xml version="1.0" encoding="utf-8"?>
<math xmlns="http://www.w3.org/1998/Math/MathML" display="block">
  <semantics>
    <mrow>
      <mrow>
        <mi>P</mi>
        <mo stretchy="false">→</mo>
        <mi>u</mi>
      </mrow>
      <mrow>
        <mrow>
          <mo fence="true" stretchy="false">(</mo>
          <mrow>
            <mi>P</mi>
          </mrow>
          <mo fence="true" stretchy="false">)</mo>
        </mrow>
        <mo stretchy="false">=</mo>
        <mrow>
          <mrow>
            <mo stretchy="false">∑</mo>
            <mrow>
              <mo fence="true" stretchy="false">(</mo>
              <mrow>
                <msub>
                  <mi>C</mi>
                  <mi>i</mi>
                </msub>
              </mrow>
              <mo fence="true" stretchy="false">)</mo>
            </mrow>
          </mrow>
          <mo stretchy="false">⋅</mo>
          <mi>u</mi>
        </mrow>
      </mrow>
      <mrow>
        <mo fence="true" stretchy="false">(</mo>
        <mrow>
          <msup>
            <mi>X</mi>
            <mi>i</mi>
          </msup>
        </mrow>
        <mo fence="true" stretchy="false">)</mo>
      </mrow>
    </mrow>
    <annotation encoding="StarMath 5.0">P toward u( P ) = sum ( C_i ) cdot u ( X^i )</annotation>
  </semantics>
</math>
</file>

<file path=Object 57/content.xml><?xml version="1.0" encoding="utf-8"?>
<math xmlns="http://www.w3.org/1998/Math/MathML" display="block">
  <semantics>
    <mrow>
      <mo fence="true" stretchy="false">(</mo>
      <mrow>
        <mrow>
          <mn>1</mn>
          <mi>,</mi>
          <mi>X</mi>
          <mi>,</mi>
          <mn>...</mn>
          <mi>,</mi>
          <msup>
            <mi>X</mi>
            <mi>n</mi>
          </msup>
        </mrow>
      </mrow>
      <mo fence="true" stretchy="false">)</mo>
    </mrow>
    <annotation encoding="StarMath 5.0">(1,X, ..., X^n)</annotation>
  </semantics>
</math>
</file>

<file path=Object 58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i>n</mi>
      </msup>
      <mspace width="2em"/>
      <mi>;</mi>
      <mspace width="2em"/>
      <mrow>
        <mn>1</mn>
        <mo stretchy="false">=</mo>
        <msup>
          <mi>e</mi>
          <mrow>
            <mi>i</mi>
            <mfrac>
              <mrow>
                <mn>2</mn>
                <mi>π</mi>
                <mi>k</mi>
              </mrow>
              <mi>n</mi>
            </mfrac>
          </mrow>
        </msup>
      </mrow>
    </mrow>
    <annotation encoding="StarMath 5.0">(X-1)^n ~;~ 1 = e^{ i{2 %pi k} over {n}  }</annotation>
  </semantics>
</math>
</file>

<file path=Object 59/content.xml><?xml version="1.0" encoding="utf-8"?>
<math xmlns="http://www.w3.org/1998/Math/MathML" display="block">
  <semantics>
    <mrow>
      <mrow>
        <mfrac>
          <mrow>
            <mi>A</mi>
            <mrow>
              <mo fence="true" stretchy="false">(</mo>
              <mrow>
                <mi>x</mi>
              </mrow>
              <mo fence="true" stretchy="false">)</mo>
            </mrow>
          </mrow>
          <mrow>
            <mi>B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=</mo>
        <mi>Q</mi>
      </mrow>
      <mrow>
        <mrow>
          <mo fence="true" stretchy="false">(</mo>
          <mrow>
            <mi>x</mi>
          </mrow>
          <mo fence="true" stretchy="false">)</mo>
        </mrow>
        <mo stretchy="false">+</mo>
        <mfrac>
          <mrow>
            <mi>R</mi>
            <mrow>
              <mo fence="true" stretchy="false">(</mo>
              <mrow>
                <mi>x</mi>
              </mrow>
              <mo fence="true" stretchy="false">)</mo>
            </mrow>
          </mrow>
          <mrow>
            <mi>B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{A( x )} over { B(x) } = Q( x ) + {R( x )} over { B(x) }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⇒</mo>
            <mi>q</mi>
          </mrow>
        </mrow>
        <mo fence="true" stretchy="false">)</mo>
      </mrow>
      <mo stretchy="false">⇔</mo>
      <mrow>
        <mo fence="true" stretchy="false">(</mo>
        <mrow>
          <mrow>
            <mrow>
              <mo stretchy="false">¬</mo>
              <mi>p</mi>
            </mrow>
            <mo stretchy="false">∨</mo>
            <mi>q</mi>
          </mrow>
        </mrow>
        <mo fence="true" stretchy="false">)</mo>
      </mrow>
    </mrow>
    <annotation encoding="StarMath 5.0">(p drarrow q) dlrarrow ( neg p or q  )</annotation>
  </semantics>
</math>
</file>

<file path=Object 60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D</mi>
      </mrow>
      <mrow>
        <mrow>
          <mo fence="true" stretchy="false">(</mo>
          <mrow>
            <mi>X</mi>
          </mrow>
          <mo fence="true" stretchy="false">)</mo>
        </mrow>
        <mo stretchy="false">⋅</mo>
        <mi>Q</mi>
      </mrow>
      <mrow>
        <mrow>
          <mo fence="true" stretchy="false">(</mo>
          <mrow>
            <mi>X</mi>
          </mrow>
          <mo fence="true" stretchy="false">)</mo>
        </mrow>
        <mo stretchy="false">+</mo>
        <mi>R</mi>
      </mrow>
      <mrow>
        <mo fence="true" stretchy="false">(</mo>
        <mrow>
          <mi>X</mi>
        </mrow>
        <mo fence="true" stretchy="false">)</mo>
      </mrow>
    </mrow>
    <annotation encoding="StarMath 5.0">P( X ) = D( X ) cdot Q( X ) + R( X )</annotation>
  </semantics>
</math>
</file>

<file path=Object 61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i>P</mi>
              <mi>,</mi>
              <mi>D</mi>
            </mrow>
          </mrow>
          <mo fence="true" stretchy="false">)</mo>
        </mrow>
        <mo stretchy="false">=</mo>
        <mi mathvariant="italic">PGCD</mi>
      </mrow>
      <mrow>
        <mo fence="true" stretchy="false">(</mo>
        <mrow>
          <mrow>
            <mi>D</mi>
            <mi>,</mi>
            <mi>R</mi>
          </mrow>
        </mrow>
        <mo fence="true" stretchy="false">)</mo>
      </mrow>
    </mrow>
    <annotation encoding="StarMath 5.0">PGCD( P,D ) = PGCD( D,R )</annotation>
  </semantics>
</math>
</file>

<file path=Object 62/content.xml><?xml version="1.0" encoding="utf-8"?>
<math xmlns="http://www.w3.org/1998/Math/MathML" display="block">
  <semantics>
    <mrow>
      <mi mathvariant="italic">PPCM</mi>
      <mo stretchy="false">=</mo>
      <mfrac>
        <mrow>
          <mo fence="true" stretchy="false">|</mo>
          <mrow>
            <mrow>
              <mi>P</mi>
              <mi>.</mi>
              <mi>D</mi>
            </mrow>
          </mrow>
          <mo fence="true" stretchy="false">|</mo>
        </mrow>
        <mrow>
          <mi mathvariant="italic">PGCD</mi>
          <mrow>
            <mo fence="true" stretchy="false">(</mo>
            <mrow>
              <mrow>
                <mi>P</mi>
                <mi>,</mi>
                <mi>D</mi>
              </mrow>
            </mrow>
            <mo fence="true" stretchy="false">)</mo>
          </mrow>
        </mrow>
      </mfrac>
    </mrow>
    <annotation encoding="StarMath 5.0">PPCM = { lline P.D rline } over {PGCD(P,D)} </annotation>
  </semantics>
</math>
</file>

<file path=Object 63/content.xml><?xml version="1.0" encoding="utf-8"?>
<math xmlns="http://www.w3.org/1998/Math/MathML" display="block">
  <semantics>
    <mrow>
      <mrow>
        <mrow>
          <mrow>
            <mi>a</mi>
            <mo stretchy="false">×</mo>
            <mi>m</mi>
          </mrow>
          <mo stretchy="false">+</mo>
          <mrow>
            <mi>b</mi>
            <mo stretchy="false">×</mo>
            <mi>n</mi>
          </mrow>
        </mrow>
        <mo stretchy="false">=</mo>
        <mi mathvariant="italic">PGCD</mi>
      </mrow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1</mn>
      </mrow>
    </mrow>
    <annotation encoding="StarMath 5.0">a times m + b times n = PGCD( a,b ) = 1</annotation>
  </semantics>
</math>
</file>

<file path=Object 64/content.xml><?xml version="1.0" encoding="utf-8"?>
<math xmlns="http://www.w3.org/1998/Math/MathML" display="block">
  <semantics>
    <mrow>
      <mrow>
        <msup>
          <mi>a</mi>
          <mi>p</mi>
        </msup>
        <mo stretchy="false">≡</mo>
        <mi>a</mi>
      </mrow>
      <mi mathvariant="italic">mod</mi>
      <mrow>
        <mi>p</mi>
        <mo stretchy="false">≡</mo>
        <mi>a</mi>
      </mrow>
      <mrow>
        <mo fence="true" stretchy="false">[</mo>
        <mrow>
          <mi>p</mi>
        </mrow>
        <mo fence="true" stretchy="false">]</mo>
      </mrow>
      <mo stretchy="false">⇔</mo>
      <mrow>
        <mfrac>
          <mrow>
            <msup>
              <mi>a</mi>
              <mi>p</mi>
            </msup>
            <mo stretchy="false">−</mo>
            <mi>a</mi>
          </mrow>
          <mi>p</mi>
        </mfrac>
        <mo stretchy="false">=</mo>
        <mi>k</mi>
        <mo stretchy="false">∈</mo>
        <mi>ℤ</mi>
      </mrow>
    </mrow>
    <annotation encoding="StarMath 5.0">a^p equiv a mod p equiv a [ p ] dlrarrow {a^p-a} over p = k in ℤ</annotation>
  </semantics>
</math>
</file>

<file path=Object 65/content.xml><?xml version="1.0" encoding="utf-8"?>
<math xmlns="http://www.w3.org/1998/Math/MathML" display="block">
  <semantics>
    <mrow>
      <mrow>
        <mi>n</mi>
        <mo stretchy="false">=</mo>
        <msubsup>
          <mi>p</mi>
          <mn>1</mn>
          <msub>
            <mi>α</mi>
            <mn>1</mn>
          </msub>
        </msubsup>
      </mrow>
      <mi>.</mi>
      <mrow>
        <mo fence="true" stretchy="false">(</mo>
        <mrow>
          <mn>...</mn>
        </mrow>
        <mo fence="true" stretchy="false">)</mo>
      </mrow>
      <mi>.</mi>
      <msubsup>
        <mi>p</mi>
        <mi>m</mi>
        <msub>
          <mi>α</mi>
          <mi>m</mi>
        </msub>
      </msubsup>
    </mrow>
    <annotation encoding="StarMath 5.0">n = p_1^{%alpha_1} . (...) . p_m^{%alpha_m}</annotation>
  </semantics>
</math>
</file>

<file path=Object 66/content.xml><?xml version="1.0" encoding="utf-8"?>
<math xmlns="http://www.w3.org/1998/Math/MathML" display="block">
  <semantics>
    <mrow>
      <mrow>
        <mi>H</mi>
        <mo stretchy="false">&lt;</mo>
        <mi>G</mi>
      </mrow>
      <mspace width="2em"/>
      <mi>,</mi>
      <mspace width="2em"/>
      <mrow>
        <mo fence="true" stretchy="false">|</mo>
        <mrow>
          <mi>H</mi>
        </mrow>
        <mo fence="true" stretchy="false">|</mo>
      </mrow>
      <mi mathvariant="italic">divise</mi>
      <mrow>
        <mo fence="true" stretchy="false">|</mo>
        <mrow>
          <mi>G</mi>
        </mrow>
        <mo fence="true" stretchy="false">|</mo>
      </mrow>
    </mrow>
    <annotation encoding="StarMath 5.0">H &lt;G ~,~ lline H rline divise lline G rline</annotation>
  </semantics>
</math>
</file>

<file path=Object 67/content.xml><?xml version="1.0" encoding="utf-8"?>
<math xmlns="http://www.w3.org/1998/Math/MathML" display="block">
  <semantics>
    <mrow>
      <mo stretchy="false">∀</mo>
      <mrow>
        <mi>g</mi>
        <mo stretchy="false">∈</mo>
        <mi>G</mi>
      </mrow>
      <mspace width="2em"/>
      <mi>,</mi>
      <mspace width="2em"/>
      <mrow>
        <msup>
          <mi>g</mi>
          <mrow>
            <mi mathvariant="italic">card</mi>
            <mrow>
              <mo fence="true" stretchy="false">(</mo>
              <mrow>
                <mi>G</mi>
              </mrow>
              <mo fence="true" stretchy="false">)</mo>
            </mrow>
          </mrow>
        </msup>
        <mo stretchy="false">=</mo>
        <mi>e</mi>
      </mrow>
    </mrow>
    <annotation encoding="StarMath 5.0">forall g in G ~,~ g^{ card(G) } = e</annotation>
  </semantics>
</math>
</file>

<file path=Object 68/content.xml><?xml version="1.0" encoding="utf-8"?>
<math xmlns="http://www.w3.org/1998/Math/MathML" display="block">
  <semantics>
    <mrow>
      <mo stretchy="false">∃</mo>
      <mi>g</mi>
      <mspace width="2em"/>
      <mi>,</mi>
      <mspace width="2em"/>
      <mrow>
        <mrow>
          <mo fence="true" stretchy="false">⟨</mo>
          <mrow>
            <mi>g</mi>
          </mrow>
          <mo fence="true" stretchy="false">⟩</mo>
        </mrow>
        <mo stretchy="false">=</mo>
        <mrow>
          <mo fence="true" stretchy="false">{</mo>
          <mrow>
            <msup>
              <mi>g</mi>
              <mi>k</mi>
            </msup>
          </mrow>
          <mo fence="true" stretchy="false">}</mo>
        </mrow>
      </mrow>
    </mrow>
    <annotation encoding="StarMath 5.0">exists g ~,~ langle g rangle  =   lbrace g^k rbrace </annotation>
  </semantics>
</math>
</file>

<file path=Object 69/content.xml><?xml version="1.0" encoding="utf-8"?>
<math xmlns="http://www.w3.org/1998/Math/MathML" display="block">
  <semantics>
    <mrow>
      <mrow>
        <mi>σ</mi>
        <mo stretchy="false">=</mo>
        <mrow>
          <mo fence="true" stretchy="true">(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b</mi>
                </mtd>
                <mtd>
                  <mi>c</mi>
                </mtd>
                <mtd>
                  <mi>a</mi>
                </mtd>
              </mtr>
            </mtable>
          </mrow>
          <mo fence="true" stretchy="true">)</mo>
        </mrow>
        <mo stretchy="false">=</mo>
        <mrow>
          <mo fence="true" stretchy="false">(</mo>
          <mrow>
            <mrow>
              <mi>a</mi>
              <mspace width="2em"/>
              <mi>b</mi>
              <mspace width="2em"/>
              <mi>c</mi>
            </mrow>
          </mrow>
          <mo fence="true" stretchy="false">)</mo>
        </mrow>
        <mo stretchy="false">=</mo>
        <mrow>
          <mo fence="true" stretchy="false">(</mo>
          <mrow>
            <mrow>
              <mi>a</mi>
              <mspace width="2em"/>
              <mi>b</mi>
            </mrow>
          </mrow>
          <mo fence="true" stretchy="false">)</mo>
        </mrow>
      </mrow>
      <mo stretchy="false">∘</mo>
      <mrow>
        <mo fence="true" stretchy="false">(</mo>
        <mrow>
          <mrow>
            <mi>b</mi>
            <mspace width="2em"/>
            <mi>c</mi>
          </mrow>
        </mrow>
        <mo fence="true" stretchy="false">)</mo>
      </mrow>
    </mrow>
    <annotation encoding="StarMath 5.0">%sigma = left ( matrix{a # b # c ## b # c # a} right ) = ( a~b~c ) = ( a~b ) circ ( b~c )</annotation>
  </semantics>
</math>
</file>

<file path=Object 7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A</mi>
              <mo stretchy="false">∧</mo>
              <mi>B</mi>
            </mrow>
          </mrow>
          <mo fence="true" stretchy="false">)</mo>
        </mrow>
      </mrow>
      <mo stretchy="false">⇔</mo>
      <mrow>
        <mrow>
          <mo stretchy="false">¬</mo>
          <mi>A</mi>
        </mrow>
        <mo stretchy="false">∨</mo>
        <mrow>
          <mo stretchy="false">¬</mo>
          <mi>B</mi>
        </mrow>
      </mrow>
    </mrow>
    <annotation encoding="StarMath 5.0">neg(A and B) dlrarrow neg A or neg B</annotation>
  </semantics>
</math>
</file>

<file path=Object 70/content.xml><?xml version="1.0" encoding="utf-8"?>
<math xmlns="http://www.w3.org/1998/Math/MathML" display="block">
  <semantics>
    <mrow>
      <mi>σ</mi>
      <mo stretchy="false">∘</mo>
      <mi>σ</mi>
      <mrow>
        <mrow>
          <mo fence="true" stretchy="false">(</mo>
          <mrow>
            <mi>a</mi>
          </mrow>
          <mo fence="true" stretchy="false">)</mo>
        </mrow>
        <mo stretchy="false">=</mo>
        <mi>c</mi>
      </mrow>
      <mspace width="2em"/>
      <mi>;</mi>
      <mspace width="2em"/>
      <mi>ϵ</mi>
      <mrow>
        <mrow>
          <mo fence="true" stretchy="false">(</mo>
          <mrow>
            <mi>σ</mi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sub>
            <mi>N</mi>
            <mi>t</mi>
          </msub>
        </msup>
      </mrow>
    </mrow>
    <annotation encoding="StarMath 5.0">%sigma circ %sigma(a)=c ~;~ %epsilon ( %sigma ) = ( -1 )^{ N_t }</annotation>
  </semantics>
</math>
</file>

<file path=Object 71/content.xml><?xml version="1.0" encoding="utf-8"?>
<math xmlns="http://www.w3.org/1998/Math/MathML" display="block">
  <semantics>
    <mrow>
      <mi>A</mi>
      <mo stretchy="false">⇒</mo>
      <mrow>
        <mi>B</mi>
        <mo stretchy="false">≡</mo>
        <mrow>
          <mo stretchy="false">¬</mo>
          <mi>B</mi>
        </mrow>
      </mrow>
      <mo stretchy="false">⇒</mo>
      <mrow>
        <mo stretchy="false">¬</mo>
        <mi>A</mi>
      </mrow>
    </mrow>
    <annotation encoding="StarMath 5.0">A drarrow B equiv neg B drarrow neg A</annotation>
  </semantics>
</math>
</file>

<file path=Object 72/content.xml><?xml version="1.0" encoding="utf-8"?>
<math xmlns="http://www.w3.org/1998/Math/MathML" display="block">
  <semantics>
    <mrow>
      <mo stretchy="false">∀</mo>
      <mi mathvariant="normal">:</mi>
      <mrow>
        <mo fence="true" stretchy="false">(</mo>
        <mrow>
          <mrow>
            <msup>
              <mi>n</mi>
              <mn>2</mn>
            </msup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n>0</mn>
            </mrow>
            <mo stretchy="false">⇒</mo>
            <mi>n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n>0</mn>
            </mrow>
          </mrow>
        </mrow>
        <mo fence="true" stretchy="false">)</mo>
      </mrow>
      <mo stretchy="false">⇔</mo>
      <mtable>
        <mtr>
          <mtd>
            <mrow>
              <mo fence="true" stretchy="false">(</mo>
              <mrow>
                <mrow>
                  <mrow>
                    <mrow>
                      <mo stretchy="false">¬</mo>
                      <mrow>
                        <mo fence="true" stretchy="false">(</mo>
                        <mrow>
                          <mrow>
                            <mi>n</mi>
                            <mrow>
                              <mo fence="true" stretchy="false">[</mo>
                              <mrow>
                                <mn>2</mn>
                              </mrow>
                              <mo fence="true" stretchy="false">]</mo>
                            </mrow>
                          </mrow>
                        </mrow>
                        <mo fence="true" stretchy="false">)</mo>
                      </mrow>
                    </mrow>
                    <mo stretchy="false">=</mo>
                    <mn>1</mn>
                  </mrow>
                  <mo stretchy="false">⇒</mo>
                  <mrow>
                    <mrow>
                      <mo stretchy="false">¬</mo>
                      <mrow>
                        <mo fence="true" stretchy="false">(</mo>
                        <mrow>
                          <mrow>
                            <msup>
                              <mi>n</mi>
                              <mn>2</mn>
                            </msup>
                            <mrow>
                              <mo fence="true" stretchy="false">[</mo>
                              <mrow>
                                <mn>2</mn>
                              </mrow>
                              <mo fence="true" stretchy="false">]</mo>
                            </mrow>
                          </mrow>
                        </mrow>
                        <mo fence="true" stretchy="false">)</mo>
                      </mrow>
                    </mrow>
                    <mo stretchy="false">=</mo>
                    <mn>1</mn>
                  </mrow>
                </mrow>
              </mrow>
              <mo fence="true" stretchy="false">)</mo>
            </mrow>
          </mtd>
        </mtr>
        <mtr>
          <mtd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2</mn>
                        <mrow>
                          <mi>k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  <mo stretchy="false">=</mo>
                    <mn>1</mn>
                  </mrow>
                  <mo stretchy="false">⇒</mo>
                  <msup>
                    <mrow>
                      <mo fence="true" stretchy="false">(</mo>
                      <mrow>
                        <mrow>
                          <mn>2</mn>
                          <mrow>
                            <mi>k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row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  <mo stretchy="false">=</mo>
                    <mn>1</mn>
                  </mrow>
                </mrow>
              </mrow>
              <mo fence="true" stretchy="false">)</mo>
            </mrow>
          </mtd>
        </mtr>
      </mtable>
    </mrow>
    <annotation encoding="StarMath 5.0">forall : ( n^2[2]=0 drarrow n[2]=0) dlrarrow binom{( neg (n[2])=1  drarrow neg( n^2[2])=1)}{( (2k+1)[2]=1 drarrow (2k+1)^2[2]=1)} </annotation>
  </semantics>
</math>
</file>

<file path=Object 73/content.xml><?xml version="1.0" encoding="utf-8"?>
<math xmlns="http://www.w3.org/1998/Math/MathML" display="block">
  <semantics>
    <mrow>
      <mo stretchy="false">↓</mo>
      <mtable>
        <mtr>
          <mtd>
            <mrow>
              <mrow>
                <msup>
                  <mrow>
                    <mo fence="true" stretchy="false">(</mo>
                    <mrow>
                      <mrow>
                        <mi>a</mi>
                        <mo stretchy="false">+</mo>
                        <mi>b</mi>
                      </mrow>
                    </mrow>
                    <mo fence="true" stretchy="false">)</mo>
                  </mrow>
                  <mn>0</mn>
                </msup>
                <mo stretchy="false">=</mo>
                <mn>1</mn>
              </mrow>
              <mspace width="2em"/>
              <mi>;</mi>
              <mspace width="2em"/>
              <mrow>
                <mo fence="true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)</mo>
              </mrow>
              <msup>
                <mi>a</mi>
                <mn>0</mn>
              </msup>
              <mrow>
                <msup>
                  <mi>b</mi>
                  <mrow>
                    <mn>0</mn>
                    <mo stretchy="false">−</mo>
                    <mn>0</mn>
                  </mrow>
                </msup>
                <mo stretchy="false">=</mo>
                <mn>1</mn>
              </mrow>
            </mrow>
          </mtd>
        </mtr>
        <mtr>
          <mtd>
            <mrow>
              <mo stretchy="false">∀</mo>
              <mi>n</mi>
              <mi>,</mi>
              <mrow>
                <msup>
                  <mrow>
                    <mo fence="true" stretchy="false">(</mo>
                    <mrow>
                      <mrow>
                        <mi>a</mi>
                        <mo stretchy="false">+</mo>
                        <mi>b</mi>
                      </mrow>
                    </mrow>
                    <mo fence="true" stretchy="false">)</mo>
                  </mrow>
                  <mi>n</mi>
                </msup>
                <mo stretchy="false">=</mo>
                <mrow>
                  <mo stretchy="false">∑</mo>
                  <mrow>
                    <mo fence="true" stretchy="true">(</mo>
                    <mrow>
                      <mtable>
                        <mtr>
                          <mtd>
                            <mi>n</mi>
                          </mtd>
                        </mtr>
                        <mtr>
                          <mtd>
                            <mi>k</mi>
                          </mtd>
                        </mtr>
                      </mtable>
                    </mrow>
                    <mo fence="true" stretchy="true">)</mo>
                  </mrow>
                </mrow>
              </mrow>
              <msup>
                <mi>a</mi>
                <mi>k</mi>
              </msup>
              <msup>
                <mi>b</mi>
                <mrow>
                  <mi>n</mi>
                  <mo stretchy="false">−</mo>
                  <mi>k</mi>
                </mrow>
              </msup>
            </mrow>
          </mtd>
        </mtr>
      </mtable>
    </mrow>
    <annotation encoding="StarMath 5.0">downarrow binom{(a+b)^0=1 ~;~  left ( binom{0}{ 0} right ) a^0 b^{0-0} =1}{ forall n, (a+b)^n= sum left ( binom{n}{ k} right ) a^k b^{n-k}} </annotation>
  </semantics>
</math>
</file>

<file path=Object 74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⇒</mo>
            <mi>B</mi>
          </mrow>
        </mrow>
        <mo fence="true" stretchy="false">)</mo>
      </mrow>
      <mo stretchy="false">∧</mo>
      <mrow>
        <mo fence="true" stretchy="false">(</mo>
        <mrow>
          <mrow>
            <mrow>
              <mo stretchy="false">¬</mo>
              <mi>B</mi>
            </mrow>
            <mo stretchy="false">⇒</mo>
            <mrow>
              <mo stretchy="false">¬</mo>
              <mi>A</mi>
            </mrow>
          </mrow>
        </mrow>
        <mo fence="true" stretchy="false">)</mo>
      </mrow>
    </mrow>
    <annotation encoding="StarMath 5.0">(A drarrow B) and (neg B drarrow neg A)</annotation>
  </semantics>
</math>
</file>

<file path=Object 75/content.xml><?xml version="1.0" encoding="utf-8"?>
<math xmlns="http://www.w3.org/1998/Math/MathML" display="block">
  <semantics>
    <mrow>
      <mrow>
        <msqrt>
          <mn>2</mn>
        </msqrt>
        <mo stretchy="false">=</mo>
        <mrow>
          <mi>p</mi>
          <mo stretchy="false">/</mo>
          <mi>q</mi>
        </mrow>
      </mrow>
      <mspace width="2em"/>
      <mi>;</mi>
      <mspace width="2em"/>
      <mi>p</mi>
      <mrow>
        <mrow>
          <mo fence="true" stretchy="false">[</mo>
          <mrow>
            <mn>2</mn>
          </mrow>
          <mo fence="true" stretchy="false">]</mo>
        </mrow>
        <mo stretchy="false">=</mo>
        <mn>0</mn>
      </mrow>
      <mi>,</mi>
      <mi>q</mi>
      <mrow>
        <mrow>
          <mo fence="true" stretchy="false">[</mo>
          <mrow>
            <mn>2</mn>
          </mrow>
          <mo fence="true" stretchy="false">]</mo>
        </mrow>
        <mo stretchy="false">=</mo>
        <mn>0</mn>
      </mrow>
      <mo stretchy="false">⇒</mo>
      <msqrt>
        <mn>2</mn>
      </msqrt>
      <mrow>
        <mrow>
          <mo fence="true" stretchy="false">[</mo>
          <mrow>
            <mn>2</mn>
          </mrow>
          <mo fence="true" stretchy="false">]</mo>
        </mrow>
        <mo stretchy="false">=</mo>
        <mn>0</mn>
      </mrow>
    </mrow>
    <annotation encoding="StarMath 5.0">sqrt 2 = p/q ~;~ p[2]=0, q[2]=0 drarrow sqrt 2 [ 2 ] =0</annotation>
  </semantics>
</math>
</file>

<file path=Object 76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row>
        <mrow>
          <mo fence="true" stretchy="false">(</mo>
          <mrow>
            <mrow>
              <mi>a</mi>
              <mo stretchy="false">−</mo>
              <mi>b</mi>
            </mrow>
          </mrow>
          <mo fence="true" stretchy="false">)</mo>
        </mrow>
        <mo stretchy="false">=</mo>
        <mrow>
          <msup>
            <mi>a</mi>
            <mn>2</mn>
          </msup>
          <mo stretchy="false">−</mo>
          <msup>
            <mi>b</mi>
            <mn>2</mn>
          </msup>
        </mrow>
      </mrow>
    </mrow>
    <annotation encoding="StarMath 5.0">(a+b)( a-b )=a^2-b^2</annotation>
  </semantics>
</math>
</file>

<file path=Object 7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n</mi>
                </mtd>
              </mtr>
              <mtr>
                <mtd>
                  <mi>k</mi>
                </mtd>
              </mtr>
            </mtable>
          </mrow>
          <mo fence="true" stretchy="true">)</mo>
        </mrow>
        <mo stretchy="false">=</mo>
        <mfrac>
          <mn>1</mn>
          <mrow>
            <mi>k</mi>
            <mi>!</mi>
          </mrow>
        </mfrac>
      </mrow>
      <mfrac>
        <mrow>
          <mi>n</mi>
          <mi>!</mi>
        </mrow>
        <mrow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  <mi>!</mi>
        </mrow>
      </mfrac>
      <mspace width="2em"/>
      <mi>;</mi>
      <mspace width="2em"/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i>!</mi>
        <mo stretchy="false">=</mo>
        <mi>n</mi>
      </mrow>
      <mi>!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left ( binom{n}{ k} right ) = 1 over {k!} {n!} over { (n-k)! } ~;~ ( n+1)!= n!(n+1 )</annotation>
  </semantics>
</math>
</file>

<file path=Object 78/content.xml><?xml version="1.0" encoding="utf-8"?>
<math xmlns="http://www.w3.org/1998/Math/MathML" display="block">
  <semantics>
    <mrow>
      <mo stretchy="false">↓</mo>
      <mtable>
        <mtr>
          <mtd>
            <mrow>
              <mi>P</mi>
              <mo stretchy="false">∘</mo>
              <mrow>
                <mi>P</mi>
                <mo stretchy="false">=</mo>
                <mi>X</mi>
              </mrow>
              <mi>.</mi>
              <mi>P</mi>
              <msup>
                <mi>'</mi>
                <mn>2</mn>
              </msup>
            </mrow>
          </mtd>
        </mtr>
        <mtr>
          <mtd>
            <mrow>
              <mi mathvariant="italic">deg</mi>
              <mrow>
                <msup>
                  <mrow>
                    <mo fence="true" stretchy="false">(</mo>
                    <mrow>
                      <mi>P</mi>
                    </mrow>
                    <mo fence="true" stretchy="false">)</mo>
                  </mrow>
                  <mn>2</mn>
                </msup>
                <mo stretchy="false">=</mo>
                <mn>2</mn>
              </mrow>
              <mrow>
                <mrow>
                  <mo fence="true" stretchy="false">(</mo>
                  <mrow>
                    <mrow>
                      <mi mathvariant="italic">deg</mi>
                      <mrow>
                        <mrow>
                          <mo fence="true" stretchy="false">(</mo>
                          <mrow>
                            <mi>P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+</mo>
                <mn>1</mn>
              </mrow>
            </mrow>
          </mtd>
        </mtr>
      </mtable>
    </mrow>
    <annotation encoding="StarMath 5.0">downarrow  stack{ P circ P =  X.P'^2 # deg(P)^2 = 2(deg(P)-1) +1} </annotation>
  </semantics>
</math>
</file>

<file path=Object 79/content.xml><?xml version="1.0" encoding="utf-8"?>
<math xmlns="http://www.w3.org/1998/Math/MathML" display="block">
  <semantics>
    <mrow>
      <mo stretchy="false">↓</mo>
      <mtable>
        <mtr>
          <mtd>
            <mrow>
              <mi>P</mi>
              <mrow>
                <mo fence="true" stretchy="false">(</mo>
                <mrow>
                  <mn>0</mn>
                </mrow>
                <mo fence="true" stretchy="false">)</mo>
              </mrow>
            </mrow>
          </mtd>
        </mtr>
        <mtr>
          <mtd>
            <mrow>
              <mo stretchy="false">∀</mo>
              <mi>n</mi>
              <mi>,</mi>
              <mi>P</mi>
              <mrow>
                <mo fence="true" stretchy="false">(</mo>
                <mrow>
                  <mi>n</mi>
                </mrow>
                <mo fence="true" stretchy="false">)</mo>
              </mrow>
              <mo stretchy="false">⇒</mo>
              <mi>P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row>
          </mtd>
        </mtr>
      </mtable>
    </mrow>
    <annotation encoding="StarMath 5.0">downarrow binom{P(0)}{ forall n, P(n) drarrow P(n+1)} </annotation>
  </semantics>
</math>
</file>

<file path=Object 8/content.xml><?xml version="1.0" encoding="utf-8"?>
<math xmlns="http://www.w3.org/1998/Math/MathML" display="block">
  <semantics>
    <mrow>
      <mi>f</mi>
      <mi mathvariant="normal">:</mi>
      <mrow>
        <mi>E</mi>
        <mo stretchy="false">→</mo>
        <mi>F</mi>
        <mo stretchy="false">∣</mo>
        <mi>x</mi>
      </mrow>
      <mi>↦</mi>
      <mi>f</mi>
      <mrow>
        <mrow>
          <mo fence="true" stretchy="false">(</mo>
          <mrow>
            <mi>x</mi>
          </mrow>
          <mo fence="true" stretchy="false">)</mo>
        </mrow>
        <mo stretchy="false">=</mo>
        <mi>y</mi>
      </mrow>
    </mrow>
    <annotation encoding="StarMath 5.0">f: E Toward F divides x ↦ f(x)=y </annotation>
  </semantics>
</math>
</file>

<file path=Object 80/content.xml><?xml version="1.0" encoding="utf-8"?>
<math xmlns="http://www.w3.org/1998/Math/MathML" display="block">
  <semantics>
    <mrow>
      <mrow>
        <mrow>
          <mo fence="true" stretchy="false">|</mo>
          <mrow>
            <mrow>
              <mo fence="true" stretchy="false">⟨</mo>
              <mrow>
                <mrow>
                  <mi>x</mi>
                  <mo stretchy="false">|</mo>
                  <mi>y</mi>
                </mrow>
              </mrow>
              <mo fence="true" stretchy="false">⟩</mo>
            </mrow>
          </mrow>
          <mo fence="true" stretchy="false">|</mo>
        </mrow>
        <mo stretchy="false">⩽</mo>
        <mrow>
          <mo fence="true" stretchy="false">‖</mo>
          <mrow>
            <mi>x</mi>
          </mrow>
          <mo fence="true" stretchy="false">‖</mo>
        </mrow>
      </mrow>
      <mrow>
        <mo fence="true" stretchy="false">‖</mo>
        <mrow>
          <mi>y</mi>
        </mrow>
        <mo fence="true" stretchy="false">‖</mo>
      </mrow>
    </mrow>
    <annotation encoding="StarMath 5.0">lline langle x mline y rangle  rline leslant ldline x rdline  ldline y rdline </annotation>
  </semantics>
</math>
</file>

<file path=Object 81/content.xml><?xml version="1.0" encoding="utf-8"?>
<math xmlns="http://www.w3.org/1998/Math/MathML" display="block">
  <semantics>
    <mrow>
      <mrow>
        <mo fence="true" stretchy="false">‖</mo>
        <mrow>
          <mrow>
            <mi>x</mi>
            <mo stretchy="false">+</mo>
            <mi>y</mi>
          </mrow>
        </mrow>
        <mo fence="true" stretchy="false">‖</mo>
      </mrow>
      <mo stretchy="false">⩽</mo>
      <mrow>
        <mrow>
          <mo fence="true" stretchy="false">‖</mo>
          <mrow>
            <mi>x</mi>
          </mrow>
          <mo fence="true" stretchy="false">‖</mo>
        </mrow>
        <mo stretchy="false">+</mo>
        <mrow>
          <mo fence="true" stretchy="false">‖</mo>
          <mrow>
            <mi>y</mi>
          </mrow>
          <mo fence="true" stretchy="false">‖</mo>
        </mrow>
      </mrow>
    </mrow>
    <annotation encoding="StarMath 5.0">ldline x + y rdline leslant ldline x rdline +  ldline y rdline </annotation>
  </semantics>
</math>
</file>

<file path=Object 8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o fence="true" stretchy="false">|</mo>
                <mrow>
                  <mi>X</mi>
                </mrow>
                <mo fence="true" stretchy="false">|</mo>
              </mrow>
              <mo stretchy="false">&lt;</mo>
              <mi>a</mi>
            </mrow>
          </mrow>
          <mo fence="true" stretchy="false">)</mo>
        </mrow>
        <mo stretchy="false">⩽</mo>
        <mfrac>
          <mrow>
            <mi>E</mi>
            <mrow>
              <mo fence="true" stretchy="false">(</mo>
              <mrow>
                <msup>
                  <mrow>
                    <mo fence="true" stretchy="false">|</mo>
                    <mrow>
                      <mi>X</mi>
                    </mrow>
                    <mo fence="true" stretchy="false">|</mo>
                  </mrow>
                  <mi>p</mi>
                </msup>
              </mrow>
              <mo fence="true" stretchy="false">)</mo>
            </mrow>
          </mrow>
          <msup>
            <mi>a</mi>
            <mi>p</mi>
          </msup>
        </mfrac>
      </mrow>
    </mrow>
    <annotation encoding="StarMath 5.0">P( lline X rline &lt; a ) leslant {E(lline X rline ^p)} over {a^p} </annotation>
  </semantics>
</math>
</file>

<file path=Object 83/content.xml><?xml version="1.0" encoding="utf-8"?>
<math xmlns="http://www.w3.org/1998/Math/MathML" display="block">
  <semantics>
    <mrow>
      <mi>u</mi>
      <mrow>
        <mrow>
          <mo fence="true" stretchy="false">(</mo>
          <mrow>
            <mi>n</mi>
          </mrow>
          <mo fence="true" stretchy="false">)</mo>
        </mrow>
        <msub>
          <mo stretchy="false">∼</mo>
          <mrow>
            <mo stretchy="false">+</mo>
            <mi mathvariant="normal">∞</mi>
          </mrow>
        </msub>
        <mi>v</mi>
      </mrow>
      <mrow>
        <mo fence="true" stretchy="false">(</mo>
        <mrow>
          <mi>n</mi>
        </mrow>
        <mo fence="true" stretchy="false">)</mo>
      </mrow>
    </mrow>
    <annotation encoding="StarMath 5.0">u( n ) sim_+ %infinite  v( n )</annotation>
  </semantics>
</math>
</file>

<file path=Object 8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frac>
          <mrow>
            <mi>u</mi>
            <mrow>
              <mo fence="true" stretchy="false">(</mo>
              <mrow>
                <mi>n</mi>
              </mrow>
              <mo fence="true" stretchy="false">)</mo>
            </mrow>
          </mrow>
          <mrow>
            <mi>v</mi>
            <mrow>
              <mo fence="true" stretchy="false">(</mo>
              <mrow>
                <mi>n</mi>
              </mrow>
              <mo fence="true" stretchy="false">)</mo>
            </mrow>
          </mrow>
        </mfrac>
      </mrow>
      <mo stretchy="false">=</mo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frac>
          <mrow>
            <mi>v</mi>
            <mrow>
              <mo fence="true" stretchy="false">(</mo>
              <mrow>
                <mi>n</mi>
              </mrow>
              <mo fence="true" stretchy="false">)</mo>
            </mrow>
          </mrow>
          <mrow>
            <mi>u</mi>
            <mrow>
              <mo fence="true" stretchy="false">(</mo>
              <mrow>
                <mi>n</mi>
              </mrow>
              <mo fence="true" stretchy="false">)</mo>
            </mrow>
          </mrow>
        </mfrac>
      </mrow>
      <mo stretchy="false">=</mo>
      <mn>1</mn>
    </mrow>
    <annotation encoding="StarMath 5.0"> lim from{n toward + %infinite }  {{u(n)} over {v(n)}} =  lim from{n toward + %infinite }  {{v(n)} over {u(n)}} = 1</annotation>
  </semantics>
</math>
</file>

<file path=Object 8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i>f</mi>
      </mrow>
      <mrow>
        <mrow>
          <mo fence="true" stretchy="false">(</mo>
          <mrow>
            <mrow>
              <mi>x</mi>
              <mi>,</mi>
              <mi>x</mi>
            </mrow>
          </mrow>
          <mo fence="true" stretchy="false">)</mo>
        </mrow>
        <mo stretchy="false">=</mo>
        <mrow>
          <munder>
            <mi>lim</mi>
            <mrow>
              <mi>x</mi>
              <mo stretchy="false">→</mo>
              <mn>0</mn>
            </mrow>
          </munder>
          <mi>f</mi>
        </mrow>
      </mrow>
      <mrow>
        <mo fence="true" stretchy="false">(</mo>
        <mrow>
          <mrow>
            <mi>x</mi>
            <mi>,</mi>
            <mi mathvariant="italic">ax</mi>
          </mrow>
        </mrow>
        <mo fence="true" stretchy="false">)</mo>
      </mrow>
    </mrow>
    <annotation encoding="StarMath 5.0">lim from{ x toward 0 } f( x,x ) = lim from{ x toward 0 } f( x,ax )</annotation>
  </semantics>
</math>
</file>

<file path=Object 86/content.xml><?xml version="1.0" encoding="utf-8"?>
<math xmlns="http://www.w3.org/1998/Math/MathML" display="block">
  <semantics>
    <mrow>
      <mrow>
        <msup>
          <mrow>
            <mo fence="true" stretchy="false">(</mo>
            <mrow>
              <msup>
                <mi>e</mi>
                <mrow>
                  <mrow>
                    <mo stretchy="false">±</mo>
                    <mi>i</mi>
                  </mrow>
                  <mi>θ</mi>
                </mrow>
              </msup>
            </mrow>
            <mo fence="true" stretchy="false">)</mo>
          </mrow>
          <mi>n</mi>
        </msup>
        <mo stretchy="false">=</mo>
        <msup>
          <mrow>
            <mo fence="true" stretchy="false">(</mo>
            <mrow>
              <mrow>
                <mi>cos</mi>
                <mrow>
                  <mrow>
                    <mo fence="true" stretchy="false">(</mo>
                    <mrow>
                      <mi>θ</mi>
                    </mrow>
                    <mo fence="true" stretchy="false">)</mo>
                  </mrow>
                  <mo stretchy="false">±</mo>
                  <mi>i</mi>
                </mrow>
                <mi>sin</mi>
                <mrow>
                  <mo fence="true" stretchy="false">(</mo>
                  <mrow>
                    <mi>θ</mi>
                  </mrow>
                  <mo fence="true" stretchy="false">)</mo>
                </mrow>
              </mrow>
            </mrow>
            <mo fence="true" stretchy="false">)</mo>
          </mrow>
          <mi>n</mi>
        </msup>
        <mo stretchy="false">=</mo>
        <mi>cos</mi>
      </mrow>
      <mrow>
        <mrow>
          <mo fence="true" stretchy="false">(</mo>
          <mrow>
            <mrow>
              <mi>n</mi>
              <mi>θ</mi>
            </mrow>
          </mrow>
          <mo fence="true" stretchy="false">)</mo>
        </mrow>
        <mo stretchy="false">±</mo>
        <mi>i</mi>
      </mrow>
      <mi>sin</mi>
      <mrow>
        <mo fence="true" stretchy="false">(</mo>
        <mrow>
          <mrow>
            <mi>n</mi>
            <mi>θ</mi>
          </mrow>
        </mrow>
        <mo fence="true" stretchy="false">)</mo>
      </mrow>
    </mrow>
    <annotation encoding="StarMath 5.0">( e^{ +-  i %theta}  )^n = ( cos( %theta ) +- i sin( %theta ))^n = cos( n %theta ) +- i sin(n %theta )</annotation>
  </semantics>
</math>
</file>

<file path=Object 87/content.xml><?xml version="1.0" encoding="utf-8"?>
<math xmlns="http://www.w3.org/1998/Math/MathML" display="block">
  <semantics>
    <mrow>
      <msup>
        <mi>e</mi>
        <mrow>
          <mi>a</mi>
          <mo stretchy="false">+</mo>
          <mi>b</mi>
        </mrow>
      </msup>
      <mo stretchy="false">=</mo>
      <mrow>
        <msup>
          <mi>e</mi>
          <mi>a</mi>
        </msup>
        <mo stretchy="false">+</mo>
        <msup>
          <mi>e</mi>
          <mi>b</mi>
        </msup>
      </mrow>
    </mrow>
    <annotation encoding="StarMath 5.0">e^{ a+b } = e^a + e^b</annotation>
  </semantics>
</math>
</file>

<file path=Object 88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i>a</mi>
              <mi>n</mi>
            </msup>
          </mrow>
          <mo fence="true" stretchy="false">)</mo>
        </mrow>
        <mo stretchy="false">=</mo>
        <mi>n</mi>
      </mrow>
      <mi>ln</mi>
      <mrow>
        <mo fence="true" stretchy="false">(</mo>
        <mrow>
          <mi>a</mi>
        </mrow>
        <mo fence="true" stretchy="false">)</mo>
      </mrow>
    </mrow>
    <annotation encoding="StarMath 5.0">ln( a^n ) = n ln( a )</annotation>
  </semantics>
</math>
</file>

<file path=Object 89/content.xml><?xml version="1.0" encoding="utf-8"?>
<math xmlns="http://www.w3.org/1998/Math/MathML" display="block">
  <semantics>
    <mrow>
      <mo stretchy="false">∀</mo>
      <mi>f</mi>
      <mi mathvariant="normal">:</mi>
      <mrow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  <mo stretchy="false">→</mo>
        <mi>ℝ</mi>
      </mrow>
    </mrow>
    <annotation encoding="StarMath 5.0">forall f:[ a,b] toward ℝ</annotation>
  </semantics>
</math>
</file>

<file path=Object 9/content.xml><?xml version="1.0" encoding="utf-8"?>
<math xmlns="http://www.w3.org/1998/Math/MathML" display="block">
  <semantics>
    <mrow>
      <mi>x</mi>
      <mi mathvariant="normal">ℜ</mi>
      <mi>x</mi>
    </mrow>
    <annotation encoding="StarMath 5.0">x Re x</annotation>
  </semantics>
</math>
</file>

<file path=Object 90/content.xml><?xml version="1.0" encoding="utf-8"?>
<math xmlns="http://www.w3.org/1998/Math/MathML" display="block">
  <semantics>
    <mrow>
      <mo stretchy="false">∀</mo>
      <mrow>
        <mi>u</mi>
        <mo stretchy="false">∈</mo>
        <mrow>
          <mo fence="true" stretchy="false">[</mo>
          <mrow>
            <mrow>
              <mi>f</mi>
              <mrow>
                <mo fence="true" stretchy="false">(</mo>
                <mrow>
                  <mi>a</mi>
                </mrow>
                <mo fence="true" stretchy="false">)</mo>
              </mrow>
              <mi>,</mi>
              <mi>f</mi>
              <mrow>
                <mo fence="true" stretchy="false">(</mo>
                <mrow>
                  <mi>b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forall u in [ f(a), f(b) ]</annotation>
  </semantics>
</math>
</file>

<file path=Object 91/content.xml><?xml version="1.0" encoding="utf-8"?>
<math xmlns="http://www.w3.org/1998/Math/MathML" display="block">
  <semantics>
    <mrow>
      <mo stretchy="false">∃</mo>
      <mrow>
        <mi>c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  <mspace width="2em"/>
      <mi>,</mi>
      <mspace width="2em"/>
      <mi>f</mi>
      <mrow>
        <mrow>
          <mo fence="true" stretchy="false">(</mo>
          <mrow>
            <mi>c</mi>
          </mrow>
          <mo fence="true" stretchy="false">)</mo>
        </mrow>
        <mo stretchy="false">=</mo>
        <mi>u</mi>
      </mrow>
    </mrow>
    <annotation encoding="StarMath 5.0">exists c in [ a,b ] ~,~ f( c)=u</annotation>
  </semantics>
</math>
</file>

<file path=Object 92/content.xml><?xml version="1.0" encoding="utf-8"?>
<math xmlns="http://www.w3.org/1998/Math/MathML" display="block">
  <semantics>
    <mrow>
      <mi>f</mi>
      <mi mathvariant="normal">:</mi>
      <mrow>
        <mi>I</mi>
        <mo stretchy="false">→</mo>
        <mi>ℝ</mi>
      </mrow>
      <mspace width="2em"/>
      <mi>,</mi>
      <mspace width="2em"/>
      <mrow>
        <mo fence="true" stretchy="false">(</mo>
        <mrow>
          <mrow>
            <mo fence="true" stretchy="false">[</mo>
            <mrow>
              <mrow>
                <mrow>
                  <mrow>
                    <mo fence="true" stretchy="false">|</mo>
                    <mrow>
                      <mrow>
                        <mi>x</mi>
                        <mo stretchy="false">−</mo>
                        <mi>a</mi>
                      </mrow>
                    </mrow>
                    <mo fence="true" stretchy="false">|</mo>
                  </mrow>
                  <mo stretchy="false">&lt;</mo>
                  <mi>δ</mi>
                </mrow>
                <mspace width="2em"/>
                <mo stretchy="false">⇒</mo>
                <mspace width="2em"/>
                <mrow>
                  <mrow>
                    <mo fence="true" stretchy="false">|</mo>
                    <mrow>
                      <mrow>
                        <mi>f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i>a</mi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o stretchy="false">&lt;</mo>
                  <mi>ϵ</mi>
                </mrow>
              </mrow>
            </mrow>
            <mo fence="true" stretchy="false">]</mo>
          </mrow>
        </mrow>
        <mo fence="true" stretchy="false">)</mo>
      </mrow>
    </mrow>
    <annotation encoding="StarMath 5.0">f : I toward ℝ ~,~ ( [ lline x-a rline &lt; %delta ~drarrow~ lline f(x)-f(a) rline &lt; %epsilon ] )</annotation>
  </semantics>
</math>
</file>

<file path=Object 93/content.xml><?xml version="1.0" encoding="utf-8"?>
<math xmlns="http://www.w3.org/1998/Math/MathML" display="block">
  <semantics>
    <mrow>
      <msub>
        <mi>C</mi>
        <mi>l</mi>
      </msub>
      <mi mathvariant="normal">:</mi>
      <mrow>
        <mo fence="true" stretchy="false">[</mo>
        <mrow>
          <mrow>
            <msup>
              <mi>a</mi>
              <mrow>
                <mo stretchy="false">−</mo>
                <mspace width="2em"/>
              </mrow>
            </msup>
            <mi>,</mi>
            <msup>
              <mi>a</mi>
              <mrow>
                <mo stretchy="false">+</mo>
                <mspace width="2em"/>
              </mrow>
            </msup>
          </mrow>
        </mrow>
        <mo fence="true" stretchy="false">]</mo>
      </mrow>
    </mrow>
    <annotation encoding="StarMath 5.0">C_l : [ a^{-~},  a^+~ ]</annotation>
  </semantics>
</math>
</file>

<file path=Object 94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a</mi>
              <mi>,</mi>
              <mi>r</mi>
            </mrow>
          </mrow>
          <mo fence="true" stretchy="false">)</mo>
        </mrow>
        <mo stretchy="false">=</mo>
        <mrow>
          <mo fence="true" stretchy="false">{</mo>
          <mrow>
            <mrow>
              <mrow>
                <mi>x</mi>
                <mo stretchy="false">∈</mo>
                <mi>E</mi>
              </mrow>
              <mrow>
                <mspace width="2em"/>
                <mo stretchy="false">∣</mo>
                <mspace width="2em"/>
              </mrow>
              <mrow>
                <mrow>
                  <mo fence="true" stretchy="false">‖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‖</mo>
                </mrow>
                <mo stretchy="false">&lt;</mo>
                <mi>r</mi>
              </mrow>
            </mrow>
          </mrow>
          <mo fence="true" stretchy="false">}</mo>
        </mrow>
      </mrow>
    </mrow>
    <annotation encoding="StarMath 5.0">B( a,r ) = lbrace x in E ~ divides ~ ldline x-a rdline &lt; r  rbrace </annotation>
  </semantics>
</math>
</file>

<file path=Object 95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r</mi>
                  </mrow>
                </mrow>
                <mo fence="true" stretchy="false">)</mo>
              </mrow>
              <mo stretchy="false">∈</mo>
              <msup>
                <mi>ℝ</mi>
                <mn>2</mn>
              </msup>
            </mrow>
            <mi>,</mi>
            <mrow>
              <mi>a</mi>
              <mo stretchy="false">⩽</mo>
              <mi>f</mi>
            </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⩽</mo>
              <mi>b</mi>
            </mrow>
          </mrow>
        </mrow>
        <mo fence="true" stretchy="false">}</mo>
      </mrow>
    </mrow>
    <annotation encoding="StarMath 5.0">A = lbrace ( x,r ) in ℝ^2 , a leslant f(x,y) leslant b  rbrace </annotation>
  </semantics>
</math>
</file>

<file path=Object 96/content.xml><?xml version="1.0" encoding="utf-8"?>
<math xmlns="http://www.w3.org/1998/Math/MathML" display="block">
  <semantics>
    <mrow>
      <mrow>
        <mrow>
          <mo fence="true" stretchy="false">‖</mo>
          <mrow>
            <mrow>
              <mi>u</mi>
              <mo stretchy="false">∧</mo>
              <mi>v</mi>
            </mrow>
          </mrow>
          <mo fence="true" stretchy="false">‖</mo>
        </mrow>
        <mo stretchy="false">=</mo>
        <mrow>
          <mrow>
            <mo fence="true" stretchy="false">‖</mo>
            <mrow>
              <mi>u</mi>
            </mrow>
            <mo fence="true" stretchy="false">‖</mo>
          </mrow>
          <mo stretchy="false">⋅</mo>
          <mrow>
            <mo fence="true" stretchy="false">‖</mo>
            <mrow>
              <mi>v</mi>
            </mrow>
            <mo fence="true" stretchy="false">‖</mo>
          </mrow>
          <mo stretchy="false">⋅</mo>
          <mi>sin</mi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ldline u and v  rdline = ldline u  rdline cdot ldline  v  rdline cdot sin(u,v)</annotation>
  </semantics>
</math>
</file>

<file path=Object 97/content.xml><?xml version="1.0" encoding="utf-8"?>
<math xmlns="http://www.w3.org/1998/Math/MathML" display="block">
  <semantics>
    <mrow>
      <mi>g</mi>
      <mi mathvariant="normal">:</mi>
      <mrow>
        <mi>E</mi>
        <mo stretchy="false">→</mo>
        <mi>E</mi>
      </mrow>
    </mrow>
    <annotation encoding="StarMath 5.0">g:E toward E</annotation>
  </semantics>
</math>
</file>

<file path=Object 98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g( x ) = x</annotation>
  </semantics>
</math>
</file>

<file path=Object 99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f</mi>
              <mrow>
                <mo fence="true" stretchy="false">(</mo>
                <mrow>
                  <mi>y</mi>
                </mrow>
                <mo fence="true" stretchy="false">)</mo>
              </mrow>
            </mrow>
          </mrow>
          <mo fence="true" stretchy="false">)</mo>
        </mrow>
        <mo stretchy="false">&lt;</mo>
        <mi>k</mi>
      </mrow>
      <mi>.</mi>
      <msub>
        <mi>d</mi>
        <mi>E</mi>
      </msub>
    </mrow>
    <annotation encoding="StarMath 5.0">d( f(x),f(y) ) &lt; k . d_E</annotation>
  </semantics>
</math>
</file>